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officeooo:paragraph-rsid="07e6ada5"/>
    </style:style>
    <style:style style:name="P2"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style:style>
    <style:style style:name="P3"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2165b7"/>
    </style:style>
    <style:style style:name="P4" style:family="paragraph" style:parent-style-name="Standard">
      <style:paragraph-properties fo:margin-left="0cm" fo:margin-right="0cm" fo:margin-top="0cm" fo:margin-bottom="0cm" loext:contextual-spacing="false" fo:line-height="200%" fo:text-indent="0cm" style:auto-text-indent="false"/>
      <style:text-properties style:font-name="Liberation Serif"/>
    </style:style>
    <style:style style:name="P5"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392b8c"/>
    </style:style>
    <style:style style:name="P6" style:family="paragraph" style:parent-style-name="Standard">
      <style:paragraph-properties fo:margin-left="0cm" fo:margin-right="0cm" fo:margin-top="0cm" fo:margin-bottom="0cm" loext:contextual-spacing="false" fo:line-height="200%" fo:text-indent="0cm" style:auto-text-indent="false"/>
      <style:text-properties officeooo:rsid="00ef475e" officeooo:paragraph-rsid="072165b7"/>
    </style:style>
    <style:style style:name="P7"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5871286"/>
    </style:style>
    <style:style style:name="P8"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95a02"/>
    </style:style>
    <style:style style:name="P9"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rsid="013594b3" officeooo:paragraph-rsid="05871286"/>
    </style:style>
    <style:style style:name="P10"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a4111"/>
    </style:style>
    <style:style style:name="P1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32a5d" officeooo:paragraph-rsid="05871286" style:font-style-asian="normal" style:font-style-complex="normal"/>
    </style:style>
    <style:style style:name="P12"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6c6b8" officeooo:paragraph-rsid="05871286" style:font-style-asian="normal" style:font-style-complex="normal"/>
    </style:style>
    <style:style style:name="P13"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ff8555"/>
    </style:style>
    <style:style style:name="P14"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b04e74" officeooo:paragraph-rsid="00b04e74" style:font-weight-asian="bold" style:font-weight-complex="bold"/>
    </style:style>
    <style:style style:name="P15"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9c877d"/>
    </style:style>
    <style:style style:name="P16"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7b1babe" officeooo:paragraph-rsid="07b1babe" style:font-style-asian="normal" style:font-weight-asian="bold" style:font-style-complex="normal" style:font-weight-complex="bold"/>
    </style:style>
    <style:style style:name="P17"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ee5b3a"/>
    </style:style>
    <style:style style:name="P18" style:family="paragraph" style:parent-style-name="Standard">
      <style:paragraph-properties fo:line-height="200%" fo:break-before="page"/>
    </style:style>
    <style:style style:name="P19" style:family="paragraph" style:parent-style-name="Header">
      <style:text-properties officeooo:rsid="07e5d050" officeooo:paragraph-rsid="07e5d050"/>
    </style:style>
    <style:style style:name="P20" style:family="paragraph" style:parent-style-name="Standard">
      <style:paragraph-properties fo:margin-left="0cm" fo:margin-right="0cm" fo:margin-top="0cm" fo:margin-bottom="0cm" loext:contextual-spacing="false" fo:line-height="200%" fo:text-indent="0cm" style:auto-text-indent="false"/>
      <style:text-properties officeooo:rsid="00ef475e" officeooo:paragraph-rsid="072165b7"/>
    </style:style>
    <style:style style:name="P21" style:family="paragraph" style:parent-style-name="Standard">
      <style:paragraph-properties fo:margin-left="0cm" fo:margin-right="0cm" fo:margin-top="0cm" fo:margin-bottom="0cm" loext:contextual-spacing="false" fo:line-height="200%" fo:text-indent="0cm" style:auto-text-indent="false"/>
      <style:text-properties style:font-name="Liberation Serif" style:text-underline-style="none" fo:font-weight="bold" officeooo:rsid="01c61d36" officeooo:paragraph-rsid="06508ae9" style:font-weight-asian="bold" style:font-weight-complex="bold"/>
    </style:style>
    <style:style style:name="P22"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067228" officeooo:paragraph-rsid="00067228" style:font-weight-asian="bold" style:font-weight-complex="bold"/>
    </style:style>
    <style:style style:name="P23"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1f9e38" officeooo:paragraph-rsid="001f9e38" style:font-weight-asian="bold" style:font-weight-complex="bold"/>
    </style:style>
    <style:style style:name="P24"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210b7d" officeooo:paragraph-rsid="072165b7" style:font-weight-asian="bold" style:font-weight-complex="bold"/>
    </style:style>
    <style:style style:name="P25"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bold" officeooo:rsid="001d98cd" officeooo:paragraph-rsid="001d98cd" style:font-weight-asian="bold" style:font-weight-complex="bold"/>
    </style:style>
    <style:style style:name="P26"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090756" officeooo:paragraph-rsid="001d98cd" style:font-weight-asian="normal" style:font-weight-complex="normal"/>
    </style:style>
    <style:style style:name="P27"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ce9fa0" officeooo:paragraph-rsid="00ce9fa0" style:font-weight-asian="normal" style:font-weight-complex="normal"/>
    </style:style>
    <style:style style:name="P28"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2882be" officeooo:paragraph-rsid="00ce9fa0" style:font-weight-asian="normal" style:font-weight-complex="normal"/>
    </style:style>
    <style:style style:name="P29"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0210b7d" officeooo:paragraph-rsid="00ce9fa0" style:font-weight-asian="normal" style:font-weight-complex="normal"/>
    </style:style>
    <style:style style:name="P30"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weight="normal" officeooo:rsid="0105789e" officeooo:paragraph-rsid="05871286" style:font-weight-asian="normal" style:font-weight-complex="normal"/>
    </style:style>
    <style:style style:name="P3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style:text-underline-style="none" fo:font-weight="normal" officeooo:rsid="020ce2d6" officeooo:paragraph-rsid="05871286" style:font-style-asian="italic" style:font-weight-asian="normal" style:font-style-complex="italic" style:font-weight-complex="normal"/>
    </style:style>
    <style:style style:name="P32"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style:text-underline-style="none" fo:font-weight="normal" officeooo:rsid="00cb59a0" officeooo:paragraph-rsid="00cb59a0" style:font-style-asian="italic" style:font-weight-asian="normal" style:font-style-complex="italic" style:font-weight-complex="normal"/>
    </style:style>
    <style:style style:name="P33"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style:text-underline-style="none" fo:font-weight="normal" officeooo:rsid="00cbf276" officeooo:paragraph-rsid="00210b7d" style:font-style-asian="italic" style:font-weight-asian="normal" style:font-style-complex="italic" style:font-weight-complex="normal"/>
    </style:style>
    <style:style style:name="P34"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fo:font-weight="normal" officeooo:rsid="0108adf5" officeooo:paragraph-rsid="05871286" style:font-style-asian="italic" style:font-weight-asian="normal" style:font-style-complex="italic" style:font-weight-complex="normal"/>
    </style:style>
    <style:style style:name="P35"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officeooo:rsid="0116bebd" officeooo:paragraph-rsid="05871286" style:font-style-asian="italic" style:font-style-complex="italic"/>
    </style:style>
    <style:style style:name="P36"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style:font-name="Liberation Serif" fo:font-style="italic" officeooo:rsid="01d7c43a" officeooo:paragraph-rsid="05871286" style:font-style-asian="italic" style:font-style-complex="italic"/>
    </style:style>
    <style:style style:name="P37"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officeooo:rsid="014615a5" officeooo:paragraph-rsid="05871286" style:font-style-asian="italic" style:font-style-complex="italic"/>
    </style:style>
    <style:style style:name="P38"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italic" officeooo:rsid="07a73674" officeooo:paragraph-rsid="07a73674" style:font-style-asian="italic" style:font-style-complex="italic"/>
    </style:style>
    <style:style style:name="P39" style:family="paragraph" style:parent-style-name="Standard">
      <style:paragraph-properties fo:margin-left="0cm" fo:margin-right="0cm" fo:margin-top="0cm" fo:margin-bottom="0cm" loext:contextual-spacing="false" fo:line-height="200%" fo:text-indent="0cm" style:auto-text-indent="false"/>
      <style:text-properties style:font-name="Liberation Serif"/>
    </style:style>
    <style:style style:name="P40"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2165b7"/>
    </style:style>
    <style:style style:name="P41"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5871286"/>
    </style:style>
    <style:style style:name="P42"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95a02"/>
    </style:style>
    <style:style style:name="P43"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a4111"/>
    </style:style>
    <style:style style:name="P44"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ff8555"/>
    </style:style>
    <style:style style:name="P45"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9c877d"/>
    </style:style>
    <style:style style:name="P46"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ee5b3a"/>
    </style:style>
    <style:style style:name="P47"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392b8c"/>
    </style:style>
    <style:style style:name="P48"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style:text-underline-style="none" fo:font-weight="normal" officeooo:rsid="0255603e" officeooo:paragraph-rsid="075dc5df" style:font-style-asian="normal" style:font-weight-asian="normal" style:font-style-complex="normal" style:font-weight-complex="normal"/>
    </style:style>
    <style:style style:name="P49"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style:text-underline-style="none" fo:font-weight="normal" officeooo:rsid="07da0eeb" officeooo:paragraph-rsid="07da0eeb" style:font-style-asian="normal" style:font-weight-asian="normal" style:font-style-complex="normal" style:font-weight-complex="normal"/>
    </style:style>
    <style:style style:name="P50"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normal" officeooo:rsid="06086ade" officeooo:paragraph-rsid="06086ade" style:font-style-asian="normal" style:font-weight-asian="normal" style:font-style-complex="normal" style:font-weight-complex="normal"/>
    </style:style>
    <style:style style:name="P51"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normal" officeooo:rsid="004b5799" officeooo:paragraph-rsid="005937be" style:font-style-asian="normal" style:font-weight-asian="normal" style:font-style-complex="normal" style:font-weight-complex="normal"/>
    </style:style>
    <style:style style:name="P52"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32a5d" officeooo:paragraph-rsid="05871286" style:font-style-asian="normal" style:font-style-complex="normal"/>
    </style:style>
    <style:style style:name="P53"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6c6b8" officeooo:paragraph-rsid="05871286" style:font-style-asian="normal" style:font-style-complex="normal"/>
    </style:style>
    <style:style style:name="P54"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6fa53be" officeooo:paragraph-rsid="06fa53be" style:font-style-asian="normal" style:font-weight-asian="bold" style:font-style-complex="normal" style:font-weight-complex="bold"/>
    </style:style>
    <style:style style:name="P55"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7b1babe" officeooo:paragraph-rsid="07b1babe" style:font-style-asian="normal" style:font-weight-asian="bold" style:font-style-complex="normal" style:font-weight-complex="bold"/>
    </style:style>
    <style:style style:name="P56"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062eb07" officeooo:paragraph-rsid="0062eb07" style:font-style-asian="normal" style:font-weight-asian="bold" style:font-style-complex="normal" style:font-weight-complex="bold"/>
    </style:style>
    <style:style style:name="P57"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rsid="013594b3" officeooo:paragraph-rsid="05871286"/>
    </style:style>
    <style:style style:name="P58"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rsid="014a95ac" officeooo:paragraph-rsid="05871286"/>
    </style:style>
    <style:style style:name="P59" style:family="paragraph" style:parent-style-name="Standard">
      <style:paragraph-properties fo:margin-left="0cm" fo:margin-right="0cm" fo:margin-top="0cm" fo:margin-bottom="0cm" loext:contextual-spacing="false" fo:line-height="200%" fo:text-indent="0cm" style:auto-text-indent="false"/>
      <style:text-properties style:text-position="super 58%" style:font-name="Liberation Serif" style:text-underline-style="none" fo:font-weight="normal" officeooo:rsid="06bcfa67" officeooo:paragraph-rsid="06bcfa67" style:font-weight-asian="normal" style:font-weight-complex="normal"/>
    </style:style>
    <style:style style:name="P60"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067228" officeooo:paragraph-rsid="00067228" style:font-weight-asian="bold" style:font-weight-complex="bold"/>
    </style:style>
    <style:style style:name="P61"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b04e74" officeooo:paragraph-rsid="00b04e74" style:font-weight-asian="bold" style:font-weight-complex="bold"/>
    </style:style>
    <style:style style:name="P62"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2c161a" officeooo:paragraph-rsid="002c161a" style:font-weight-asian="bold" style:font-weight-complex="bold"/>
    </style:style>
    <style:style style:name="P63"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484c44" officeooo:paragraph-rsid="00484c44" style:font-weight-asian="bold" style:font-weight-complex="bold"/>
    </style:style>
    <style:style style:name="P64"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795e34" officeooo:paragraph-rsid="00795e34" style:font-weight-asian="bold" style:font-weight-complex="bold"/>
    </style:style>
    <style:style style:name="P65"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1a8b640" officeooo:paragraph-rsid="01a8b640" style:font-style-asian="normal" style:font-weight-asian="bold" style:font-style-complex="normal" style:font-weight-complex="bold"/>
    </style:style>
    <style:style style:name="P66"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0484c44" officeooo:paragraph-rsid="06f790de" style:font-style-asian="normal" style:font-weight-asian="bold" style:font-style-complex="normal" style:font-weight-complex="bold"/>
    </style:style>
    <style:style style:name="P67"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178883c" officeooo:paragraph-rsid="0178883c" style:font-style-asian="normal" style:font-weight-asian="bold" style:font-style-complex="normal" style:font-weight-complex="bold"/>
    </style:style>
    <style:style style:name="P68"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style="normal" fo:font-weight="bold" officeooo:rsid="0178883c" officeooo:paragraph-rsid="06e0bbac" style:font-style-asian="normal" style:font-weight-asian="bold" style:font-style-complex="normal" style:font-weight-complex="bold"/>
    </style:style>
    <style:style style:name="P69"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officeooo:paragraph-rsid="064cbef6"/>
    </style:style>
    <style:style style:name="P70" style:family="paragraph" style:parent-style-name="Text_20_body">
      <style:paragraph-properties fo:margin-left="0cm" fo:margin-right="0cm" fo:margin-top="0cm" fo:margin-bottom="0cm" loext:contextual-spacing="false" fo:line-height="200%" fo:text-indent="0cm" style:auto-text-indent="false" fo:break-before="page"/>
      <style:text-properties style:font-name="Liberation Serif" fo:font-weight="bold" officeooo:rsid="00cdc81e" officeooo:paragraph-rsid="00cdc81e" style:font-weight-asian="bold" style:font-weight-complex="bold"/>
    </style:style>
    <style:style style:name="P71"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style:text-underline-style="none" fo:font-weight="normal" officeooo:rsid="01c61d36" officeooo:paragraph-rsid="06bcfa67" style:font-weight-asian="normal" style:font-weight-complex="normal"/>
    </style:style>
    <style:style style:name="P7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style:text-underline-style="none" fo:font-weight="normal" officeooo:paragraph-rsid="06bcfa67" style:font-weight-asian="normal" style:font-weight-complex="normal"/>
    </style:style>
    <style:style style:name="P73"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fo:font-weight="normal" officeooo:paragraph-rsid="06bcfa67" style:font-weight-asian="normal" style:font-weight-complex="normal"/>
    </style:style>
    <style:style style:name="P74"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fo:font-weight="normal" officeooo:paragraph-rsid="06bd68cd" style:font-weight-asian="normal" style:font-weight-complex="normal"/>
    </style:style>
    <style:style style:name="P75"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Liberation Serif" fo:font-weight="normal" officeooo:paragraph-rsid="07c713b6" style:font-weight-asian="normal" style:font-weight-complex="normal"/>
    </style:style>
    <style:style style:name="P76"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fo:font-size="12pt" fo:language="en" fo:country="US" officeooo:rsid="06c6a022" officeooo:paragraph-rsid="06c6a022" style:font-size-asian="12pt" style:font-size-complex="12pt"/>
    </style:style>
    <style:style style:name="P77"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fo:font-size="12pt" fo:language="en" fo:country="US" officeooo:paragraph-rsid="06c52796" style:font-size-asian="12pt" style:font-size-complex="12pt"/>
    </style:style>
    <style:style style:name="P78"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fo:font-weight="bold" officeooo:rsid="00067228" officeooo:paragraph-rsid="06c52796" style:font-weight-asian="bold" style:font-weight-complex="bold"/>
    </style:style>
    <style:style style:name="P79"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style:style>
    <style:style style:name="P80"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officeooo:paragraph-rsid="07e6ada5"/>
    </style:style>
    <style:style style:name="P81"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officeooo:paragraph-rsid="01950390"/>
    </style:style>
    <style:style style:name="P82" style:family="paragraph" style:parent-style-name="Text_20_body">
      <style:paragraph-properties fo:margin-left="0cm" fo:margin-right="0cm" fo:margin-top="0cm" fo:margin-bottom="0cm" loext:contextual-spacing="false" fo:line-height="200%" fo:text-indent="0cm" style:auto-text-indent="false"/>
      <style:text-properties style:text-position="33% 80%" style:font-name="Liberation Serif" style:text-underline-style="none" fo:font-weight="normal" officeooo:rsid="01c61d36" officeooo:paragraph-rsid="06bcfa67" style:font-weight-asian="normal" style:font-weight-complex="normal"/>
    </style:style>
    <style:style style:name="P83" style:family="paragraph" style:parent-style-name="Standard" style:master-page-name="Standard">
      <style:paragraph-properties fo:margin-left="0cm" fo:margin-right="0cm" fo:margin-top="0cm" fo:margin-bottom="0cm" loext:contextual-spacing="false" fo:line-height="200%" fo:text-indent="0cm" style:auto-text-indent="false" style:page-number="auto"/>
      <style:text-properties style:font-name="Liberation Serif" style:text-underline-style="none" fo:font-weight="bold" officeooo:rsid="01c61d36" officeooo:paragraph-rsid="06508ae9" style:font-weight-asian="bold" style:font-weight-complex="bold"/>
    </style:style>
    <style:style style:name="P84" style:family="paragraph" style:parent-style-name="Standard">
      <style:paragraph-properties fo:margin-left="0cm" fo:margin-right="0cm" fo:margin-top="0cm" fo:margin-bottom="0cm" loext:contextual-spacing="false" fo:line-height="200%" fo:text-indent="0cm" style:auto-text-indent="false"/>
      <style:text-properties style:font-name="Liberation Serif"/>
    </style:style>
    <style:style style:name="P85"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2165b7"/>
    </style:style>
    <style:style style:name="P86"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392b8c"/>
    </style:style>
    <style:style style:name="P87"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5871286"/>
    </style:style>
    <style:style style:name="P88"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95a02"/>
    </style:style>
    <style:style style:name="P89"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6ba4111"/>
    </style:style>
    <style:style style:name="P90"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ff8555"/>
    </style:style>
    <style:style style:name="P91"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79c877d"/>
    </style:style>
    <style:style style:name="P92"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paragraph-rsid="00ee5b3a"/>
    </style:style>
    <style:style style:name="P93"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32a5d" officeooo:paragraph-rsid="05871286" style:font-style-asian="normal" style:font-style-complex="normal"/>
    </style:style>
    <style:style style:name="P94"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officeooo:rsid="0166c6b8" officeooo:paragraph-rsid="05871286" style:font-style-asian="normal" style:font-style-complex="normal"/>
    </style:style>
    <style:style style:name="P95" style:family="paragraph" style:parent-style-name="Standard">
      <style:paragraph-properties fo:margin-left="0cm" fo:margin-right="0cm" fo:margin-top="0cm" fo:margin-bottom="0cm" loext:contextual-spacing="false" fo:line-height="200%" fo:text-indent="0cm" style:auto-text-indent="false"/>
      <style:text-properties style:font-name="Liberation Serif" fo:font-style="normal" fo:font-weight="bold" officeooo:rsid="07b1babe" officeooo:paragraph-rsid="07b1babe" style:font-style-asian="normal" style:font-weight-asian="bold" style:font-style-complex="normal" style:font-weight-complex="bold"/>
    </style:style>
    <style:style style:name="P96" style:family="paragraph" style:parent-style-name="Standard">
      <style:paragraph-properties fo:margin-left="0cm" fo:margin-right="0cm" fo:margin-top="0cm" fo:margin-bottom="0cm" loext:contextual-spacing="false" fo:line-height="200%" fo:text-indent="0cm" style:auto-text-indent="false"/>
      <style:text-properties style:font-name="Liberation Serif" officeooo:rsid="013594b3" officeooo:paragraph-rsid="05871286"/>
    </style:style>
    <style:style style:name="P97" style:family="paragraph" style:parent-style-name="Standard">
      <style:paragraph-properties fo:margin-left="0cm" fo:margin-right="0cm" fo:margin-top="0cm" fo:margin-bottom="0cm" loext:contextual-spacing="false" fo:line-height="200%" fo:text-indent="0cm" style:auto-text-indent="false"/>
      <style:text-properties officeooo:rsid="00ef475e" officeooo:paragraph-rsid="072165b7"/>
    </style:style>
    <style:style style:name="P98" style:family="paragraph" style:parent-style-name="Standard">
      <style:paragraph-properties fo:margin-left="0cm" fo:margin-right="0cm" fo:margin-top="0cm" fo:margin-bottom="0cm" loext:contextual-spacing="false" fo:line-height="200%" fo:text-indent="0cm" style:auto-text-indent="false" fo:break-before="page"/>
      <style:text-properties style:font-name="Liberation Serif" fo:font-weight="bold" officeooo:rsid="00b04e74" officeooo:paragraph-rsid="00b04e74" style:font-weight-asian="bold" style:font-weight-complex="bold"/>
    </style:style>
    <style:style style:name="P99" style:family="paragraph" style:parent-style-name="Standard">
      <style:paragraph-properties fo:line-height="200%" fo:break-before="page"/>
    </style:style>
    <style:style style:name="P100"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style:style>
    <style:style style:name="P101" style:family="paragraph" style:parent-style-name="Text_20_body">
      <style:paragraph-properties fo:margin-left="0cm" fo:margin-right="0cm" fo:margin-top="0cm" fo:margin-bottom="0cm" loext:contextual-spacing="false" fo:line-height="200%" fo:text-indent="0cm" style:auto-text-indent="false"/>
      <style:text-properties style:font-name="Liberation Serif" officeooo:paragraph-rsid="07e6ada5"/>
    </style:style>
    <style:style style:name="P102" style:family="paragraph">
      <style:paragraph-properties style:punctuation-wrap="simple" style:writing-mode="lr-tb"/>
    </style:style>
    <style:style style:name="T1" style:family="text">
      <style:text-properties officeooo:rsid="00b3455c" text:display="true"/>
    </style:style>
    <style:style style:name="T2" style:family="text">
      <style:text-properties officeooo:rsid="00b6bc1e"/>
    </style:style>
    <style:style style:name="T3" style:family="text">
      <style:text-properties fo:font-style="normal" style:text-underline-style="none" fo:font-weight="normal" officeooo:rsid="00e78b3a" style:font-style-asian="normal" style:font-weight-asian="normal" style:font-style-complex="normal" style:font-weight-complex="normal"/>
    </style:style>
    <style:style style:name="T4" style:family="text">
      <style:text-properties fo:font-style="normal" style:text-underline-style="none" fo:font-weight="normal" officeooo:rsid="071a9609" style:font-style-asian="normal" style:font-weight-asian="normal" style:font-style-complex="normal" style:font-weight-complex="normal"/>
    </style:style>
    <style:style style:name="T5" style:family="text">
      <style:text-properties fo:font-style="normal" style:text-underline-style="none" fo:font-weight="normal" officeooo:rsid="07332083" style:font-style-asian="normal" style:font-weight-asian="normal" style:font-style-complex="normal" style:font-weight-complex="normal"/>
    </style:style>
    <style:style style:name="T6" style:family="text">
      <style:text-properties fo:font-style="normal" style:text-underline-style="none" fo:font-weight="normal" officeooo:rsid="07377c41" style:font-style-asian="normal" style:font-weight-asian="normal" style:font-style-complex="normal" style:font-weight-complex="normal"/>
    </style:style>
    <style:style style:name="T7" style:family="text">
      <style:text-properties fo:font-style="normal" style:text-underline-style="none" fo:font-weight="normal" officeooo:rsid="073a4609" style:font-style-asian="normal" style:font-weight-asian="normal" style:font-style-complex="normal" style:font-weight-complex="normal"/>
    </style:style>
    <style:style style:name="T8" style:family="text">
      <style:text-properties fo:font-style="normal" style:text-underline-style="none" fo:font-weight="normal" officeooo:rsid="00ec3739" style:font-style-asian="normal" style:font-weight-asian="normal" style:font-style-complex="normal" style:font-weight-complex="normal"/>
    </style:style>
    <style:style style:name="T9" style:family="text">
      <style:text-properties fo:font-style="normal" style:text-underline-style="none" fo:font-weight="normal" officeooo:rsid="01a6bda1" style:font-style-asian="normal" style:font-weight-asian="normal" style:font-style-complex="normal" style:font-weight-complex="normal"/>
    </style:style>
    <style:style style:name="T10" style:family="text">
      <style:text-properties style:font-name="Liberation Serif" fo:font-style="normal" style:text-underline-style="none" fo:font-weight="normal" officeooo:rsid="00f08a6a" style:font-style-asian="normal" style:font-weight-asian="normal" style:font-style-complex="normal" style:font-weight-complex="normal"/>
    </style:style>
    <style:style style:name="T11" style:family="text">
      <style:text-properties fo:font-weight="normal" officeooo:rsid="01083c73" style:font-weight-asian="normal" style:font-weight-complex="normal"/>
    </style:style>
    <style:style style:name="T12" style:family="text">
      <style:text-properties fo:font-weight="normal" officeooo:rsid="010b7594" style:font-weight-asian="normal" style:font-weight-complex="normal"/>
    </style:style>
    <style:style style:name="T13" style:family="text">
      <style:text-properties fo:font-style="normal" fo:font-weight="normal" officeooo:rsid="0111467f" style:font-style-asian="normal" style:font-weight-asian="normal" style:font-style-complex="normal" style:font-weight-complex="normal"/>
    </style:style>
    <style:style style:name="T14" style:family="text">
      <style:text-properties fo:font-style="normal" officeooo:rsid="01304bf1" style:font-style-asian="normal" style:font-style-complex="normal"/>
    </style:style>
    <style:style style:name="T15" style:family="text">
      <style:text-properties fo:font-style="normal" officeooo:rsid="01358b67" style:font-style-asian="normal" style:font-style-complex="normal"/>
    </style:style>
    <style:style style:name="T16" style:family="text">
      <style:text-properties fo:font-style="normal" officeooo:rsid="01a9bcf1" style:font-style-asian="normal" style:font-style-complex="normal" text:display="true"/>
    </style:style>
    <style:style style:name="T17" style:family="text">
      <style:text-properties fo:font-style="normal" officeooo:rsid="0140d8ac" style:font-style-asian="normal" style:font-style-complex="normal" text:display="true"/>
    </style:style>
    <style:style style:name="T18" style:family="text">
      <style:text-properties fo:font-style="italic" officeooo:rsid="01a9bcf1" style:font-style-asian="italic" style:font-style-complex="italic" text:display="true"/>
    </style:style>
    <style:style style:name="T19" style:family="text">
      <style:text-properties fo:font-style="normal" officeooo:rsid="01a9bcf1" style:font-style-asian="normal" style:font-style-complex="normal"/>
    </style:style>
    <style:style style:name="T20" style:family="text">
      <style:text-properties fo:font-style="normal" officeooo:rsid="0149550e" style:font-style-asian="normal" style:font-style-complex="normal"/>
    </style:style>
    <style:style style:name="T21" style:family="text">
      <style:text-properties fo:color="#000000" fo:font-style="italic" officeooo:rsid="01b8e3ed" style:font-style-asian="italic" style:font-style-complex="italic"/>
    </style:style>
    <style:style style:name="T22" style:family="text">
      <style:text-properties officeooo:rsid="016439d2"/>
    </style:style>
    <style:style style:name="T23" style:family="text">
      <style:text-properties officeooo:rsid="0169fed0"/>
    </style:style>
    <style:style style:name="T24" style:family="text">
      <style:text-properties fo:font-style="normal" fo:font-weight="normal" officeooo:rsid="016439d2" style:font-style-asian="normal" style:font-weight-asian="normal" style:font-style-complex="normal" style:font-weight-complex="normal"/>
    </style:style>
    <style:style style:name="T25" style:family="text">
      <style:text-properties fo:font-style="normal" style:text-underline-style="none" fo:font-weight="normal" officeooo:rsid="00f9d741" style:font-style-asian="normal" style:font-weight-asian="normal" style:font-style-complex="normal" style:font-weight-complex="normal"/>
    </style:style>
    <style:style style:name="T26" style:family="text">
      <style:text-properties fo:font-style="normal" style:text-underline-style="none" fo:font-weight="normal" officeooo:rsid="00f9d741" style:font-style-asian="normal" style:font-weight-asian="normal" style:font-style-complex="normal" style:font-weight-complex="normal" text:display="true"/>
    </style:style>
    <style:style style:name="T27" style:family="text">
      <style:text-properties fo:font-style="normal" style:text-underline-style="none" fo:font-weight="normal" officeooo:rsid="07a3f7a8" style:font-style-asian="normal" style:font-weight-asian="normal" style:font-style-complex="normal" style:font-weight-complex="normal"/>
    </style:style>
    <style:style style:name="T28" style:family="text">
      <style:text-properties fo:font-style="normal" fo:font-weight="normal" officeooo:rsid="0032fd1b" style:font-style-asian="normal" style:font-weight-asian="normal" style:font-style-complex="normal" style:font-weight-complex="normal"/>
    </style:style>
    <style:style style:name="T29" style:family="text">
      <style:text-properties fo:font-style="normal" fo:font-weight="normal" officeooo:rsid="0178883c" style:font-style-asian="normal" style:font-weight-asian="normal" style:font-style-complex="normal" style:font-weight-complex="normal"/>
    </style:style>
    <style:style style:name="T30" style:family="text">
      <style:text-properties fo:font-style="normal" fo:font-weight="normal" officeooo:rsid="017ad6c3" style:font-style-asian="normal" style:font-weight-asian="normal" style:font-style-complex="normal" style:font-weight-complex="normal"/>
    </style:style>
    <style:style style:name="T31" style:family="text">
      <style:text-properties fo:font-style="normal" fo:font-weight="normal" officeooo:rsid="01826103" style:font-style-asian="normal" style:font-weight-asian="normal" style:font-style-complex="normal" style:font-weight-complex="normal"/>
    </style:style>
    <style:style style:name="T32" style:family="text">
      <style:text-properties fo:font-style="normal" fo:font-weight="normal" officeooo:rsid="018765ec" style:font-style-asian="normal" style:font-weight-asian="normal" style:font-style-complex="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7b4bc6e" style:font-weight-asian="normal" style:font-weight-complex="normal" text:display="true"/>
    </style:style>
    <style:style style:name="T35" style:family="text">
      <style:text-properties fo:font-weight="normal" officeooo:rsid="00919792" style:font-weight-asian="normal" style:font-weight-complex="normal"/>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officeooo:rsid="0009da7e"/>
    </style:style>
    <style:style style:name="T39" style:family="text">
      <style:text-properties fo:font-weight="normal" style:font-weight-asian="normal" style:font-weight-complex="normal"/>
    </style:style>
    <style:style style:name="T40" style:family="text">
      <style:text-properties fo:font-weight="normal" officeooo:rsid="005feebe" style:font-weight-asian="normal" style:font-weight-complex="normal"/>
    </style:style>
    <style:style style:name="T41" style:family="text">
      <style:text-properties fo:font-weight="normal" officeooo:rsid="00634007" style:font-weight-asian="normal" style:font-weight-complex="normal"/>
    </style:style>
    <style:style style:name="T42" style:family="text">
      <style:text-properties fo:font-weight="normal" officeooo:rsid="006608bd" style:font-weight-asian="normal" style:font-weight-complex="normal"/>
    </style:style>
    <style:style style:name="T43" style:family="text">
      <style:text-properties fo:font-weight="normal" officeooo:rsid="0066e5c5" style:font-weight-asian="normal" style:font-weight-complex="normal"/>
    </style:style>
    <style:style style:name="T44" style:family="text">
      <style:text-properties fo:font-weight="normal" officeooo:rsid="006a5ccc" style:font-weight-asian="normal" style:font-weight-complex="normal"/>
    </style:style>
    <style:style style:name="T45" style:family="text">
      <style:text-properties fo:font-weight="normal" officeooo:rsid="006a96d1" style:font-weight-asian="normal" style:font-weight-complex="normal"/>
    </style:style>
    <style:style style:name="T46" style:family="text">
      <style:text-properties fo:font-weight="normal" officeooo:rsid="006c550c" style:font-weight-asian="normal" style:font-weight-complex="normal"/>
    </style:style>
    <style:style style:name="T47" style:family="text">
      <style:text-properties fo:font-weight="normal" officeooo:rsid="006ebcbb" style:font-weight-asian="normal" style:font-weight-complex="normal"/>
    </style:style>
    <style:style style:name="T48" style:family="text">
      <style:text-properties fo:font-weight="normal" officeooo:rsid="006fe35f" style:font-weight-asian="normal" style:font-weight-complex="normal"/>
    </style:style>
    <style:style style:name="T49" style:family="text">
      <style:text-properties fo:font-weight="normal" officeooo:rsid="0073702e" style:font-weight-asian="normal" style:font-weight-complex="normal"/>
    </style:style>
    <style:style style:name="T50" style:family="text">
      <style:text-properties fo:font-weight="normal" officeooo:rsid="00772ee2" style:font-weight-asian="normal" style:font-weight-complex="normal"/>
    </style:style>
    <style:style style:name="T51" style:family="text">
      <style:text-properties fo:font-weight="normal" officeooo:rsid="00777f84" style:font-weight-asian="normal" style:font-weight-complex="normal"/>
    </style:style>
    <style:style style:name="T52" style:family="text">
      <style:text-properties fo:font-weight="normal" officeooo:rsid="007c3296" style:font-weight-asian="normal" style:font-weight-complex="normal"/>
    </style:style>
    <style:style style:name="T53" style:family="text">
      <style:text-properties fo:font-weight="normal" officeooo:rsid="007d3c9b" style:font-weight-asian="normal" style:font-weight-complex="normal"/>
    </style:style>
    <style:style style:name="T54" style:family="text">
      <style:text-properties fo:font-weight="normal" officeooo:rsid="007f2a4f" style:font-weight-asian="normal" style:font-weight-complex="normal"/>
    </style:style>
    <style:style style:name="T55" style:family="text">
      <style:text-properties fo:font-weight="normal" officeooo:rsid="00826d62" style:font-weight-asian="normal" style:font-weight-complex="normal"/>
    </style:style>
    <style:style style:name="T56" style:family="text">
      <style:text-properties fo:font-weight="normal" officeooo:rsid="0083d334" style:font-weight-asian="normal" style:font-weight-complex="normal"/>
    </style:style>
    <style:style style:name="T57" style:family="text">
      <style:text-properties fo:font-weight="normal" officeooo:rsid="008447c4" style:font-weight-asian="normal" style:font-weight-complex="normal"/>
    </style:style>
    <style:style style:name="T58" style:family="text">
      <style:text-properties fo:font-weight="normal" officeooo:rsid="00853295" style:font-weight-asian="normal" style:font-weight-complex="normal"/>
    </style:style>
    <style:style style:name="T59" style:family="text">
      <style:text-properties fo:font-weight="normal" officeooo:rsid="0086b3fc" style:font-weight-asian="normal" style:font-weight-complex="normal"/>
    </style:style>
    <style:style style:name="T60" style:family="text">
      <style:text-properties fo:font-weight="normal" officeooo:rsid="0087058d" style:font-weight-asian="normal" style:font-weight-complex="normal"/>
    </style:style>
    <style:style style:name="T61" style:family="text">
      <style:text-properties fo:font-weight="normal" officeooo:rsid="00879768" style:font-weight-asian="normal" style:font-weight-complex="normal"/>
    </style:style>
    <style:style style:name="T62" style:family="text">
      <style:text-properties fo:font-weight="normal" officeooo:rsid="0087b4df" style:font-weight-asian="normal" style:font-weight-complex="normal"/>
    </style:style>
    <style:style style:name="T63" style:family="text">
      <style:text-properties fo:font-weight="normal" officeooo:rsid="0087f79d" style:font-weight-asian="normal" style:font-weight-complex="normal"/>
    </style:style>
    <style:style style:name="T64" style:family="text">
      <style:text-properties fo:font-weight="normal" officeooo:rsid="008afd34" style:font-weight-asian="normal" style:font-weight-complex="normal"/>
    </style:style>
    <style:style style:name="T65" style:family="text">
      <style:text-properties fo:font-weight="normal" officeooo:rsid="008b888e" style:font-weight-asian="normal" style:font-weight-complex="normal"/>
    </style:style>
    <style:style style:name="T66" style:family="text">
      <style:text-properties fo:font-weight="normal" officeooo:rsid="008ef4ff" style:font-weight-asian="normal" style:font-weight-complex="normal"/>
    </style:style>
    <style:style style:name="T67" style:family="text">
      <style:text-properties fo:font-weight="normal" officeooo:rsid="00919792" style:font-weight-asian="normal" style:font-weight-complex="normal"/>
    </style:style>
    <style:style style:name="T68" style:family="text">
      <style:text-properties fo:font-weight="normal" officeooo:rsid="00932242" style:font-weight-asian="normal" style:font-weight-complex="normal"/>
    </style:style>
    <style:style style:name="T69" style:family="text">
      <style:text-properties fo:font-weight="normal" officeooo:rsid="00952e71" style:font-weight-asian="normal" style:font-weight-complex="normal"/>
    </style:style>
    <style:style style:name="T70" style:family="text">
      <style:text-properties fo:font-weight="normal" officeooo:rsid="00971168" style:font-weight-asian="normal" style:font-weight-complex="normal"/>
    </style:style>
    <style:style style:name="T71" style:family="text">
      <style:text-properties fo:font-weight="normal" officeooo:rsid="009841af" style:font-weight-asian="normal" style:font-weight-complex="normal"/>
    </style:style>
    <style:style style:name="T72" style:family="text">
      <style:text-properties fo:font-weight="normal" officeooo:rsid="0099d9b3" style:font-weight-asian="normal" style:font-weight-complex="normal"/>
    </style:style>
    <style:style style:name="T73" style:family="text">
      <style:text-properties fo:font-weight="normal" officeooo:rsid="009db202" style:font-weight-asian="normal" style:font-weight-complex="normal"/>
    </style:style>
    <style:style style:name="T74" style:family="text">
      <style:text-properties fo:font-weight="normal" officeooo:rsid="009e03e4" style:font-weight-asian="normal" style:font-weight-complex="normal"/>
    </style:style>
    <style:style style:name="T75" style:family="text">
      <style:text-properties fo:font-weight="normal" officeooo:rsid="009f3d34" style:font-weight-asian="normal" style:font-weight-complex="normal"/>
    </style:style>
    <style:style style:name="T76" style:family="text">
      <style:text-properties fo:font-weight="normal" officeooo:rsid="001d98cd" style:font-weight-asian="normal" style:font-weight-complex="normal"/>
    </style:style>
    <style:style style:name="T77" style:family="text">
      <style:text-properties fo:font-weight="normal" officeooo:rsid="002999cd" style:font-weight-asian="normal" style:font-weight-complex="normal"/>
    </style:style>
    <style:style style:name="T78" style:family="text">
      <style:text-properties fo:font-weight="normal" officeooo:rsid="00b34703" style:font-weight-asian="normal" style:font-weight-complex="normal"/>
    </style:style>
    <style:style style:name="T79" style:family="text">
      <style:text-properties fo:font-weight="normal" officeooo:rsid="00b41242" style:font-weight-asian="normal" style:font-weight-complex="normal"/>
    </style:style>
    <style:style style:name="T80" style:family="text">
      <style:text-properties fo:font-weight="normal" officeooo:rsid="00300b3c" style:font-weight-asian="normal" style:font-weight-complex="normal"/>
    </style:style>
    <style:style style:name="T81" style:family="text">
      <style:text-properties fo:font-weight="normal" officeooo:rsid="003e58a3" style:font-weight-asian="normal" style:font-weight-complex="normal"/>
    </style:style>
    <style:style style:name="T82" style:family="text">
      <style:text-properties fo:font-weight="normal" officeooo:rsid="003f2c1e" style:font-weight-asian="normal" style:font-weight-complex="normal"/>
    </style:style>
    <style:style style:name="T83" style:family="text">
      <style:text-properties fo:font-weight="normal" officeooo:rsid="01083c73" style:font-weight-asian="normal" style:font-weight-complex="normal"/>
    </style:style>
    <style:style style:name="T84" style:family="text">
      <style:text-properties fo:font-weight="normal" officeooo:rsid="0108adf5" style:font-weight-asian="normal" style:font-weight-complex="normal"/>
    </style:style>
    <style:style style:name="T85" style:family="text">
      <style:text-properties fo:font-weight="normal" officeooo:rsid="010a04bc" style:font-weight-asian="normal" style:font-weight-complex="normal"/>
    </style:style>
    <style:style style:name="T86" style:family="text">
      <style:text-properties fo:font-weight="normal" officeooo:rsid="010b7594" style:font-weight-asian="normal" style:font-weight-complex="normal"/>
    </style:style>
    <style:style style:name="T87" style:family="text">
      <style:text-properties fo:font-weight="normal" officeooo:rsid="015fc2d2" style:font-weight-asian="normal" style:font-weight-complex="normal"/>
    </style:style>
    <style:style style:name="T88" style:family="text">
      <style:text-properties fo:font-weight="normal" officeooo:rsid="05ae6801" style:font-weight-asian="normal" style:font-weight-complex="normal"/>
    </style:style>
    <style:style style:name="T89" style:family="text">
      <style:text-properties fo:font-weight="normal" officeooo:rsid="05af0489" style:font-weight-asian="normal" style:font-weight-complex="normal"/>
    </style:style>
    <style:style style:name="T90" style:family="text">
      <style:text-properties fo:font-weight="normal" officeooo:rsid="05af65c2" style:font-weight-asian="normal" style:font-weight-complex="normal"/>
    </style:style>
    <style:style style:name="T91" style:family="text">
      <style:text-properties fo:font-weight="normal" officeooo:rsid="05b3bbee" style:font-weight-asian="normal" style:font-weight-complex="normal"/>
    </style:style>
    <style:style style:name="T92" style:family="text">
      <style:text-properties fo:font-weight="normal" officeooo:rsid="05ba432a" style:font-weight-asian="normal" style:font-weight-complex="normal"/>
    </style:style>
    <style:style style:name="T93" style:family="text">
      <style:text-properties fo:font-weight="normal" officeooo:rsid="05bda8b2" style:font-weight-asian="normal" style:font-weight-complex="normal"/>
    </style:style>
    <style:style style:name="T94" style:family="text">
      <style:text-properties fo:font-weight="normal" officeooo:rsid="0681af89" style:font-weight-asian="normal" style:font-weight-complex="normal"/>
    </style:style>
    <style:style style:name="T95" style:family="text">
      <style:text-properties fo:font-weight="normal" officeooo:rsid="00ce9fa0" style:font-weight-asian="normal" style:font-weight-complex="normal"/>
    </style:style>
    <style:style style:name="T96" style:family="text">
      <style:text-properties fo:font-weight="normal" officeooo:rsid="0683d65d" style:font-weight-asian="normal" style:font-weight-complex="normal"/>
    </style:style>
    <style:style style:name="T97" style:family="text">
      <style:text-properties fo:font-weight="normal" officeooo:rsid="0698b033" style:font-weight-asian="normal" style:font-weight-complex="normal"/>
    </style:style>
    <style:style style:name="T98" style:family="text">
      <style:text-properties fo:font-weight="normal" officeooo:rsid="0698c86a" style:font-weight-asian="normal" style:font-weight-complex="normal"/>
    </style:style>
    <style:style style:name="T99" style:family="text">
      <style:text-properties fo:font-weight="normal" officeooo:rsid="06998945" style:font-weight-asian="normal" style:font-weight-complex="normal"/>
    </style:style>
    <style:style style:name="T100" style:family="text">
      <style:text-properties fo:font-weight="normal" officeooo:rsid="06f98e50" style:font-weight-asian="normal" style:font-weight-complex="normal"/>
    </style:style>
    <style:style style:name="T101" style:family="text">
      <style:text-properties fo:font-weight="normal" officeooo:rsid="06fc1072" style:font-weight-asian="normal" style:font-weight-complex="normal"/>
    </style:style>
    <style:style style:name="T102" style:family="text">
      <style:text-properties fo:font-weight="normal" officeooo:rsid="06fd42a5" style:font-weight-asian="normal" style:font-weight-complex="normal"/>
    </style:style>
    <style:style style:name="T103" style:family="text">
      <style:text-properties fo:font-weight="normal" officeooo:rsid="07023c6b" style:font-weight-asian="normal" style:font-weight-complex="normal"/>
    </style:style>
    <style:style style:name="T104" style:family="text">
      <style:text-properties fo:font-weight="normal" officeooo:rsid="07028b8d" style:font-weight-asian="normal" style:font-weight-complex="normal"/>
    </style:style>
    <style:style style:name="T105" style:family="text">
      <style:text-properties fo:font-weight="normal" officeooo:rsid="0702e0ea" style:font-weight-asian="normal" style:font-weight-complex="normal"/>
    </style:style>
    <style:style style:name="T106" style:family="text">
      <style:text-properties fo:font-weight="normal" officeooo:rsid="07033beb" style:font-weight-asian="normal" style:font-weight-complex="normal"/>
    </style:style>
    <style:style style:name="T107" style:family="text">
      <style:text-properties fo:font-weight="normal" officeooo:rsid="07041f62" style:font-weight-asian="normal" style:font-weight-complex="normal"/>
    </style:style>
    <style:style style:name="T108" style:family="text">
      <style:text-properties fo:font-weight="normal" officeooo:rsid="070651d2" style:font-weight-asian="normal" style:font-weight-complex="normal"/>
    </style:style>
    <style:style style:name="T109" style:family="text">
      <style:text-properties fo:font-weight="normal" officeooo:rsid="0708e2e4" style:font-weight-asian="normal" style:font-weight-complex="normal"/>
    </style:style>
    <style:style style:name="T110" style:family="text">
      <style:text-properties fo:font-weight="normal" officeooo:rsid="0709aaf4" style:font-weight-asian="normal" style:font-weight-complex="normal"/>
    </style:style>
    <style:style style:name="T111" style:family="text">
      <style:text-properties fo:font-weight="normal" officeooo:rsid="070a59ce" style:font-weight-asian="normal" style:font-weight-complex="normal"/>
    </style:style>
    <style:style style:name="T112" style:family="text">
      <style:text-properties fo:font-weight="normal" officeooo:rsid="070be9c5" style:font-weight-asian="normal" style:font-weight-complex="normal"/>
    </style:style>
    <style:style style:name="T113" style:family="text">
      <style:text-properties fo:font-weight="normal" officeooo:rsid="074d53fc" style:font-weight-asian="normal" style:font-weight-complex="normal"/>
    </style:style>
    <style:style style:name="T114" style:family="text">
      <style:text-properties fo:font-weight="normal" officeooo:rsid="0755b904" style:font-weight-asian="normal" style:font-weight-complex="normal"/>
    </style:style>
    <style:style style:name="T115" style:family="text">
      <style:text-properties fo:font-weight="normal" officeooo:rsid="0757310d" style:font-weight-asian="normal" style:font-weight-complex="normal"/>
    </style:style>
    <style:style style:name="T116" style:family="text">
      <style:text-properties fo:font-weight="normal" officeooo:rsid="07595fd9" style:font-weight-asian="normal" style:font-weight-complex="normal"/>
    </style:style>
    <style:style style:name="T117" style:family="text">
      <style:text-properties fo:font-weight="normal" officeooo:rsid="0767862d" style:font-weight-asian="normal" style:font-weight-complex="normal"/>
    </style:style>
    <style:style style:name="T118" style:family="text">
      <style:text-properties fo:font-weight="normal" officeooo:rsid="0768d427" style:font-weight-asian="normal" style:font-weight-complex="normal"/>
    </style:style>
    <style:style style:name="T119" style:family="text">
      <style:text-properties fo:font-weight="normal" officeooo:rsid="076a4c01" style:font-weight-asian="normal" style:font-weight-complex="normal"/>
    </style:style>
    <style:style style:name="T120" style:family="text">
      <style:text-properties fo:font-weight="normal" officeooo:rsid="076cde4b" style:font-weight-asian="normal" style:font-weight-complex="normal"/>
    </style:style>
    <style:style style:name="T121" style:family="text">
      <style:text-properties fo:font-weight="normal" officeooo:rsid="076f3417" style:font-weight-asian="normal" style:font-weight-complex="normal"/>
    </style:style>
    <style:style style:name="T122" style:family="text">
      <style:text-properties fo:font-weight="normal" officeooo:rsid="0771234d" style:font-weight-asian="normal" style:font-weight-complex="normal"/>
    </style:style>
    <style:style style:name="T123" style:family="text">
      <style:text-properties fo:font-weight="normal" officeooo:rsid="003847c9" style:font-weight-asian="normal" style:font-weight-complex="normal"/>
    </style:style>
    <style:style style:name="T124" style:family="text">
      <style:text-properties fo:font-weight="normal" officeooo:rsid="07adb779" style:font-weight-asian="normal" style:font-weight-complex="normal"/>
    </style:style>
    <style:style style:name="T125" style:family="text">
      <style:text-properties fo:font-weight="normal" officeooo:rsid="07ae41de" style:font-weight-asian="normal" style:font-weight-complex="normal"/>
    </style:style>
    <style:style style:name="T126" style:family="text">
      <style:text-properties fo:font-weight="normal" officeooo:rsid="07b367fc" style:font-weight-asian="normal" style:font-weight-complex="normal"/>
    </style:style>
    <style:style style:name="T127" style:family="text">
      <style:text-properties fo:font-weight="normal" officeooo:rsid="07b4bc6e" style:font-weight-asian="normal" style:font-weight-complex="normal"/>
    </style:style>
    <style:style style:name="T128" style:family="text">
      <style:text-properties fo:font-weight="normal" officeooo:rsid="07b85b57" style:font-weight-asian="normal" style:font-weight-complex="normal"/>
    </style:style>
    <style:style style:name="T129" style:family="text">
      <style:text-properties fo:font-weight="normal" officeooo:rsid="07ba551f" style:font-weight-asian="normal" style:font-weight-complex="normal"/>
    </style:style>
    <style:style style:name="T130" style:family="text">
      <style:text-properties fo:font-weight="normal" officeooo:rsid="002999cd" style:font-weight-asian="normal" style:font-weight-complex="normal" text:display="true"/>
    </style:style>
    <style:style style:name="T131" style:family="text">
      <style:text-properties fo:font-weight="normal" officeooo:rsid="00b41242" style:font-weight-asian="normal" style:font-weight-complex="normal" text:display="true"/>
    </style:style>
    <style:style style:name="T132" style:family="text">
      <style:text-properties fo:font-weight="normal" officeooo:rsid="07b4bc6e" style:font-weight-asian="normal" style:font-weight-complex="normal" text:display="true"/>
    </style:style>
    <style:style style:name="T133" style:family="text">
      <style:text-properties fo:font-weight="normal" officeooo:rsid="07ee6a83" style:font-weight-asian="normal" style:font-weight-complex="normal"/>
    </style:style>
    <style:style style:name="T134" style:family="text">
      <style:text-properties officeooo:rsid="00210b7d"/>
    </style:style>
    <style:style style:name="T135" style:family="text">
      <style:text-properties fo:font-style="italic" style:font-style-asian="italic" style:font-style-complex="italic"/>
    </style:style>
    <style:style style:name="T136" style:family="text">
      <style:text-properties fo:font-style="italic" officeooo:rsid="00b6bc1e" style:font-style-asian="italic" style:font-style-complex="italic"/>
    </style:style>
    <style:style style:name="T137" style:family="text">
      <style:text-properties fo:font-style="italic" officeooo:rsid="00b91a8d" style:font-style-asian="italic" style:font-style-complex="italic"/>
    </style:style>
    <style:style style:name="T138" style:family="text">
      <style:text-properties fo:font-style="italic" officeooo:rsid="00ba403f" style:font-style-asian="italic" style:font-style-complex="italic"/>
    </style:style>
    <style:style style:name="T139" style:family="text">
      <style:text-properties fo:font-style="italic" officeooo:rsid="00e14ff4" style:font-style-asian="italic" style:font-style-complex="italic"/>
    </style:style>
    <style:style style:name="T140" style:family="text">
      <style:text-properties fo:font-style="italic" officeooo:rsid="01a9bcf1" style:font-style-asian="italic" style:font-style-complex="italic"/>
    </style:style>
    <style:style style:name="T141" style:family="text">
      <style:text-properties fo:font-style="italic" officeooo:rsid="05c9a83d" style:font-style-asian="italic" style:font-style-complex="italic"/>
    </style:style>
    <style:style style:name="T142" style:family="text">
      <style:text-properties fo:font-style="italic" officeooo:rsid="0643940c" style:font-style-asian="italic" style:font-style-complex="italic"/>
    </style:style>
    <style:style style:name="T143" style:family="text">
      <style:text-properties fo:font-style="italic" officeooo:rsid="0206d0fe" style:font-style-asian="italic" style:font-style-complex="italic"/>
    </style:style>
    <style:style style:name="T144" style:family="text">
      <style:text-properties fo:font-style="italic" officeooo:rsid="06a21a6d" style:font-style-asian="italic" style:font-style-complex="italic"/>
    </style:style>
    <style:style style:name="T145" style:family="text">
      <style:text-properties fo:font-style="italic" officeooo:rsid="07787d35" style:font-style-asian="italic" style:font-style-complex="italic"/>
    </style:style>
    <style:style style:name="T146" style:family="text">
      <style:text-properties fo:font-style="italic" officeooo:rsid="07dbacb9" style:font-style-asian="italic" style:font-style-complex="italic"/>
    </style:style>
    <style:style style:name="T147" style:family="text">
      <style:text-properties fo:font-style="italic" officeooo:rsid="01a9bcf1" style:font-style-asian="italic" style:font-style-complex="italic" text:display="true"/>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normal" officeooo:rsid="0032fd1b" style:font-style-asian="italic" style:font-weight-asian="normal" style:font-style-complex="italic" style:font-weight-complex="normal"/>
    </style:style>
    <style:style style:name="T150" style:family="text">
      <style:text-properties fo:font-style="italic" fo:font-weight="normal" officeooo:rsid="01083c73" style:font-style-asian="italic" style:font-weight-asian="normal" style:font-style-complex="italic" style:font-weight-complex="normal"/>
    </style:style>
    <style:style style:name="T151" style:family="text">
      <style:text-properties fo:font-style="italic" fo:font-weight="normal" officeooo:rsid="06f98e50" style:font-style-asian="italic" style:font-weight-asian="normal" style:font-style-complex="italic" style:font-weight-complex="normal"/>
    </style:style>
    <style:style style:name="T152" style:family="text">
      <style:text-properties fo:font-style="italic" fo:font-weight="normal" officeooo:rsid="070651d2" style:font-style-asian="italic" style:font-weight-asian="normal" style:font-style-complex="italic" style:font-weight-complex="normal"/>
    </style:style>
    <style:style style:name="T153" style:family="text">
      <style:text-properties fo:font-style="italic" fo:font-weight="normal" officeooo:rsid="076a4c01" style:font-style-asian="italic" style:font-weight-asian="normal" style:font-style-complex="italic" style:font-weight-complex="normal"/>
    </style:style>
    <style:style style:name="T154" style:family="text">
      <style:text-properties fo:font-style="italic" fo:font-weight="normal" officeooo:rsid="010b7594" style:font-style-asian="italic" style:font-weight-asian="normal" style:font-style-complex="italic" style:font-weight-complex="normal"/>
    </style:style>
    <style:style style:name="T155" style:family="text">
      <style:text-properties fo:font-style="italic" fo:font-weight="normal" officeooo:rsid="0111467f" style:font-style-asian="italic" style:font-weight-asian="normal" style:font-style-complex="italic" style:font-weight-complex="normal"/>
    </style:style>
    <style:style style:name="T156" style:family="text">
      <style:text-properties fo:font-style="italic" fo:font-weight="normal" officeooo:rsid="010a04bc" style:font-style-asian="italic" style:font-weight-asian="normal" style:font-style-complex="italic" style:font-weight-complex="normal"/>
    </style:style>
    <style:style style:name="T157" style:family="text">
      <style:text-properties fo:font-style="italic" fo:font-weight="normal" officeooo:rsid="001d98cd" style:font-style-asian="italic" style:font-weight-asian="normal" style:font-style-complex="italic" style:font-weight-complex="normal"/>
    </style:style>
    <style:style style:name="T158" style:family="text">
      <style:text-properties fo:font-style="italic" fo:font-weight="normal" officeooo:rsid="07b4bc6e" style:font-style-asian="italic" style:font-weight-asian="normal" style:font-style-complex="italic" style:font-weight-complex="normal"/>
    </style:style>
    <style:style style:name="T159" style:family="text">
      <style:text-properties fo:font-style="italic" fo:font-weight="normal" officeooo:rsid="07b85b57" style:font-style-asian="italic" style:font-weight-asian="normal" style:font-style-complex="italic" style:font-weight-complex="normal"/>
    </style:style>
    <style:style style:name="T160" style:family="text">
      <style:text-properties fo:font-style="italic" style:text-underline-style="none" fo:font-weight="normal" officeooo:rsid="00e78b3a" style:font-style-asian="italic" style:font-weight-asian="normal" style:font-style-complex="italic" style:font-weight-complex="normal"/>
    </style:style>
    <style:style style:name="T161" style:family="text">
      <style:text-properties fo:font-style="italic" style:text-underline-style="none" fo:font-weight="normal" officeooo:rsid="022f4cdc" style:font-style-asian="italic" style:font-weight-asian="normal" style:font-style-complex="italic" style:font-weight-complex="normal"/>
    </style:style>
    <style:style style:name="T162" style:family="text">
      <style:text-properties fo:font-style="italic" style:text-underline-style="none" fo:font-weight="normal" officeooo:rsid="00eab84c" style:font-style-asian="italic" style:font-weight-asian="normal" style:font-style-complex="italic" style:font-weight-complex="normal"/>
    </style:style>
    <style:style style:name="T163" style:family="text">
      <style:text-properties fo:font-style="italic" style:text-underline-style="none" fo:font-weight="normal" officeooo:rsid="072f3a19" style:font-style-asian="italic" style:font-weight-asian="normal" style:font-style-complex="italic" style:font-weight-complex="normal"/>
    </style:style>
    <style:style style:name="T164" style:family="text">
      <style:text-properties fo:font-style="italic" style:text-underline-style="none" style:font-style-asian="italic" style:font-style-complex="italic"/>
    </style:style>
    <style:style style:name="T165" style:family="text">
      <style:text-properties fo:font-style="italic" officeooo:rsid="01531aa5" fo:background-color="transparent" loext:char-shading-value="0" style:font-style-asian="italic" style:font-style-complex="italic"/>
    </style:style>
    <style:style style:name="T166" style:family="text">
      <style:text-properties officeooo:rsid="002882be"/>
    </style:style>
    <style:style style:name="T167" style:family="text">
      <style:text-properties fo:font-style="normal" style:font-style-asian="normal" style:font-style-complex="normal"/>
    </style:style>
    <style:style style:name="T168" style:family="text">
      <style:text-properties fo:font-style="normal" officeooo:rsid="00b91a8d" style:font-style-asian="normal" style:font-style-complex="normal"/>
    </style:style>
    <style:style style:name="T169" style:family="text">
      <style:text-properties fo:font-style="normal" officeooo:rsid="00b6bc1e" style:font-style-asian="normal" style:font-style-complex="normal"/>
    </style:style>
    <style:style style:name="T170" style:family="text">
      <style:text-properties fo:font-style="normal" officeooo:rsid="00ba403f" style:font-style-asian="normal" style:font-style-complex="normal"/>
    </style:style>
    <style:style style:name="T171" style:family="text">
      <style:text-properties fo:font-style="normal" officeooo:rsid="00bfb89f" style:font-style-asian="normal" style:font-style-complex="normal"/>
    </style:style>
    <style:style style:name="T172" style:family="text">
      <style:text-properties fo:font-style="normal" officeooo:rsid="00c2afed" style:font-style-asian="normal" style:font-style-complex="normal"/>
    </style:style>
    <style:style style:name="T173" style:family="text">
      <style:text-properties fo:font-style="normal" officeooo:rsid="00c415cc" style:font-style-asian="normal" style:font-style-complex="normal"/>
    </style:style>
    <style:style style:name="T174" style:family="text">
      <style:text-properties fo:font-style="normal" officeooo:rsid="00c41db1" style:font-style-asian="normal" style:font-style-complex="normal"/>
    </style:style>
    <style:style style:name="T175" style:family="text">
      <style:text-properties fo:font-style="normal" officeooo:rsid="00c67d88" style:font-style-asian="normal" style:font-style-complex="normal"/>
    </style:style>
    <style:style style:name="T176" style:family="text">
      <style:text-properties fo:font-style="normal" officeooo:rsid="00c7ed7a" style:font-style-asian="normal" style:font-style-complex="normal"/>
    </style:style>
    <style:style style:name="T177" style:family="text">
      <style:text-properties fo:font-style="normal" officeooo:rsid="00df3b18" style:font-style-asian="normal" style:font-style-complex="normal"/>
    </style:style>
    <style:style style:name="T178" style:family="text">
      <style:text-properties fo:font-style="normal" officeooo:rsid="00e10b93" style:font-style-asian="normal" style:font-style-complex="normal"/>
    </style:style>
    <style:style style:name="T179" style:family="text">
      <style:text-properties fo:font-style="normal" officeooo:rsid="00e14ff4" style:font-style-asian="normal" style:font-style-complex="normal"/>
    </style:style>
    <style:style style:name="T180" style:family="text">
      <style:text-properties fo:font-style="normal" officeooo:rsid="00e349fc" style:font-style-asian="normal" style:font-style-complex="normal"/>
    </style:style>
    <style:style style:name="T181" style:family="text">
      <style:text-properties fo:font-style="normal" officeooo:rsid="0105789e" style:font-style-asian="normal" style:font-style-complex="normal"/>
    </style:style>
    <style:style style:name="T182" style:family="text">
      <style:text-properties fo:font-style="normal" officeooo:rsid="011c7b8e" style:font-style-asian="normal" style:font-style-complex="normal"/>
    </style:style>
    <style:style style:name="T183" style:family="text">
      <style:text-properties fo:font-style="normal" officeooo:rsid="011dadfb" style:font-style-asian="normal" style:font-style-complex="normal"/>
    </style:style>
    <style:style style:name="T184" style:family="text">
      <style:text-properties fo:font-style="normal" officeooo:rsid="011f3f1c" style:font-style-asian="normal" style:font-style-complex="normal"/>
    </style:style>
    <style:style style:name="T185" style:family="text">
      <style:text-properties fo:font-style="normal" officeooo:rsid="0121a16d" style:font-style-asian="normal" style:font-style-complex="normal"/>
    </style:style>
    <style:style style:name="T186" style:family="text">
      <style:text-properties fo:font-style="normal" officeooo:rsid="0123f560" style:font-style-asian="normal" style:font-style-complex="normal"/>
    </style:style>
    <style:style style:name="T187" style:family="text">
      <style:text-properties fo:font-style="normal" officeooo:rsid="0124b6fa" style:font-style-asian="normal" style:font-style-complex="normal"/>
    </style:style>
    <style:style style:name="T188" style:family="text">
      <style:text-properties fo:font-style="normal" officeooo:rsid="0124f957" style:font-style-asian="normal" style:font-style-complex="normal"/>
    </style:style>
    <style:style style:name="T189" style:family="text">
      <style:text-properties fo:font-style="normal" officeooo:rsid="01287476" style:font-style-asian="normal" style:font-style-complex="normal"/>
    </style:style>
    <style:style style:name="T190" style:family="text">
      <style:text-properties fo:font-style="normal" officeooo:rsid="012a2626" style:font-style-asian="normal" style:font-style-complex="normal"/>
    </style:style>
    <style:style style:name="T191" style:family="text">
      <style:text-properties fo:font-style="normal" officeooo:rsid="0118b3d0" style:font-style-asian="normal" style:font-style-complex="normal"/>
    </style:style>
    <style:style style:name="T192" style:family="text">
      <style:text-properties fo:font-style="normal" officeooo:rsid="012b75dd" style:font-style-asian="normal" style:font-style-complex="normal"/>
    </style:style>
    <style:style style:name="T193" style:family="text">
      <style:text-properties fo:font-style="normal" officeooo:rsid="012e7d06" style:font-style-asian="normal" style:font-style-complex="normal"/>
    </style:style>
    <style:style style:name="T194" style:family="text">
      <style:text-properties fo:font-style="normal" officeooo:rsid="0130466b" style:font-style-asian="normal" style:font-style-complex="normal"/>
    </style:style>
    <style:style style:name="T195" style:family="text">
      <style:text-properties fo:font-style="normal" officeooo:rsid="01304bf1" style:font-style-asian="normal" style:font-style-complex="normal"/>
    </style:style>
    <style:style style:name="T196" style:family="text">
      <style:text-properties fo:font-style="normal" officeooo:rsid="01313dbf" style:font-style-asian="normal" style:font-style-complex="normal"/>
    </style:style>
    <style:style style:name="T197" style:family="text">
      <style:text-properties fo:font-style="normal" officeooo:rsid="0134827f" style:font-style-asian="normal" style:font-style-complex="normal"/>
    </style:style>
    <style:style style:name="T198" style:family="text">
      <style:text-properties fo:font-style="normal" officeooo:rsid="0134e59d" style:font-style-asian="normal" style:font-style-complex="normal"/>
    </style:style>
    <style:style style:name="T199" style:family="text">
      <style:text-properties fo:font-style="normal" officeooo:rsid="01358b67" style:font-style-asian="normal" style:font-style-complex="normal"/>
    </style:style>
    <style:style style:name="T200" style:family="text">
      <style:text-properties fo:font-style="normal" officeooo:rsid="013e37a9" style:font-style-asian="normal" style:font-style-complex="normal"/>
    </style:style>
    <style:style style:name="T201" style:family="text">
      <style:text-properties fo:font-style="normal" officeooo:rsid="013ff98e" style:font-style-asian="normal" style:font-style-complex="normal"/>
    </style:style>
    <style:style style:name="T202" style:family="text">
      <style:text-properties fo:font-style="normal" officeooo:rsid="0140d8ac" style:font-style-asian="normal" style:font-style-complex="normal"/>
    </style:style>
    <style:style style:name="T203" style:family="text">
      <style:text-properties fo:font-style="normal" officeooo:rsid="0149550e" style:font-style-asian="normal" style:font-style-complex="normal"/>
    </style:style>
    <style:style style:name="T204" style:family="text">
      <style:text-properties fo:font-style="normal" officeooo:rsid="014958e9" style:font-style-asian="normal" style:font-style-complex="normal"/>
    </style:style>
    <style:style style:name="T205" style:family="text">
      <style:text-properties fo:font-style="normal" officeooo:rsid="01531aa5" style:font-style-asian="normal" style:font-style-complex="normal"/>
    </style:style>
    <style:style style:name="T206" style:family="text">
      <style:text-properties fo:font-style="normal" officeooo:rsid="0178883c" style:font-style-asian="normal" style:font-style-complex="normal"/>
    </style:style>
    <style:style style:name="T207" style:family="text">
      <style:text-properties fo:font-style="normal" officeooo:rsid="01950390" style:font-style-asian="normal" style:font-style-complex="normal"/>
    </style:style>
    <style:style style:name="T208" style:family="text">
      <style:text-properties fo:font-style="normal" officeooo:rsid="019a2fb3" style:font-style-asian="normal" style:font-style-complex="normal"/>
    </style:style>
    <style:style style:name="T209" style:family="text">
      <style:text-properties fo:font-style="normal" officeooo:rsid="019b9501" style:font-style-asian="normal" style:font-style-complex="normal"/>
    </style:style>
    <style:style style:name="T210" style:family="text">
      <style:text-properties fo:font-style="normal" officeooo:rsid="01a9bcf1" style:font-style-asian="normal" style:font-style-complex="normal"/>
    </style:style>
    <style:style style:name="T211" style:family="text">
      <style:text-properties fo:font-style="normal" officeooo:rsid="01ab09e2" style:font-style-asian="normal" style:font-style-complex="normal"/>
    </style:style>
    <style:style style:name="T212" style:family="text">
      <style:text-properties fo:font-style="normal" officeooo:rsid="01b64616" style:font-style-asian="normal" style:font-style-complex="normal"/>
    </style:style>
    <style:style style:name="T213" style:family="text">
      <style:text-properties fo:font-style="normal" officeooo:rsid="01d15aa9" style:font-style-asian="normal" style:font-style-complex="normal"/>
    </style:style>
    <style:style style:name="T214" style:family="text">
      <style:text-properties fo:font-style="normal" officeooo:rsid="021260f4" style:font-style-asian="normal" style:font-style-complex="normal"/>
    </style:style>
    <style:style style:name="T215" style:family="text">
      <style:text-properties fo:font-style="normal" officeooo:rsid="02140ac2" style:font-style-asian="normal" style:font-style-complex="normal"/>
    </style:style>
    <style:style style:name="T216" style:family="text">
      <style:text-properties fo:font-style="normal" officeooo:rsid="02175bb7" style:font-style-asian="normal" style:font-style-complex="normal"/>
    </style:style>
    <style:style style:name="T217" style:family="text">
      <style:text-properties fo:font-style="normal" officeooo:rsid="0221e89e" style:font-style-asian="normal" style:font-style-complex="normal"/>
    </style:style>
    <style:style style:name="T218" style:family="text">
      <style:text-properties fo:font-style="normal" officeooo:rsid="02276110" style:font-style-asian="normal" style:font-style-complex="normal"/>
    </style:style>
    <style:style style:name="T219" style:family="text">
      <style:text-properties fo:font-style="normal" officeooo:rsid="022a0ab4" style:font-style-asian="normal" style:font-style-complex="normal"/>
    </style:style>
    <style:style style:name="T220" style:family="text">
      <style:text-properties fo:font-style="normal" officeooo:rsid="022ae536" style:font-style-asian="normal" style:font-style-complex="normal"/>
    </style:style>
    <style:style style:name="T221" style:family="text">
      <style:text-properties fo:font-style="normal" officeooo:rsid="022aeafd" style:font-style-asian="normal" style:font-style-complex="normal"/>
    </style:style>
    <style:style style:name="T222" style:family="text">
      <style:text-properties fo:font-style="normal" officeooo:rsid="037ace32" style:font-style-asian="normal" style:font-style-complex="normal"/>
    </style:style>
    <style:style style:name="T223" style:family="text">
      <style:text-properties fo:font-style="normal" officeooo:rsid="037c7bb5" style:font-style-asian="normal" style:font-style-complex="normal"/>
    </style:style>
    <style:style style:name="T224" style:family="text">
      <style:text-properties fo:font-style="normal" officeooo:rsid="037e0f3b" style:font-style-asian="normal" style:font-style-complex="normal"/>
    </style:style>
    <style:style style:name="T225" style:family="text">
      <style:text-properties fo:font-style="normal" officeooo:rsid="05885fa3" style:font-style-asian="normal" style:font-style-complex="normal"/>
    </style:style>
    <style:style style:name="T226" style:family="text">
      <style:text-properties fo:font-style="normal" officeooo:rsid="05c7d24e" style:font-style-asian="normal" style:font-style-complex="normal"/>
    </style:style>
    <style:style style:name="T227" style:family="text">
      <style:text-properties fo:font-style="normal" officeooo:rsid="05c9a83d" style:font-style-asian="normal" style:font-style-complex="normal"/>
    </style:style>
    <style:style style:name="T228" style:family="text">
      <style:text-properties fo:font-style="normal" officeooo:rsid="05cc92c8" style:font-style-asian="normal" style:font-style-complex="normal"/>
    </style:style>
    <style:style style:name="T229" style:family="text">
      <style:text-properties fo:font-style="normal" officeooo:rsid="05cd813b" style:font-style-asian="normal" style:font-style-complex="normal"/>
    </style:style>
    <style:style style:name="T230" style:family="text">
      <style:text-properties fo:font-style="normal" officeooo:rsid="05cfa667" style:font-style-asian="normal" style:font-style-complex="normal"/>
    </style:style>
    <style:style style:name="T231" style:family="text">
      <style:text-properties fo:font-style="normal" officeooo:rsid="05d0ba91" style:font-style-asian="normal" style:font-style-complex="normal"/>
    </style:style>
    <style:style style:name="T232" style:family="text">
      <style:text-properties fo:font-style="normal" officeooo:rsid="05d2fa70" style:font-style-asian="normal" style:font-style-complex="normal"/>
    </style:style>
    <style:style style:name="T233" style:family="text">
      <style:text-properties fo:font-style="normal" officeooo:rsid="05d3b21b" style:font-style-asian="normal" style:font-style-complex="normal"/>
    </style:style>
    <style:style style:name="T234" style:family="text">
      <style:text-properties fo:font-style="normal" officeooo:rsid="05d4b2cc" style:font-style-asian="normal" style:font-style-complex="normal"/>
    </style:style>
    <style:style style:name="T235" style:family="text">
      <style:text-properties fo:font-style="normal" officeooo:rsid="05d53e07" style:font-style-asian="normal" style:font-style-complex="normal"/>
    </style:style>
    <style:style style:name="T236" style:family="text">
      <style:text-properties fo:font-style="normal" officeooo:rsid="05d6075f" style:font-style-asian="normal" style:font-style-complex="normal"/>
    </style:style>
    <style:style style:name="T237" style:family="text">
      <style:text-properties fo:font-style="normal" officeooo:rsid="05df4d31" style:font-style-asian="normal" style:font-style-complex="normal"/>
    </style:style>
    <style:style style:name="T238" style:family="text">
      <style:text-properties fo:font-style="normal" officeooo:rsid="05e21243" style:font-style-asian="normal" style:font-style-complex="normal"/>
    </style:style>
    <style:style style:name="T239" style:family="text">
      <style:text-properties fo:font-style="normal" officeooo:rsid="05e36e78" style:font-style-asian="normal" style:font-style-complex="normal"/>
    </style:style>
    <style:style style:name="T240" style:family="text">
      <style:text-properties fo:font-style="normal" officeooo:rsid="065e50b7" style:font-style-asian="normal" style:font-style-complex="normal"/>
    </style:style>
    <style:style style:name="T241" style:family="text">
      <style:text-properties fo:font-style="normal" officeooo:rsid="065fc70b" style:font-style-asian="normal" style:font-style-complex="normal"/>
    </style:style>
    <style:style style:name="T242" style:family="text">
      <style:text-properties fo:font-style="normal" officeooo:rsid="065ff6dd" style:font-style-asian="normal" style:font-style-complex="normal"/>
    </style:style>
    <style:style style:name="T243" style:family="text">
      <style:text-properties fo:font-style="normal" officeooo:rsid="0666c34d" style:font-style-asian="normal" style:font-style-complex="normal"/>
    </style:style>
    <style:style style:name="T244" style:family="text">
      <style:text-properties fo:font-style="normal" officeooo:rsid="0206d0fe" style:font-style-asian="normal" style:font-style-complex="normal"/>
    </style:style>
    <style:style style:name="T245" style:family="text">
      <style:text-properties fo:font-style="normal" officeooo:rsid="06854fac" style:font-style-asian="normal" style:font-style-complex="normal"/>
    </style:style>
    <style:style style:name="T246" style:family="text">
      <style:text-properties fo:font-style="normal" officeooo:rsid="06865fff" style:font-style-asian="normal" style:font-style-complex="normal"/>
    </style:style>
    <style:style style:name="T247" style:family="text">
      <style:text-properties fo:font-style="normal" officeooo:rsid="0686c335" style:font-style-asian="normal" style:font-style-complex="normal"/>
    </style:style>
    <style:style style:name="T248" style:family="text">
      <style:text-properties fo:font-style="normal" officeooo:rsid="0687329c" style:font-style-asian="normal" style:font-style-complex="normal"/>
    </style:style>
    <style:style style:name="T249" style:family="text">
      <style:text-properties fo:font-style="normal" officeooo:rsid="069e704f" style:font-style-asian="normal" style:font-style-complex="normal"/>
    </style:style>
    <style:style style:name="T250" style:family="text">
      <style:text-properties fo:font-style="normal" officeooo:rsid="06a1fde0" style:font-style-asian="normal" style:font-style-complex="normal"/>
    </style:style>
    <style:style style:name="T251" style:family="text">
      <style:text-properties fo:font-style="normal" officeooo:rsid="06a51116" style:font-style-asian="normal" style:font-style-complex="normal"/>
    </style:style>
    <style:style style:name="T252" style:family="text">
      <style:text-properties fo:font-style="normal" officeooo:rsid="06e7ae7a" style:font-style-asian="normal" style:font-style-complex="normal"/>
    </style:style>
    <style:style style:name="T253" style:family="text">
      <style:text-properties fo:font-style="normal" officeooo:rsid="06f1ca4e" style:font-style-asian="normal" style:font-style-complex="normal"/>
    </style:style>
    <style:style style:name="T254" style:family="text">
      <style:text-properties fo:font-style="normal" officeooo:rsid="078a37da" style:font-style-asian="normal" style:font-style-complex="normal"/>
    </style:style>
    <style:style style:name="T255" style:family="text">
      <style:text-properties fo:font-style="normal" officeooo:rsid="07aa8797" style:font-style-asian="normal" style:font-style-complex="normal"/>
    </style:style>
    <style:style style:name="T256" style:family="text">
      <style:text-properties fo:font-style="normal" officeooo:rsid="07ab0955" style:font-style-asian="normal" style:font-style-complex="normal"/>
    </style:style>
    <style:style style:name="T257" style:family="text">
      <style:text-properties fo:font-style="normal" officeooo:rsid="00b91a8d" style:font-style-asian="normal" style:font-style-complex="normal" text:display="true"/>
    </style:style>
    <style:style style:name="T258" style:family="text">
      <style:text-properties fo:font-style="normal" officeooo:rsid="01a9bcf1" style:font-style-asian="normal" style:font-style-complex="normal" text:display="true"/>
    </style:style>
    <style:style style:name="T259" style:family="text">
      <style:text-properties fo:font-style="normal" officeooo:rsid="0140d8ac" style:font-style-asian="normal" style:font-style-complex="normal" text:display="true"/>
    </style:style>
    <style:style style:name="T260" style:family="text">
      <style:text-properties fo:font-style="normal" officeooo:rsid="07ef5ef3" style:font-style-asian="normal" style:font-style-complex="normal" text:display="true"/>
    </style:style>
    <style:style style:name="T261" style:family="text">
      <style:text-properties fo:font-style="normal" officeooo:rsid="07ef5ef3" style:font-style-asian="normal" style:font-style-complex="normal"/>
    </style:style>
    <style:style style:name="T262" style:family="text">
      <style:text-properties fo:font-style="normal" officeooo:rsid="07f160f6" style:font-style-asian="normal" style:font-style-complex="normal"/>
    </style:style>
    <style:style style:name="T263" style:family="text">
      <style:text-properties fo:font-style="normal" fo:font-weight="normal" style:font-style-asian="normal" style:font-weight-asian="normal" style:font-style-complex="normal" style:font-weight-complex="normal"/>
    </style:style>
    <style:style style:name="T264" style:family="text">
      <style:text-properties fo:font-style="normal" fo:font-weight="normal" officeooo:rsid="005e77c8" style:font-style-asian="normal" style:font-weight-asian="normal" style:font-style-complex="normal" style:font-weight-complex="normal"/>
    </style:style>
    <style:style style:name="T265" style:family="text">
      <style:text-properties fo:font-style="normal" fo:font-weight="normal" officeooo:rsid="005feebe" style:font-style-asian="normal" style:font-weight-asian="normal" style:font-style-complex="normal" style:font-weight-complex="normal"/>
    </style:style>
    <style:style style:name="T266" style:family="text">
      <style:text-properties fo:font-style="normal" fo:font-weight="normal" officeooo:rsid="006ebcbb" style:font-style-asian="normal" style:font-weight-asian="normal" style:font-style-complex="normal" style:font-weight-complex="normal"/>
    </style:style>
    <style:style style:name="T267" style:family="text">
      <style:text-properties fo:font-style="normal" fo:font-weight="normal" officeooo:rsid="0032fd1b" style:font-style-asian="normal" style:font-weight-asian="normal" style:font-style-complex="normal" style:font-weight-complex="normal"/>
    </style:style>
    <style:style style:name="T268" style:family="text">
      <style:text-properties fo:font-style="normal" fo:font-weight="normal" officeooo:rsid="0034dbe1" style:font-style-asian="normal" style:font-weight-asian="normal" style:font-style-complex="normal" style:font-weight-complex="normal"/>
    </style:style>
    <style:style style:name="T269" style:family="text">
      <style:text-properties fo:font-style="normal" fo:font-weight="normal" officeooo:rsid="003bd43e" style:font-style-asian="normal" style:font-weight-asian="normal" style:font-style-complex="normal" style:font-weight-complex="normal"/>
    </style:style>
    <style:style style:name="T270" style:family="text">
      <style:text-properties fo:font-style="normal" fo:font-weight="normal" officeooo:rsid="004355f1" style:font-style-asian="normal" style:font-weight-asian="normal" style:font-style-complex="normal" style:font-weight-complex="normal"/>
    </style:style>
    <style:style style:name="T271" style:family="text">
      <style:text-properties fo:font-style="normal" fo:font-weight="normal" officeooo:rsid="0036cc53" style:font-style-asian="normal" style:font-weight-asian="normal" style:font-style-complex="normal" style:font-weight-complex="normal"/>
    </style:style>
    <style:style style:name="T272" style:family="text">
      <style:text-properties fo:font-style="normal" fo:font-weight="normal" officeooo:rsid="003a05d0" style:font-style-asian="normal" style:font-weight-asian="normal" style:font-style-complex="normal" style:font-weight-complex="normal"/>
    </style:style>
    <style:style style:name="T273" style:family="text">
      <style:text-properties fo:font-style="normal" fo:font-weight="normal" officeooo:rsid="0043fe50" style:font-style-asian="normal" style:font-weight-asian="normal" style:font-style-complex="normal" style:font-weight-complex="normal"/>
    </style:style>
    <style:style style:name="T274" style:family="text">
      <style:text-properties fo:font-style="normal" fo:font-weight="normal" officeooo:rsid="003c1b05" style:font-style-asian="normal" style:font-weight-asian="normal" style:font-style-complex="normal" style:font-weight-complex="normal"/>
    </style:style>
    <style:style style:name="T275" style:family="text">
      <style:text-properties fo:font-style="normal" fo:font-weight="normal" officeooo:rsid="0044b2f1" style:font-style-asian="normal" style:font-weight-asian="normal" style:font-style-complex="normal" style:font-weight-complex="normal"/>
    </style:style>
    <style:style style:name="T276" style:family="text">
      <style:text-properties fo:font-style="normal" fo:font-weight="normal" officeooo:rsid="0047c76e" style:font-style-asian="normal" style:font-weight-asian="normal" style:font-style-complex="normal" style:font-weight-complex="normal"/>
    </style:style>
    <style:style style:name="T277" style:family="text">
      <style:text-properties fo:font-style="normal" fo:font-weight="normal" officeooo:rsid="00462f9a" style:font-style-asian="normal" style:font-weight-asian="normal" style:font-style-complex="normal" style:font-weight-complex="normal"/>
    </style:style>
    <style:style style:name="T278" style:family="text">
      <style:text-properties fo:font-style="normal" fo:font-weight="normal" officeooo:rsid="003d9ca5" style:font-style-asian="normal" style:font-weight-asian="normal" style:font-style-complex="normal" style:font-weight-complex="normal"/>
    </style:style>
    <style:style style:name="T279" style:family="text">
      <style:text-properties fo:font-style="normal" fo:font-weight="normal" officeooo:rsid="010a04bc" style:font-style-asian="normal" style:font-weight-asian="normal" style:font-style-complex="normal" style:font-weight-complex="normal"/>
    </style:style>
    <style:style style:name="T280" style:family="text">
      <style:text-properties fo:font-style="normal" fo:font-weight="normal" officeooo:rsid="010b7594" style:font-style-asian="normal" style:font-weight-asian="normal" style:font-style-complex="normal" style:font-weight-complex="normal"/>
    </style:style>
    <style:style style:name="T281" style:family="text">
      <style:text-properties fo:font-style="normal" fo:font-weight="normal" officeooo:rsid="01d15aa9" style:font-style-asian="normal" style:font-weight-asian="normal" style:font-style-complex="normal" style:font-weight-complex="normal"/>
    </style:style>
    <style:style style:name="T282" style:family="text">
      <style:text-properties fo:font-style="normal" fo:font-weight="normal" officeooo:rsid="016439d2" style:font-style-asian="normal" style:font-weight-asian="normal" style:font-style-complex="normal" style:font-weight-complex="normal"/>
    </style:style>
    <style:style style:name="T283" style:family="text">
      <style:text-properties fo:font-style="normal" fo:font-weight="normal" officeooo:rsid="01a4993b" style:font-style-asian="normal" style:font-weight-asian="normal" style:font-style-complex="normal" style:font-weight-complex="normal"/>
    </style:style>
    <style:style style:name="T284" style:family="text">
      <style:text-properties fo:font-style="normal" fo:font-weight="normal" officeooo:rsid="01acc42c" style:font-style-asian="normal" style:font-weight-asian="normal" style:font-style-complex="normal" style:font-weight-complex="normal"/>
    </style:style>
    <style:style style:name="T285" style:family="text">
      <style:text-properties fo:font-style="normal" fo:font-weight="normal" officeooo:rsid="06ec0b88" style:font-style-asian="normal" style:font-weight-asian="normal" style:font-style-complex="normal" style:font-weight-complex="normal"/>
    </style:style>
    <style:style style:name="T286" style:family="text">
      <style:text-properties fo:font-style="normal" fo:font-weight="normal" officeooo:rsid="069ae29f" style:font-style-asian="normal" style:font-weight-asian="normal" style:font-style-complex="normal" style:font-weight-complex="normal"/>
    </style:style>
    <style:style style:name="T287" style:family="text">
      <style:text-properties fo:font-style="normal" fo:font-weight="normal" officeooo:rsid="010e64cd" style:font-style-asian="normal" style:font-weight-asian="normal" style:font-style-complex="normal" style:font-weight-complex="normal"/>
    </style:style>
    <style:style style:name="T288" style:family="text">
      <style:text-properties fo:font-style="normal" fo:font-weight="normal" officeooo:rsid="0113386b" style:font-style-asian="normal" style:font-weight-asian="normal" style:font-style-complex="normal" style:font-weight-complex="normal"/>
    </style:style>
    <style:style style:name="T289" style:family="text">
      <style:text-properties fo:font-style="normal" fo:font-weight="normal" officeooo:rsid="010f9866" style:font-style-asian="normal" style:font-weight-asian="normal" style:font-style-complex="normal" style:font-weight-complex="normal"/>
    </style:style>
    <style:style style:name="T290" style:family="text">
      <style:text-properties fo:font-style="normal" fo:font-weight="normal" officeooo:rsid="0111467f" style:font-style-asian="normal" style:font-weight-asian="normal" style:font-style-complex="normal" style:font-weight-complex="normal"/>
    </style:style>
    <style:style style:name="T291" style:family="text">
      <style:text-properties fo:font-style="normal" fo:font-weight="normal" officeooo:rsid="06b95a02" style:font-style-asian="normal" style:font-weight-asian="normal" style:font-style-complex="normal" style:font-weight-complex="normal"/>
    </style:style>
    <style:style style:name="T292" style:family="text">
      <style:text-properties fo:font-style="normal" fo:font-weight="normal" officeooo:rsid="016d23d0" style:font-style-asian="normal" style:font-weight-asian="normal" style:font-style-complex="normal" style:font-weight-complex="normal"/>
    </style:style>
    <style:style style:name="T293" style:family="text">
      <style:text-properties fo:font-style="normal" fo:font-weight="normal" officeooo:rsid="0376e0f6" style:font-style-asian="normal" style:font-weight-asian="normal" style:font-style-complex="normal" style:font-weight-complex="normal"/>
    </style:style>
    <style:style style:name="T294" style:family="text">
      <style:text-properties fo:font-style="normal" fo:font-weight="normal" officeooo:rsid="016f1f17" style:font-style-asian="normal" style:font-weight-asian="normal" style:font-style-complex="normal" style:font-weight-complex="normal"/>
    </style:style>
    <style:style style:name="T295" style:family="text">
      <style:text-properties fo:font-style="normal" fo:font-weight="normal" officeooo:rsid="0378c1ce" style:font-style-asian="normal" style:font-weight-asian="normal" style:font-style-complex="normal" style:font-weight-complex="normal"/>
    </style:style>
    <style:style style:name="T296" style:family="text">
      <style:text-properties fo:font-style="normal" fo:font-weight="normal" officeooo:rsid="0114e4a2" style:font-style-asian="normal" style:font-weight-asian="normal" style:font-style-complex="normal" style:font-weight-complex="normal"/>
    </style:style>
    <style:style style:name="T297" style:family="text">
      <style:text-properties fo:font-style="normal" fo:font-weight="normal" officeooo:rsid="065c8ccd" style:font-style-asian="normal" style:font-weight-asian="normal" style:font-style-complex="normal" style:font-weight-complex="normal"/>
    </style:style>
    <style:style style:name="T298" style:family="text">
      <style:text-properties fo:font-style="normal" fo:font-weight="normal" officeooo:rsid="0796aec7" style:font-style-asian="normal" style:font-weight-asian="normal" style:font-style-complex="normal" style:font-weight-complex="normal"/>
    </style:style>
    <style:style style:name="T299" style:family="text">
      <style:text-properties fo:font-style="normal" fo:font-weight="normal" officeooo:rsid="0178883c" style:font-style-asian="normal" style:font-weight-asian="normal" style:font-style-complex="normal" style:font-weight-complex="normal"/>
    </style:style>
    <style:style style:name="T300" style:family="text">
      <style:text-properties fo:font-style="normal" fo:font-weight="normal" officeooo:rsid="06492363" style:font-style-asian="normal" style:font-weight-asian="normal" style:font-style-complex="normal" style:font-weight-complex="normal"/>
    </style:style>
    <style:style style:name="T301" style:family="text">
      <style:text-properties fo:font-style="normal" fo:font-weight="normal" officeooo:rsid="079c877d" style:font-style-asian="normal" style:font-weight-asian="normal" style:font-style-complex="normal" style:font-weight-complex="normal"/>
    </style:style>
    <style:style style:name="T302" style:family="text">
      <style:text-properties fo:font-style="normal" fo:font-weight="normal" officeooo:rsid="017ad6c3" style:font-style-asian="normal" style:font-weight-asian="normal" style:font-style-complex="normal" style:font-weight-complex="normal"/>
    </style:style>
    <style:style style:name="T303" style:family="text">
      <style:text-properties fo:font-style="normal" fo:font-weight="normal" officeooo:rsid="01826103" style:font-style-asian="normal" style:font-weight-asian="normal" style:font-style-complex="normal" style:font-weight-complex="normal"/>
    </style:style>
    <style:style style:name="T304" style:family="text">
      <style:text-properties fo:font-style="normal" fo:font-weight="normal" officeooo:rsid="018765ec" style:font-style-asian="normal" style:font-weight-asian="normal" style:font-style-complex="normal" style:font-weight-complex="normal"/>
    </style:style>
    <style:style style:name="T305" style:family="text">
      <style:text-properties fo:font-style="normal" fo:font-weight="normal" officeooo:rsid="00ce9fa0" fo:background-color="transparent" loext:char-shading-value="0" style:font-style-asian="normal" style:font-weight-asian="normal" style:font-name-complex="Times New Roman1" style:font-style-complex="normal" style:font-weight-complex="normal"/>
    </style:style>
    <style:style style:name="T306" style:family="text">
      <style:text-properties fo:font-style="normal" fo:font-weight="bold" officeooo:rsid="005e77c8" style:font-style-asian="normal" style:font-weight-asian="bold" style:font-style-complex="normal" style:font-weight-complex="bold"/>
    </style:style>
    <style:style style:name="T307" style:family="text">
      <style:text-properties fo:font-style="normal" fo:font-weight="bold" officeooo:rsid="003c1b05" style:font-style-asian="normal" style:font-weight-asian="bold" style:font-style-complex="normal" style:font-weight-complex="bold"/>
    </style:style>
    <style:style style:name="T308" style:family="text">
      <style:text-properties fo:font-style="normal" fo:font-weight="bold" officeooo:rsid="07acdd48" style:font-style-asian="normal" style:font-weight-asian="bold" style:font-style-complex="normal" style:font-weight-complex="bold"/>
    </style:style>
    <style:style style:name="T309" style:family="text">
      <style:text-properties fo:font-style="normal" fo:font-weight="bold" officeooo:rsid="017c5d81" style:font-style-asian="normal" style:font-weight-asian="bold" style:font-style-complex="normal" style:font-weight-complex="bold"/>
    </style:style>
    <style:style style:name="T310" style:family="text">
      <style:text-properties fo:font-style="normal" fo:font-weight="bold" officeooo:rsid="018765ec" style:font-style-asian="normal" style:font-weight-asian="bold" style:font-style-complex="normal" style:font-weight-complex="bold"/>
    </style:style>
    <style:style style:name="T311" style:family="text">
      <style:text-properties fo:font-style="normal" style:text-underline-style="none" fo:font-weight="normal" officeooo:rsid="00e78b3a" style:font-style-asian="normal" style:font-weight-asian="normal" style:font-style-complex="normal" style:font-weight-complex="normal"/>
    </style:style>
    <style:style style:name="T312" style:family="text">
      <style:text-properties fo:font-style="normal" style:text-underline-style="none" fo:font-weight="normal" officeooo:rsid="00e9644a" style:font-style-asian="normal" style:font-weight-asian="normal" style:font-style-complex="normal" style:font-weight-complex="normal"/>
    </style:style>
    <style:style style:name="T313" style:family="text">
      <style:text-properties fo:font-style="normal" style:text-underline-style="none" fo:font-weight="normal" officeooo:rsid="00ec3739" style:font-style-asian="normal" style:font-weight-asian="normal" style:font-style-complex="normal" style:font-weight-complex="normal"/>
    </style:style>
    <style:style style:name="T314" style:family="text">
      <style:text-properties fo:font-style="normal" style:text-underline-style="none" fo:font-weight="normal" officeooo:rsid="00eab84c" style:font-style-asian="normal" style:font-weight-asian="normal" style:font-style-complex="normal" style:font-weight-complex="normal"/>
    </style:style>
    <style:style style:name="T315" style:family="text">
      <style:text-properties fo:font-style="normal" style:text-underline-style="none" fo:font-weight="normal" officeooo:rsid="00f640c9" style:font-style-asian="normal" style:font-weight-asian="normal" style:font-style-complex="normal" style:font-weight-complex="normal"/>
    </style:style>
    <style:style style:name="T316" style:family="text">
      <style:text-properties fo:font-style="normal" style:text-underline-style="none" fo:font-weight="normal" officeooo:rsid="00f69cda" style:font-style-asian="normal" style:font-weight-asian="normal" style:font-style-complex="normal" style:font-weight-complex="normal"/>
    </style:style>
    <style:style style:name="T317" style:family="text">
      <style:text-properties fo:font-style="normal" style:text-underline-style="none" fo:font-weight="normal" officeooo:rsid="00f9d741" style:font-style-asian="normal" style:font-weight-asian="normal" style:font-style-complex="normal" style:font-weight-complex="normal"/>
    </style:style>
    <style:style style:name="T318" style:family="text">
      <style:text-properties fo:font-style="normal" style:text-underline-style="none" fo:font-weight="normal" officeooo:rsid="00fb1c87" style:font-style-asian="normal" style:font-weight-asian="normal" style:font-style-complex="normal" style:font-weight-complex="normal"/>
    </style:style>
    <style:style style:name="T319" style:family="text">
      <style:text-properties fo:font-style="normal" style:text-underline-style="none" fo:font-weight="normal" officeooo:rsid="00ff8555" style:font-style-asian="normal" style:font-weight-asian="normal" style:font-style-complex="normal" style:font-weight-complex="normal"/>
    </style:style>
    <style:style style:name="T320" style:family="text">
      <style:text-properties fo:font-style="normal" style:text-underline-style="none" fo:font-weight="normal" officeooo:rsid="0100b49e" style:font-style-asian="normal" style:font-weight-asian="normal" style:font-style-complex="normal" style:font-weight-complex="normal"/>
    </style:style>
    <style:style style:name="T321" style:family="text">
      <style:text-properties fo:font-style="normal" style:text-underline-style="none" fo:font-weight="normal" officeooo:rsid="01016279" style:font-style-asian="normal" style:font-weight-asian="normal" style:font-style-complex="normal" style:font-weight-complex="normal"/>
    </style:style>
    <style:style style:name="T322" style:family="text">
      <style:text-properties fo:font-style="normal" style:text-underline-style="none" fo:font-weight="normal" officeooo:rsid="01a553b6" style:font-style-asian="normal" style:font-weight-asian="normal" style:font-style-complex="normal" style:font-weight-complex="normal"/>
    </style:style>
    <style:style style:name="T323" style:family="text">
      <style:text-properties fo:font-style="normal" style:text-underline-style="none" fo:font-weight="normal" officeooo:rsid="01a6bda1" style:font-style-asian="normal" style:font-weight-asian="normal" style:font-style-complex="normal" style:font-weight-complex="normal"/>
    </style:style>
    <style:style style:name="T324" style:family="text">
      <style:text-properties fo:font-style="normal" style:text-underline-style="none" fo:font-weight="normal" officeooo:rsid="02510aa9" style:font-style-asian="normal" style:font-weight-asian="normal" style:font-style-complex="normal" style:font-weight-complex="normal"/>
    </style:style>
    <style:style style:name="T325" style:family="text">
      <style:text-properties fo:font-style="normal" style:text-underline-style="none" fo:font-weight="normal" officeooo:rsid="022e1ac1" style:font-style-asian="normal" style:font-weight-asian="normal" style:font-style-complex="normal" style:font-weight-complex="normal"/>
    </style:style>
    <style:style style:name="T326" style:family="text">
      <style:text-properties fo:font-style="normal" style:text-underline-style="none" fo:font-weight="normal" officeooo:rsid="0687f82d" style:font-style-asian="normal" style:font-weight-asian="normal" style:font-style-complex="normal" style:font-weight-complex="normal"/>
    </style:style>
    <style:style style:name="T327" style:family="text">
      <style:text-properties fo:font-style="normal" style:text-underline-style="none" fo:font-weight="normal" officeooo:rsid="0239d8e7" style:font-style-asian="normal" style:font-weight-asian="normal" style:font-style-complex="normal" style:font-weight-complex="normal"/>
    </style:style>
    <style:style style:name="T328" style:family="text">
      <style:text-properties fo:font-style="normal" style:text-underline-style="none" fo:font-weight="normal" officeooo:rsid="023a500b" style:font-style-asian="normal" style:font-weight-asian="normal" style:font-style-complex="normal" style:font-weight-complex="normal"/>
    </style:style>
    <style:style style:name="T329" style:family="text">
      <style:text-properties fo:font-style="normal" style:text-underline-style="none" fo:font-weight="normal" officeooo:rsid="05eed971" style:font-style-asian="normal" style:font-weight-asian="normal" style:font-style-complex="normal" style:font-weight-complex="normal"/>
    </style:style>
    <style:style style:name="T330" style:family="text">
      <style:text-properties fo:font-style="normal" style:text-underline-style="none" fo:font-weight="normal" officeooo:rsid="022f4cdc" style:font-style-asian="normal" style:font-weight-asian="normal" style:font-style-complex="normal" style:font-weight-complex="normal"/>
    </style:style>
    <style:style style:name="T331" style:family="text">
      <style:text-properties fo:font-style="normal" style:text-underline-style="none" fo:font-weight="normal" officeooo:rsid="022fbf18" style:font-style-asian="normal" style:font-weight-asian="normal" style:font-style-complex="normal" style:font-weight-complex="normal"/>
    </style:style>
    <style:style style:name="T332" style:family="text">
      <style:text-properties fo:font-style="normal" style:text-underline-style="none" fo:font-weight="normal" officeooo:rsid="02348e3e" style:font-style-asian="normal" style:font-weight-asian="normal" style:font-style-complex="normal" style:font-weight-complex="normal"/>
    </style:style>
    <style:style style:name="T333" style:family="text">
      <style:text-properties fo:font-style="normal" style:text-underline-style="none" fo:font-weight="normal" officeooo:rsid="02365df0" style:font-style-asian="normal" style:font-weight-asian="normal" style:font-style-complex="normal" style:font-weight-complex="normal"/>
    </style:style>
    <style:style style:name="T334" style:family="text">
      <style:text-properties fo:font-style="normal" style:text-underline-style="none" fo:font-weight="normal" officeooo:rsid="023bae59" style:font-style-asian="normal" style:font-weight-asian="normal" style:font-style-complex="normal" style:font-weight-complex="normal"/>
    </style:style>
    <style:style style:name="T335" style:family="text">
      <style:text-properties fo:font-style="normal" style:text-underline-style="none" fo:font-weight="normal" officeooo:rsid="028086c5" style:font-style-asian="normal" style:font-weight-asian="normal" style:font-style-complex="normal" style:font-weight-complex="normal"/>
    </style:style>
    <style:style style:name="T336" style:family="text">
      <style:text-properties fo:font-style="normal" style:text-underline-style="none" fo:font-weight="normal" officeooo:rsid="0230f1c2" style:font-style-asian="normal" style:font-weight-asian="normal" style:font-style-complex="normal" style:font-weight-complex="normal"/>
    </style:style>
    <style:style style:name="T337" style:family="text">
      <style:text-properties fo:font-style="normal" style:text-underline-style="none" fo:font-weight="normal" officeooo:rsid="0233735b" style:font-style-asian="normal" style:font-weight-asian="normal" style:font-style-complex="normal" style:font-weight-complex="normal"/>
    </style:style>
    <style:style style:name="T338" style:family="text">
      <style:text-properties fo:font-style="normal" style:text-underline-style="none" fo:font-weight="normal" officeooo:rsid="0284f6d8" style:font-style-asian="normal" style:font-weight-asian="normal" style:font-style-complex="normal" style:font-weight-complex="normal"/>
    </style:style>
    <style:style style:name="T339" style:family="text">
      <style:text-properties fo:font-style="normal" style:text-underline-style="none" fo:font-weight="normal" officeooo:rsid="02379e9a" style:font-style-asian="normal" style:font-weight-asian="normal" style:font-style-complex="normal" style:font-weight-complex="normal"/>
    </style:style>
    <style:style style:name="T340" style:family="text">
      <style:text-properties fo:font-style="normal" style:text-underline-style="none" fo:font-weight="normal" officeooo:rsid="0286494d" style:font-style-asian="normal" style:font-weight-asian="normal" style:font-style-complex="normal" style:font-weight-complex="normal"/>
    </style:style>
    <style:style style:name="T341" style:family="text">
      <style:text-properties fo:font-style="normal" style:text-underline-style="none" fo:font-weight="normal" officeooo:rsid="023bb675" style:font-style-asian="normal" style:font-weight-asian="normal" style:font-style-complex="normal" style:font-weight-complex="normal"/>
    </style:style>
    <style:style style:name="T342" style:family="text">
      <style:text-properties fo:font-style="normal" style:text-underline-style="none" fo:font-weight="normal" officeooo:rsid="02869ec0" style:font-style-asian="normal" style:font-weight-asian="normal" style:font-style-complex="normal" style:font-weight-complex="normal"/>
    </style:style>
    <style:style style:name="T343" style:family="text">
      <style:text-properties fo:font-style="normal" style:text-underline-style="none" fo:font-weight="normal" officeooo:rsid="02883f18" style:font-style-asian="normal" style:font-weight-asian="normal" style:font-style-complex="normal" style:font-weight-complex="normal"/>
    </style:style>
    <style:style style:name="T344" style:family="text">
      <style:text-properties fo:font-style="normal" style:text-underline-style="none" fo:font-weight="normal" officeooo:rsid="0689d6e3" style:font-style-asian="normal" style:font-weight-asian="normal" style:font-style-complex="normal" style:font-weight-complex="normal"/>
    </style:style>
    <style:style style:name="T345" style:family="text">
      <style:text-properties fo:font-style="normal" style:text-underline-style="none" fo:font-weight="normal" officeooo:rsid="0717216a" style:font-style-asian="normal" style:font-weight-asian="normal" style:font-style-complex="normal" style:font-weight-complex="normal"/>
    </style:style>
    <style:style style:name="T346" style:family="text">
      <style:text-properties fo:font-style="normal" style:text-underline-style="none" fo:font-weight="normal" officeooo:rsid="071931c2" style:font-style-asian="normal" style:font-weight-asian="normal" style:font-style-complex="normal" style:font-weight-complex="normal"/>
    </style:style>
    <style:style style:name="T347" style:family="text">
      <style:text-properties fo:font-style="normal" style:text-underline-style="none" fo:font-weight="normal" officeooo:rsid="071a9609" style:font-style-asian="normal" style:font-weight-asian="normal" style:font-style-complex="normal" style:font-weight-complex="normal"/>
    </style:style>
    <style:style style:name="T348" style:family="text">
      <style:text-properties fo:font-style="normal" style:text-underline-style="none" fo:font-weight="normal" officeooo:rsid="07273805" style:font-style-asian="normal" style:font-weight-asian="normal" style:font-style-complex="normal" style:font-weight-complex="normal"/>
    </style:style>
    <style:style style:name="T349" style:family="text">
      <style:text-properties fo:font-style="normal" style:text-underline-style="none" fo:font-weight="normal" officeooo:rsid="072f3a19" style:font-style-asian="normal" style:font-weight-asian="normal" style:font-style-complex="normal" style:font-weight-complex="normal"/>
    </style:style>
    <style:style style:name="T350" style:family="text">
      <style:text-properties fo:font-style="normal" style:text-underline-style="none" fo:font-weight="normal" officeooo:rsid="0734c160" style:font-style-asian="normal" style:font-weight-asian="normal" style:font-style-complex="normal" style:font-weight-complex="normal"/>
    </style:style>
    <style:style style:name="T351" style:family="text">
      <style:text-properties fo:font-style="normal" style:text-underline-style="none" fo:font-weight="normal" officeooo:rsid="07360389" style:font-style-asian="normal" style:font-weight-asian="normal" style:font-style-complex="normal" style:font-weight-complex="normal"/>
    </style:style>
    <style:style style:name="T352" style:family="text">
      <style:text-properties fo:font-style="normal" style:text-underline-style="none" fo:font-weight="normal" officeooo:rsid="07304221" style:font-style-asian="normal" style:font-weight-asian="normal" style:font-style-complex="normal" style:font-weight-complex="normal"/>
    </style:style>
    <style:style style:name="T353" style:family="text">
      <style:text-properties fo:font-style="normal" style:text-underline-style="none" fo:font-weight="normal" officeooo:rsid="07332083" style:font-style-asian="normal" style:font-weight-asian="normal" style:font-style-complex="normal" style:font-weight-complex="normal"/>
    </style:style>
    <style:style style:name="T354" style:family="text">
      <style:text-properties fo:font-style="normal" style:text-underline-style="none" fo:font-weight="normal" officeooo:rsid="07343c82" style:font-style-asian="normal" style:font-weight-asian="normal" style:font-style-complex="normal" style:font-weight-complex="normal"/>
    </style:style>
    <style:style style:name="T355" style:family="text">
      <style:text-properties fo:font-style="normal" style:text-underline-style="none" fo:font-weight="normal" officeooo:rsid="07377c41" style:font-style-asian="normal" style:font-weight-asian="normal" style:font-style-complex="normal" style:font-weight-complex="normal"/>
    </style:style>
    <style:style style:name="T356" style:family="text">
      <style:text-properties fo:font-style="normal" style:text-underline-style="none" fo:font-weight="normal" officeooo:rsid="07392b8c" style:font-style-asian="normal" style:font-weight-asian="normal" style:font-style-complex="normal" style:font-weight-complex="normal"/>
    </style:style>
    <style:style style:name="T357" style:family="text">
      <style:text-properties fo:font-style="normal" style:text-underline-style="none" fo:font-weight="normal" officeooo:rsid="073a4609" style:font-style-asian="normal" style:font-weight-asian="normal" style:font-style-complex="normal" style:font-weight-complex="normal"/>
    </style:style>
    <style:style style:name="T358" style:family="text">
      <style:text-properties fo:font-style="normal" style:text-underline-style="none" fo:font-weight="normal" officeooo:rsid="07a3f7a8" style:font-style-asian="normal" style:font-weight-asian="normal" style:font-style-complex="normal" style:font-weight-complex="normal"/>
    </style:style>
    <style:style style:name="T359" style:family="text">
      <style:text-properties fo:font-style="normal" style:text-underline-style="none" fo:font-weight="normal" officeooo:rsid="00f9d741" style:font-style-asian="normal" style:font-weight-asian="normal" style:font-style-complex="normal" style:font-weight-complex="normal" text:display="true"/>
    </style:style>
    <style:style style:name="T360" style:family="text">
      <style:text-properties fo:font-style="normal" officeooo:rsid="00c415cc" fo:background-color="transparent" loext:char-shading-value="0" style:font-style-asian="normal" style:font-style-complex="normal"/>
    </style:style>
    <style:style style:name="T361" style:family="text">
      <style:text-properties fo:font-style="normal" officeooo:rsid="01531aa5" fo:background-color="transparent" loext:char-shading-value="0" style:font-style-asian="normal" style:font-style-complex="normal"/>
    </style:style>
    <style:style style:name="T362" style:family="text">
      <style:text-properties fo:font-style="normal" officeooo:rsid="015e50c8" fo:background-color="transparent" loext:char-shading-value="0" style:font-style-asian="normal" style:font-style-complex="normal"/>
    </style:style>
    <style:style style:name="T363" style:family="text">
      <style:text-properties fo:font-style="normal" officeooo:rsid="00c415cc" fo:background-color="transparent" loext:char-shading-value="0" style:font-style-asian="normal" style:font-name-complex="Times New Roman1" style:font-style-complex="normal"/>
    </style:style>
    <style:style style:name="T364" style:family="text">
      <style:text-properties fo:font-style="normal" officeooo:rsid="06f34e82" fo:background-color="transparent" loext:char-shading-value="0" style:font-style-asian="normal" style:font-name-complex="Times New Roman1" style:font-style-complex="normal"/>
    </style:style>
    <style:style style:name="T365" style:family="text">
      <style:text-properties fo:font-style="normal" officeooo:rsid="06b24ae6" fo:background-color="transparent" loext:char-shading-value="0" style:font-style-asian="normal" style:font-name-complex="Times New Roman1" style:font-style-complex="normal"/>
    </style:style>
    <style:style style:name="T366" style:family="text">
      <style:text-properties fo:font-style="normal" officeooo:rsid="019ba935" fo:background-color="transparent" loext:char-shading-value="0" style:font-style-asian="normal" style:font-name-complex="Times New Roman1" style:font-style-complex="normal"/>
    </style:style>
    <style:style style:name="T367" style:family="text">
      <style:text-properties fo:font-style="normal" officeooo:rsid="019376f6" fo:background-color="transparent" loext:char-shading-value="0" style:font-style-asian="normal" style:font-name-complex="Times New Roman1" style:font-style-complex="normal"/>
    </style:style>
    <style:style style:name="T368" style:family="text">
      <style:text-properties fo:font-style="normal" officeooo:rsid="01a17d59" fo:background-color="transparent" loext:char-shading-value="0" style:font-style-asian="normal" style:font-name-complex="Times New Roman1" style:font-style-complex="normal"/>
    </style:style>
    <style:style style:name="T369" style:family="text">
      <style:text-properties fo:font-style="normal" officeooo:rsid="019cac68" fo:background-color="transparent" loext:char-shading-value="0" style:font-style-asian="normal" style:font-name-complex="Times New Roman1" style:font-style-complex="normal"/>
    </style:style>
    <style:style style:name="T370" style:family="text">
      <style:text-properties fo:font-style="normal" officeooo:rsid="0192f064" fo:background-color="transparent" loext:char-shading-value="0" style:font-style-asian="normal" style:font-name-complex="Times New Roman1" style:font-style-complex="normal"/>
    </style:style>
    <style:style style:name="T371" style:family="text">
      <style:text-properties fo:font-style="normal" officeooo:rsid="01961656" fo:background-color="transparent" loext:char-shading-value="0" style:font-style-asian="normal" style:font-name-complex="Times New Roman1" style:font-style-complex="normal"/>
    </style:style>
    <style:style style:name="T372" style:family="text">
      <style:text-properties fo:font-style="normal" officeooo:rsid="019d04fc" fo:background-color="transparent" loext:char-shading-value="0" style:font-style-asian="normal" style:font-name-complex="Times New Roman1" style:font-style-complex="normal"/>
    </style:style>
    <style:style style:name="T373" style:family="text">
      <style:text-properties fo:font-style="normal" officeooo:rsid="019dcd55" fo:background-color="transparent" loext:char-shading-value="0" style:font-style-asian="normal" style:font-name-complex="Times New Roman1" style:font-style-complex="normal"/>
    </style:style>
    <style:style style:name="T374" style:family="text">
      <style:text-properties fo:font-style="normal" officeooo:rsid="019f2300" fo:background-color="transparent" loext:char-shading-value="0" style:font-style-asian="normal" style:font-name-complex="Times New Roman1" style:font-style-complex="normal"/>
    </style:style>
    <style:style style:name="T375" style:family="text">
      <style:text-properties fo:font-style="normal" officeooo:rsid="038914d3" fo:background-color="transparent" loext:char-shading-value="0" style:font-style-asian="normal" style:font-name-complex="Times New Roman1" style:font-style-complex="normal"/>
    </style:style>
    <style:style style:name="T376" style:family="text">
      <style:text-properties fo:font-style="normal" officeooo:rsid="06f586a3" fo:background-color="transparent" loext:char-shading-value="0" style:font-style-asian="normal" style:font-name-complex="Times New Roman1" style:font-style-complex="normal"/>
    </style:style>
    <style:style style:name="T377" style:family="text">
      <style:text-properties fo:font-style="normal" officeooo:rsid="01950390" fo:background-color="transparent" loext:char-shading-value="0" style:font-style-asian="normal" style:font-name-complex="Times New Roman1" style:font-style-complex="normal"/>
    </style:style>
    <style:style style:name="T378" style:family="text">
      <style:text-properties fo:font-style="normal" officeooo:rsid="06f69efa" fo:background-color="transparent" loext:char-shading-value="0" style:font-style-asian="normal" style:font-name-complex="Times New Roman1" style:font-style-complex="normal"/>
    </style:style>
    <style:style style:name="T379" style:family="text">
      <style:text-properties fo:font-style="normal" officeooo:rsid="01971db7" fo:background-color="transparent" loext:char-shading-value="0" style:font-style-asian="normal" style:font-name-complex="Times New Roman1" style:font-style-complex="normal"/>
    </style:style>
    <style:style style:name="T380" style:family="text">
      <style:text-properties fo:font-style="normal" officeooo:rsid="038924cb" fo:background-color="transparent" loext:char-shading-value="0" style:font-style-asian="normal" style:font-name-complex="Times New Roman1" style:font-style-complex="normal"/>
    </style:style>
    <style:style style:name="T381" style:family="text">
      <style:text-properties fo:font-style="normal" officeooo:rsid="019b9501" fo:background-color="transparent" loext:char-shading-value="0" style:font-style-asian="normal" style:font-name-complex="Times New Roman1" style:font-style-complex="normal"/>
    </style:style>
    <style:style style:name="T382" style:family="text">
      <style:text-properties fo:font-style="normal" officeooo:rsid="019376f6" fo:background-color="transparent" loext:char-shading-value="0" style:font-style-asian="normal" style:font-name-complex="Times New Roman1" style:font-style-complex="normal" text:display="true"/>
    </style:style>
    <style:style style:name="T383" style:family="text">
      <style:text-properties officeooo:rsid="004d088c"/>
    </style:style>
    <style:style style:name="T384" style:family="text">
      <style:text-properties officeooo:rsid="0059b74b"/>
    </style:style>
    <style:style style:name="T385" style:family="text">
      <style:text-properties officeooo:rsid="005ba474"/>
    </style:style>
    <style:style style:name="T386" style:family="text">
      <style:text-properties fo:font-weight="bold" style:font-weight-asian="bold" style:font-weight-complex="bold"/>
    </style:style>
    <style:style style:name="T387" style:family="text">
      <style:text-properties fo:font-weight="bold" officeooo:rsid="007f2a4f" style:font-weight-asian="bold" style:font-weight-complex="bold"/>
    </style:style>
    <style:style style:name="T388" style:family="text">
      <style:text-properties fo:font-weight="bold" officeooo:rsid="008447c4" style:font-weight-asian="bold" style:font-weight-complex="bold"/>
    </style:style>
    <style:style style:name="T389" style:family="text">
      <style:text-properties fo:font-weight="bold" officeooo:rsid="00879768" style:font-weight-asian="bold" style:font-weight-complex="bold"/>
    </style:style>
    <style:style style:name="T390" style:family="text">
      <style:text-properties fo:font-weight="bold" officeooo:rsid="008d00d0" style:font-weight-asian="bold" style:font-weight-complex="bold"/>
    </style:style>
    <style:style style:name="T391" style:family="text">
      <style:text-properties fo:font-weight="bold" officeooo:rsid="00919792" style:font-weight-asian="bold" style:font-weight-complex="bold"/>
    </style:style>
    <style:style style:name="T392" style:family="text">
      <style:text-properties fo:font-weight="bold" officeooo:rsid="00932242" style:font-weight-asian="bold" style:font-weight-complex="bold"/>
    </style:style>
    <style:style style:name="T393" style:family="text">
      <style:text-properties fo:font-weight="bold" officeooo:rsid="0093cd8f" style:font-weight-asian="bold" style:font-weight-complex="bold"/>
    </style:style>
    <style:style style:name="T394" style:family="text">
      <style:text-properties fo:font-weight="bold" officeooo:rsid="00300b3c" style:font-weight-asian="bold" style:font-weight-complex="bold"/>
    </style:style>
    <style:style style:name="T395" style:family="text">
      <style:text-properties fo:font-variant="normal" fo:text-transform="none" style:text-position="0% 100%" fo:font-style="normal" style:text-underline-style="none" fo:font-weight="normal"/>
    </style:style>
    <style:style style:name="T396" style:family="text">
      <style:text-properties fo:font-variant="normal" fo:text-transform="none" style:text-position="0% 100%" fo:font-style="normal" style:text-underline-style="none" fo:font-weight="normal" officeooo:rsid="002999cd" style:font-weight-asian="normal" style:font-weight-complex="normal"/>
    </style:style>
    <style:style style:name="T397" style:family="text">
      <style:text-properties fo:font-variant="normal" fo:text-transform="none" style:text-position="0% 100%" fo:font-style="normal" style:text-underline-style="none" fo:font-weight="normal" officeooo:rsid="019376f6" fo:background-color="transparent" loext:char-shading-value="0" style:font-style-asian="normal" style:font-name-complex="Times New Roman1" style:font-style-complex="normal"/>
    </style:style>
    <style:style style:name="T398" style:family="text">
      <style:text-properties fo:font-variant="normal" fo:text-transform="none" style:text-position="0% 100%" fo:font-style="normal" style:text-underline-style="none" fo:font-weight="normal" officeooo:rsid="00b3455c"/>
    </style:style>
    <style:style style:name="T399" style:family="text">
      <style:text-properties fo:font-variant="normal" fo:text-transform="none" style:text-position="0% 100%" fo:font-size="12pt" fo:font-style="normal" style:text-underline-style="none" fo:font-weight="normal" style:font-size-asian="12pt"/>
    </style:style>
    <style:style style:name="T400" style:family="text">
      <style:text-properties officeooo:rsid="00b3455c"/>
    </style:style>
    <style:style style:name="T401" style:family="text">
      <style:text-properties officeooo:rsid="00b6bc1e"/>
    </style:style>
    <style:style style:name="T402" style:family="text">
      <style:text-properties officeooo:rsid="00c9aa6d"/>
    </style:style>
    <style:style style:name="T403" style:family="text">
      <style:text-properties style:text-underline-style="none"/>
    </style:style>
    <style:style style:name="T404" style:family="text">
      <style:text-properties style:text-underline-style="none" officeooo:rsid="0608930c"/>
    </style:style>
    <style:style style:name="T405" style:family="text">
      <style:text-properties style:text-underline-style="none" officeooo:rsid="062f8d7a"/>
    </style:style>
    <style:style style:name="T406" style:family="text">
      <style:text-properties style:text-underline-style="none" fo:font-weight="normal" style:font-weight-asian="normal" style:font-weight-complex="normal"/>
    </style:style>
    <style:style style:name="T407" style:family="text">
      <style:text-properties style:text-underline-style="none" fo:font-weight="normal" officeooo:rsid="0100b49e" style:font-weight-asian="normal" style:font-weight-complex="normal"/>
    </style:style>
    <style:style style:name="T408" style:family="text">
      <style:text-properties style:text-underline-style="none" officeooo:rsid="07d0677f"/>
    </style:style>
    <style:style style:name="T409" style:family="text">
      <style:text-properties style:text-underline-style="none" officeooo:rsid="07d1b1a8"/>
    </style:style>
    <style:style style:name="T410" style:family="text">
      <style:text-properties style:text-underline-style="none" officeooo:rsid="07f4d9c5"/>
    </style:style>
    <style:style style:name="T411" style:family="text">
      <style:text-properties officeooo:rsid="01083c73"/>
    </style:style>
    <style:style style:name="T412" style:family="text">
      <style:text-properties officeooo:rsid="011c7b8e"/>
    </style:style>
    <style:style style:name="T413" style:family="text">
      <style:text-properties officeooo:rsid="0135d6c3"/>
    </style:style>
    <style:style style:name="T414" style:family="text">
      <style:text-properties officeooo:rsid="014c212f"/>
    </style:style>
    <style:style style:name="T415" style:family="text">
      <style:text-properties officeooo:rsid="01531aa5"/>
    </style:style>
    <style:style style:name="T416" style:family="text">
      <style:text-properties style:text-underline-style="solid" style:text-underline-width="auto" style:text-underline-color="font-color" officeooo:rsid="014c212f"/>
    </style:style>
    <style:style style:name="T417" style:family="text">
      <style:text-properties officeooo:rsid="016439d2"/>
    </style:style>
    <style:style style:name="T418" style:family="text">
      <style:text-properties officeooo:rsid="0169fed0"/>
    </style:style>
    <style:style style:name="T419" style:family="text">
      <style:text-properties officeooo:rsid="01a6bda1"/>
    </style:style>
    <style:style style:name="T420" style:family="text">
      <style:text-properties officeooo:rsid="01ab29ce"/>
    </style:style>
    <style:style style:name="T421" style:family="text">
      <style:text-properties officeooo:rsid="01b64616"/>
    </style:style>
    <style:style style:name="T422" style:family="text">
      <style:text-properties officeooo:rsid="01d2c014"/>
    </style:style>
    <style:style style:name="T423" style:family="text">
      <style:text-properties officeooo:rsid="01dbc26b"/>
    </style:style>
    <style:style style:name="T424" style:family="text">
      <style:text-properties fo:color="#000000" fo:font-style="italic" officeooo:rsid="01b8e3ed" style:font-style-asian="italic" style:font-style-complex="italic"/>
    </style:style>
    <style:style style:name="T425" style:family="text">
      <style:text-properties fo:color="#000000" fo:font-style="italic" officeooo:rsid="01bf4eec" style:font-style-asian="italic" style:font-style-complex="italic"/>
    </style:style>
    <style:style style:name="T426" style:family="text">
      <style:text-properties fo:color="#000000" fo:font-style="normal" officeooo:rsid="01b65dab" style:font-style-asian="normal" style:font-style-complex="normal"/>
    </style:style>
    <style:style style:name="T427" style:family="text">
      <style:text-properties fo:color="#000000" fo:font-style="normal" officeooo:rsid="01b8e3ed" style:font-style-asian="normal" style:font-style-complex="normal"/>
    </style:style>
    <style:style style:name="T428" style:family="text">
      <style:text-properties fo:color="#000000" fo:font-style="normal" officeooo:rsid="02084f65" style:font-style-asian="normal" style:font-style-complex="normal"/>
    </style:style>
    <style:style style:name="T429" style:family="text">
      <style:text-properties fo:color="#000000" fo:font-style="normal" officeooo:rsid="0676b38e" style:font-style-asian="normal" style:font-style-complex="normal"/>
    </style:style>
    <style:style style:name="T430" style:family="text">
      <style:text-properties fo:color="#000000" fo:font-style="normal" officeooo:rsid="01bf4eec" style:font-style-asian="normal" style:font-style-complex="normal"/>
    </style:style>
    <style:style style:name="T431" style:family="text">
      <style:text-properties fo:color="#000000" fo:font-style="normal" officeooo:rsid="06a56b9a" style:font-style-asian="normal" style:font-style-complex="normal"/>
    </style:style>
    <style:style style:name="T432" style:family="text">
      <style:text-properties fo:color="#000000" fo:font-style="normal" officeooo:rsid="06a6f96a" style:font-style-asian="normal" style:font-style-complex="normal"/>
    </style:style>
    <style:style style:name="T433" style:family="text">
      <style:text-properties fo:color="#000000" fo:font-style="normal" officeooo:rsid="06aa3f9c" style:font-style-asian="normal" style:font-style-complex="normal"/>
    </style:style>
    <style:style style:name="T434" style:family="text">
      <style:text-properties officeooo:rsid="020e4837"/>
    </style:style>
    <style:style style:name="T435" style:family="text">
      <style:text-properties officeooo:rsid="021260f4"/>
    </style:style>
    <style:style style:name="T436" style:family="text">
      <style:text-properties officeooo:rsid="025b1660"/>
    </style:style>
    <style:style style:name="T437" style:family="text">
      <style:text-properties officeooo:rsid="0643940c"/>
    </style:style>
    <style:style style:name="T438" style:family="text">
      <style:text-properties officeooo:rsid="06482e6d"/>
    </style:style>
    <style:style style:name="T439" style:family="text">
      <style:text-properties officeooo:rsid="06787a3d"/>
    </style:style>
    <style:style style:name="T440" style:family="text">
      <style:text-properties officeooo:rsid="06819190"/>
    </style:style>
    <style:style style:name="T441" style:family="text">
      <style:text-properties officeooo:rsid="068ac981"/>
    </style:style>
    <style:style style:name="T442" style:family="text">
      <style:text-properties officeooo:rsid="0698104c"/>
    </style:style>
    <style:style style:name="T443" style:family="text">
      <style:text-properties officeooo:rsid="069bd20c"/>
    </style:style>
    <style:style style:name="T444" style:family="text">
      <style:text-properties officeooo:rsid="06ac90d3"/>
    </style:style>
    <style:style style:name="T445" style:family="text">
      <style:text-properties style:text-position="33% 80%"/>
    </style:style>
    <style:style style:name="T446" style:family="text">
      <style:text-properties style:text-position="33% 80%" officeooo:rsid="06bcfa67"/>
    </style:style>
    <style:style style:name="T447" style:family="text">
      <style:text-properties style:text-position="33% 80%" officeooo:rsid="06be5df3"/>
    </style:style>
    <style:style style:name="T448" style:family="text">
      <style:text-properties style:text-position="33% 80%" officeooo:rsid="07c713b6"/>
    </style:style>
    <style:style style:name="T449" style:family="text">
      <style:text-properties officeooo:rsid="06bcfa67"/>
    </style:style>
    <style:style style:name="T450" style:family="text">
      <style:text-properties officeooo:rsid="06bd68cd"/>
    </style:style>
    <style:style style:name="T451" style:family="text">
      <style:text-properties officeooo:rsid="06c36c08"/>
    </style:style>
    <style:style style:name="T452" style:family="text">
      <style:text-properties officeooo:rsid="06c9fa16"/>
    </style:style>
    <style:style style:name="T453" style:family="text">
      <style:text-properties officeooo:rsid="0178883c"/>
    </style:style>
    <style:style style:name="T454" style:family="text">
      <style:text-properties officeooo:rsid="07454e65"/>
    </style:style>
    <style:style style:name="T455" style:family="text">
      <style:text-properties officeooo:rsid="07787d35"/>
    </style:style>
    <style:style style:name="T456" style:family="text">
      <style:text-properties fo:font-size="12pt" fo:language="en" fo:country="US" style:font-size-asian="12pt" style:font-size-complex="12pt"/>
    </style:style>
    <style:style style:name="T457" style:family="text">
      <style:text-properties fo:font-size="12pt" fo:language="en" fo:country="US" officeooo:rsid="06c868c8" style:font-size-asian="12pt" style:font-size-complex="12pt"/>
    </style:style>
    <style:style style:name="T458" style:family="text">
      <style:text-properties fo:font-size="12pt" officeooo:rsid="00b3455c" style:font-size-asian="12pt" text:display="true"/>
    </style:style>
    <style:style style:name="T459" style:family="text">
      <style:text-properties fo:font-size="12pt" fo:font-style="normal" officeooo:rsid="019376f6" fo:background-color="transparent" loext:char-shading-value="0" style:font-size-asian="12pt" style:font-style-asian="normal" style:font-name-complex="Times New Roman1" style:font-style-complex="normal" text:display="true"/>
    </style:style>
    <style:style style:name="T460" style:family="text">
      <style:text-properties style:font-name="Liberation Serif"/>
    </style:style>
    <style:style style:name="T461" style:family="text">
      <style:text-properties style:font-name="Liberation Serif" fo:font-style="normal" style:text-underline-style="none" fo:font-weight="normal" style:font-style-asian="normal" style:font-weight-asian="normal" style:font-style-complex="normal" style:font-weight-complex="normal"/>
    </style:style>
    <style:style style:name="T462" style:family="text">
      <style:text-properties style:font-name="Liberation Serif" fo:font-style="normal" style:text-underline-style="none" fo:font-weight="normal" officeooo:rsid="00ec3739" style:font-style-asian="normal" style:font-weight-asian="normal" style:font-style-complex="normal" style:font-weight-complex="normal"/>
    </style:style>
    <style:style style:name="T463" style:family="text">
      <style:text-properties style:font-name="Liberation Serif" fo:font-style="normal" style:text-underline-style="none" fo:font-weight="normal" officeooo:rsid="0728d615" style:font-style-asian="normal" style:font-weight-asian="normal" style:font-style-complex="normal" style:font-weight-complex="normal"/>
    </style:style>
    <style:style style:name="T464" style:family="text">
      <style:text-properties style:font-name="Liberation Serif" fo:font-style="normal" style:text-underline-style="none" fo:font-weight="normal" officeooo:rsid="00f08a6a" style:font-style-asian="normal" style:font-weight-asian="normal" style:font-style-complex="normal" style:font-weight-complex="normal"/>
    </style:style>
    <style:style style:name="T465" style:family="text">
      <style:text-properties style:font-name="Liberation Serif" fo:font-style="normal" style:text-underline-style="none" fo:font-weight="normal" officeooo:rsid="00f138f3" style:font-style-asian="normal" style:font-weight-asian="normal" style:font-style-complex="normal" style:font-weight-complex="normal"/>
    </style:style>
    <style:style style:name="T466" style:family="text">
      <style:text-properties officeooo:rsid="079c877d"/>
    </style:style>
    <style:style style:name="T467" style:family="text">
      <style:text-properties officeooo:rsid="07a3f7a8"/>
    </style:style>
    <style:style style:name="T468" style:family="text">
      <style:text-properties officeooo:rsid="07a8f6b6"/>
    </style:style>
    <style:style style:name="T469" style:family="text">
      <style:text-properties officeooo:rsid="07dbacb9"/>
    </style:style>
    <style:style style:name="T470" style:family="text">
      <style:text-properties style:text-position="40% 100%" fo:font-size="9.5pt" style:font-size-asian="9.5pt"/>
    </style:style>
    <style:style style:name="T471" style:family="text">
      <style:text-properties style:text-position="40% 100%" fo:font-size="9.5pt" officeooo:rsid="06bd68cd" style:font-size-asian="9.5pt"/>
    </style:style>
    <style:style style:name="T472" style:family="text">
      <style:text-properties text:display="true"/>
    </style:style>
    <style:style style:name="T473" style:family="text">
      <style:text-properties officeooo:rsid="00b3455c" text:display="true"/>
    </style:style>
    <style:style style:name="T474" style:family="text">
      <style:text-properties style:use-window-font-color="true" style:font-name="Times New Roman" fo:font-size="12pt" fo:language="en" fo:country="CA" style:font-name-asian="Times New Roman" style:font-size-asian="12pt" style:language-asian="en" style:country-asian="US"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04250320" text:id="ct104250320">
          <text:deletion>
            <office:change-info>
              <dc:creator>Unknown Author</dc:creator>
              <dc:date>2017-06-12T17:37:34.999396014</dc:date>
            </office:change-info>
            <text:p text:style-name="P1"><text:span text:style-name="Comment_20_Reference"><text:span text:style-name="T1"><office:annotation><dc:creator>Dixie Mager</dc:creator><dc:date>2017-06-12T14:03:00</dc:date><loext:sender-initials>DM</loext:sender-initials><text:p text:style-name="P102"><text:span text:style-name="T474">Why is this font bigger?</text:span></text:p></office:annotation></text:span></text:span></text:p>
          </text:deletion>
        </text:changed-region>
        <text:changed-region xml:id="ct113574608" text:id="ct113574608">
          <text:insertion>
            <office:change-info>
              <dc:creator>Unknown Author</dc:creator>
              <dc:date>2017-06-12T17:37:34.999396014</dc:date>
            </office:change-info>
          </text:insertion>
        </text:changed-region>
        <text:changed-region xml:id="ct114207168" text:id="ct114207168">
          <text:deletion>
            <office:change-info>
              <dc:creator>Unknown Author</dc:creator>
              <dc:date>2017-06-12T17:37:34.999396014</dc:date>
            </office:change-info>
            <text:p text:style-name="P2"><text:span text:style-name="T2">,</text:span></text:p>
          </text:deletion>
        </text:changed-region>
        <text:changed-region xml:id="ct113459760" text:id="ct113459760">
          <text:insertion>
            <office:change-info>
              <dc:creator>Unknown Author</dc:creator>
              <dc:date>2017-06-12T17:37:34.999396014</dc:date>
            </office:change-info>
          </text:insertion>
        </text:changed-region>
        <text:changed-region xml:id="ct115518976" text:id="ct115518976">
          <text:deletion>
            <office:change-info>
              <dc:creator>Unknown Author</dc:creator>
              <dc:date>2017-06-12T17:37:34.999396014</dc:date>
            </office:change-info>
            <text:p text:style-name="P3"><text:span text:style-name="T3">TE-derived transcription initiation</text:span></text:p>
          </text:deletion>
        </text:changed-region>
        <text:changed-region xml:id="ct105911680" text:id="ct105911680">
          <text:insertion>
            <office:change-info>
              <dc:creator>Unknown Author</dc:creator>
              <dc:date>2017-06-12T17:37:34.999396014</dc:date>
            </office:change-info>
          </text:insertion>
        </text:changed-region>
        <text:changed-region xml:id="ct111597584" text:id="ct111597584">
          <text:deletion>
            <office:change-info>
              <dc:creator>Unknown Author</dc:creator>
              <dc:date>2017-06-12T17:37:34.999396014</dc:date>
            </office:change-info>
            <text:p text:style-name="P3"><text:reference-mark-start text:name="ZOTERO_ITEM CSL_CITATION {&quot;citationID&quot;:&quot;cphdf4mlp&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AxzL46RH9v"/><text:span text:style-name="T3">39</text:span><text:reference-mark-end text:name="ZOTERO_ITEM CSL_CITATION {&quot;citationID&quot;:&quot;cphdf4mlp&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AxzL46RH9v"/></text:p>
          </text:deletion>
        </text:changed-region>
        <text:changed-region xml:id="ct105912240" text:id="ct105912240">
          <text:insertion>
            <office:change-info>
              <dc:creator>Unknown Author</dc:creator>
              <dc:date>2017-06-12T17:37:34.999396014</dc:date>
            </office:change-info>
          </text:insertion>
        </text:changed-region>
        <text:changed-region xml:id="ct111597808" text:id="ct111597808">
          <text:deletion>
            <office:change-info>
              <dc:creator>Unknown Author</dc:creator>
              <dc:date>2017-06-12T17:37:34.999396014</dc:date>
            </office:change-info>
            <text:p text:style-name="P3"><text:span text:style-name="T4">algorithms</text:span></text:p>
          </text:deletion>
        </text:changed-region>
        <text:changed-region xml:id="ct111598128" text:id="ct111598128">
          <text:deletion>
            <office:change-info>
              <dc:creator>Unknown Author</dc:creator>
              <dc:date>2017-06-12T17:37:34.999396014</dc:date>
            </office:change-info>
            <text:p text:style-name="P4"><text:span text:style-name="T5">in </text:span></text:p>
          </text:deletion>
        </text:changed-region>
        <text:changed-region xml:id="ct120025824" text:id="ct120025824">
          <text:insertion>
            <office:change-info>
              <dc:creator>Unknown Author</dc:creator>
              <dc:date>2017-06-12T17:37:34.999396014</dc:date>
            </office:change-info>
          </text:insertion>
        </text:changed-region>
        <text:changed-region xml:id="ct111598448" text:id="ct111598448">
          <text:deletion>
            <office:change-info>
              <dc:creator>Unknown Author</dc:creator>
              <dc:date>2017-06-12T17:37:34.999396014</dc:date>
            </office:change-info>
            <text:p text:style-name="P4"><text:reference-mark-start text:name="ZOTERO_ITEM CSL_CITATION {&quot;citationID&quot;:&quot;r0KKPx6X&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MD9gH1xgbe"/><text:span text:style-name="T6">33</text:span><text:reference-mark-end text:name="ZOTERO_ITEM CSL_CITATION {&quot;citationID&quot;:&quot;r0KKPx6X&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MD9gH1xgbe"/></text:p>
          </text:deletion>
        </text:changed-region>
        <text:changed-region xml:id="ct120026384" text:id="ct120026384">
          <text:insertion>
            <office:change-info>
              <dc:creator>Unknown Author</dc:creator>
              <dc:date>2017-06-12T17:37:34.999396014</dc:date>
            </office:change-info>
          </text:insertion>
        </text:changed-region>
        <text:changed-region xml:id="ct116350848" text:id="ct116350848">
          <text:deletion>
            <office:change-info>
              <dc:creator>Unknown Author</dc:creator>
              <dc:date>2017-06-12T17:37:34.999396014</dc:date>
            </office:change-info>
            <text:p text:style-name="P4"><text:reference-mark-start text:name="ZOTERO_ITEM CSL_CITATION {&quot;citationID&quot;:&quot;BxlPlSOy&quot;,&quot;properties&quot;:{&quot;formattedCitation&quot;:&quot;(33)&quot;,&quot;plainCitation&quot;:&quot;(33)&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RHtJTBCJnW"/><text:span text:style-name="T7">34</text:span><text:reference-mark-end text:name="ZOTERO_ITEM CSL_CITATION {&quot;citationID&quot;:&quot;BxlPlSOy&quot;,&quot;properties&quot;:{&quot;formattedCitation&quot;:&quot;(33)&quot;,&quot;plainCitation&quot;:&quot;(33)&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RHtJTBCJnW"/></text:p>
          </text:deletion>
        </text:changed-region>
        <text:changed-region xml:id="ct106654128" text:id="ct106654128">
          <text:insertion>
            <office:change-info>
              <dc:creator>Unknown Author</dc:creator>
              <dc:date>2017-06-12T17:37:34.999396014</dc:date>
            </office:change-info>
          </text:insertion>
        </text:changed-region>
        <text:changed-region xml:id="ct116351072" text:id="ct116351072">
          <text:deletion>
            <office:change-info>
              <dc:creator>Unknown Author</dc:creator>
              <dc:date>2017-06-12T17:37:34.999396014</dc:date>
            </office:change-info>
            <text:p text:style-name="P5"><text:reference-mark-start text:name="ZOTERO_ITEM CSL_CITATION {&quot;citationID&quot;:&quot;nri4rf1oo&quot;,&quot;properties&quot;:{&quot;formattedCitation&quot;:&quot;(34)&quot;,&quot;plainCitation&quot;:&quot;(34)&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WVZJBfLxqc"/><text:span text:style-name="T8">35</text:span><text:reference-mark-end text:name="ZOTERO_ITEM CSL_CITATION {&quot;citationID&quot;:&quot;nri4rf1oo&quot;,&quot;properties&quot;:{&quot;formattedCitation&quot;:&quot;(34)&quot;,&quot;plainCitation&quot;:&quot;(34)&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WVZJBfLxqc"/></text:p>
          </text:deletion>
        </text:changed-region>
        <text:changed-region xml:id="ct106654688" text:id="ct106654688">
          <text:insertion>
            <office:change-info>
              <dc:creator>Unknown Author</dc:creator>
              <dc:date>2017-06-12T17:37:34.999396014</dc:date>
            </office:change-info>
          </text:insertion>
        </text:changed-region>
        <text:changed-region xml:id="ct116351424" text:id="ct116351424">
          <text:deletion>
            <office:change-info>
              <dc:creator>Unknown Author</dc:creator>
              <dc:date>2017-06-12T17:37:34.999396014</dc:date>
            </office:change-info>
            <text:p text:style-name="P5"><text:span text:style-name="T8">that</text:span></text:p>
          </text:deletion>
        </text:changed-region>
        <text:changed-region xml:id="ct116351744" text:id="ct116351744">
          <text:deletion>
            <office:change-info>
              <dc:creator>Unknown Author</dc:creator>
              <dc:date>2017-06-12T17:37:34.999396014</dc:date>
            </office:change-info>
            <text:p text:style-name="P5"><text:span text:style-name="T8">a </text:span></text:p>
          </text:deletion>
        </text:changed-region>
        <text:changed-region xml:id="ct113064896" text:id="ct113064896">
          <text:insertion>
            <office:change-info>
              <dc:creator>Unknown Author</dc:creator>
              <dc:date>2017-06-12T17:37:34.999396014</dc:date>
            </office:change-info>
          </text:insertion>
        </text:changed-region>
        <text:changed-region xml:id="ct81268336" text:id="ct81268336">
          <text:deletion>
            <office:change-info>
              <dc:creator>Unknown Author</dc:creator>
              <dc:date>2017-06-12T17:37:34.999396014</dc:date>
            </office:change-info>
            <text:p text:style-name="P5"><text:reference-mark-start text:name="ZOTERO_ITEM CSL_CITATION {&quot;citationID&quot;:&quot;13f9ogs5je&quot;,&quot;properties&quot;:{&quot;formattedCitation&quot;:&quot;(24,26,29)&quot;,&quot;plainCitation&quot;:&quot;(24,26,29)&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HDsAl3e6a2"/><text:span text:style-name="T9">25,27,30</text:span><text:reference-mark-end text:name="ZOTERO_ITEM CSL_CITATION {&quot;citationID&quot;:&quot;13f9ogs5je&quot;,&quot;properties&quot;:{&quot;formattedCitation&quot;:&quot;(24,26,29)&quot;,&quot;plainCitation&quot;:&quot;(24,26,29)&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HDsAl3e6a2"/></text:p>
          </text:deletion>
        </text:changed-region>
        <text:changed-region xml:id="ct113065456" text:id="ct113065456">
          <text:insertion>
            <office:change-info>
              <dc:creator>Unknown Author</dc:creator>
              <dc:date>2017-06-12T17:37:34.999396014</dc:date>
            </office:change-info>
          </text:insertion>
        </text:changed-region>
        <text:changed-region xml:id="ct81268560" text:id="ct81268560">
          <text:deletion>
            <office:change-info>
              <dc:creator>Unknown Author</dc:creator>
              <dc:date>2017-06-12T17:37:34.999396014</dc:date>
            </office:change-info>
            <text:p text:style-name="P6"><text:span text:style-name="T10"><text:s/></text:span></text:p>
          </text:deletion>
        </text:changed-region>
        <text:changed-region xml:id="ct115874736" text:id="ct115874736">
          <text:insertion>
            <office:change-info>
              <dc:creator>Unknown Author</dc:creator>
              <dc:date>2017-06-12T17:37:34.999396014</dc:date>
            </office:change-info>
          </text:insertion>
        </text:changed-region>
        <text:changed-region xml:id="ct81268912" text:id="ct81268912">
          <text:deletion>
            <office:change-info>
              <dc:creator>Unknown Author</dc:creator>
              <dc:date>2017-06-12T17:37:34.999396014</dc:date>
            </office:change-info>
            <text:p text:style-name="P7"><text:reference-mark-start text:name="ZOTERO_ITEM CSL_CITATION {&quot;citationID&quot;:&quot;t1uru9pqr&quot;,&quot;properties&quot;:{&quot;formattedCitation&quot;:&quot;(35)&quot;,&quot;plainCitation&quot;:&quot;(35)&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Z2X0u11kRe"/><text:span text:style-name="T11">36</text:span><text:reference-mark-end text:name="ZOTERO_ITEM CSL_CITATION {&quot;citationID&quot;:&quot;t1uru9pqr&quot;,&quot;properties&quot;:{&quot;formattedCitation&quot;:&quot;(35)&quot;,&quot;plainCitation&quot;:&quot;(35)&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Z2X0u11kRe"/></text:p>
          </text:deletion>
        </text:changed-region>
        <text:changed-region xml:id="ct115875296" text:id="ct115875296">
          <text:insertion>
            <office:change-info>
              <dc:creator>Unknown Author</dc:creator>
              <dc:date>2017-06-12T17:37:34.999396014</dc:date>
            </office:change-info>
          </text:insertion>
        </text:changed-region>
        <text:changed-region xml:id="ct81269232" text:id="ct81269232">
          <text:deletion>
            <office:change-info>
              <dc:creator>Unknown Author</dc:creator>
              <dc:date>2017-06-12T17:37:34.999396014</dc:date>
            </office:change-info>
            <text:p text:style-name="P8"><text:span text:style-name="T12">run</text:span></text:p>
          </text:deletion>
        </text:changed-region>
        <text:changed-region xml:id="ct115875856" text:id="ct115875856">
          <text:insertion>
            <office:change-info>
              <dc:creator>Unknown Author</dc:creator>
              <dc:date>2017-06-12T17:37:34.999396014</dc:date>
            </office:change-info>
          </text:insertion>
        </text:changed-region>
        <text:changed-region xml:id="ct115720544" text:id="ct115720544">
          <text:deletion>
            <office:change-info>
              <dc:creator>Unknown Author</dc:creator>
              <dc:date>2017-06-12T17:37:34.999396014</dc:date>
            </office:change-info>
            <text:p text:style-name="P8"><text:reference-mark-start text:name="ZOTERO_ITEM CSL_CITATION {&quot;citationID&quot;:&quot;j5hi5ej0o&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c3Wc3ytmfM"/><text:span text:style-name="T12">37</text:span><text:reference-mark-end text:name="ZOTERO_ITEM CSL_CITATION {&quot;citationID&quot;:&quot;j5hi5ej0o&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c3Wc3ytmfM"/></text:p>
          </text:deletion>
        </text:changed-region>
        <text:changed-region xml:id="ct112499200" text:id="ct112499200">
          <text:insertion>
            <office:change-info>
              <dc:creator>Unknown Author</dc:creator>
              <dc:date>2017-06-12T17:37:34.999396014</dc:date>
            </office:change-info>
          </text:insertion>
        </text:changed-region>
        <text:changed-region xml:id="ct115720768" text:id="ct115720768">
          <text:deletion>
            <office:change-info>
              <dc:creator>Unknown Author</dc:creator>
              <dc:date>2017-06-12T17:37:34.999396014</dc:date>
            </office:change-info>
            <text:p text:style-name="P7"><text:reference-mark-start text:name="ZOTERO_ITEM CSL_CITATION {&quot;citationID&quot;:&quot;1e04hqltch&quot;,&quot;properties&quot;:{&quot;formattedCitation&quot;:&quot;(37)&quot;,&quot;plainCitation&quot;:&quot;(37)&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fXuVctZ4Ic"/><text:span text:style-name="T13">38</text:span><text:reference-mark-end text:name="ZOTERO_ITEM CSL_CITATION {&quot;citationID&quot;:&quot;1e04hqltch&quot;,&quot;properties&quot;:{&quot;formattedCitation&quot;:&quot;(37)&quot;,&quot;plainCitation&quot;:&quot;(37)&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fXuVctZ4Ic"/></text:p>
          </text:deletion>
        </text:changed-region>
        <text:changed-region xml:id="ct112499792" text:id="ct112499792">
          <text:insertion>
            <office:change-info>
              <dc:creator>Unknown Author</dc:creator>
              <dc:date>2017-06-12T17:37:34.999396014</dc:date>
            </office:change-info>
          </text:insertion>
        </text:changed-region>
        <text:changed-region xml:id="ct115720992" text:id="ct115720992">
          <text:deletion>
            <office:change-info>
              <dc:creator>Unknown Author</dc:creator>
              <dc:date>2017-06-12T17:37:34.999396014</dc:date>
            </office:change-info>
            <text:p text:style-name="P7"><text:span text:style-name="T14">that</text:span></text:p>
          </text:deletion>
        </text:changed-region>
        <text:changed-region xml:id="ct109961728" text:id="ct109961728">
          <text:insertion>
            <office:change-info>
              <dc:creator>Unknown Author</dc:creator>
              <dc:date>2017-06-12T17:37:34.999396014</dc:date>
            </office:change-info>
          </text:insertion>
        </text:changed-region>
        <text:changed-region xml:id="ct115721408" text:id="ct115721408">
          <text:deletion>
            <office:change-info>
              <dc:creator>Unknown Author</dc:creator>
              <dc:date>2017-06-12T17:37:34.999396014</dc:date>
            </office:change-info>
            <text:p text:style-name="P7"><text:span text:style-name="T14">upstream</text:span></text:p>
          </text:deletion>
        </text:changed-region>
        <text:changed-region xml:id="ct109962288" text:id="ct109962288">
          <text:insertion>
            <office:change-info>
              <dc:creator>Unknown Author</dc:creator>
              <dc:date>2017-06-12T17:37:34.999396014</dc:date>
            </office:change-info>
          </text:insertion>
        </text:changed-region>
        <text:changed-region xml:id="ct114745088" text:id="ct114745088">
          <text:deletion>
            <office:change-info>
              <dc:creator>Unknown Author</dc:creator>
              <dc:date>2017-06-12T17:37:34.999396014</dc:date>
            </office:change-info>
            <text:p text:style-name="P7"><text:span text:style-name="T15">read</text:span></text:p>
          </text:deletion>
        </text:changed-region>
        <text:changed-region xml:id="ct114745312" text:id="ct114745312">
          <text:deletion>
            <office:change-info>
              <dc:creator>Unknown Author</dc:creator>
              <dc:date>2017-06-12T17:37:34.999396014</dc:date>
            </office:change-info>
            <text:p text:style-name="P9"><text:span text:style-name="Comment_20_Reference"><text:span text:style-name="T16"><office:annotation><dc:creator>Dixie Mager</dc:creator><dc:date>2017-06-12T16:13:00</dc:date><loext:sender-initials>DM</loext:sender-initials><text:p text:style-name="P102"><text:span text:style-name="T474">Should you refer to Fig. S4 here? </text:span></text:p></office:annotation></text:span></text:span></text:p>
          </text:deletion>
        </text:changed-region>
        <text:changed-region xml:id="ct114745664" text:id="ct114745664">
          <text:deletion>
            <office:change-info>
              <dc:creator>Unknown Author</dc:creator>
              <dc:date>2017-06-12T17:37:34.999396014</dc:date>
            </office:change-info>
            <text:p text:style-name="P9"><text:span text:style-name="Comment_20_Reference"><text:span text:style-name="T17"><office:annotation><dc:creator>Dixie Mager</dc:creator><dc:date>2017-06-12T16:14:00</dc:date><loext:sender-initials>DM</loext:sender-initials><text:p text:style-name="P102"><text:span text:style-name="T474">Is this supposed to be Suppl figure 5 showing the FHAD1 case? <text:s/></text:span></text:p></office:annotation></text:span></text:span></text:p>
          </text:deletion>
        </text:changed-region>
        <text:changed-region xml:id="ct114745888" text:id="ct114745888">
          <text:deletion>
            <office:change-info>
              <dc:creator>Unknown Author</dc:creator>
              <dc:date>2017-06-12T17:37:34.999396014</dc:date>
            </office:change-info>
            <text:p text:style-name="P9"><text:span text:style-name="Comment_20_Reference"><text:span text:style-name="T18"><office:annotation><dc:creator>Dixie Mager</dc:creator><dc:date>2017-06-12T15:42:00</dc:date><loext:sender-initials>DM</loext:sender-initials><text:p text:style-name="P102"><text:span text:style-name="T474">As I commented before, does mention of “oncoexaptation” belong in this BioRxve submission? <text:s/>Please revise.</text:span></text:p></office:annotation></text:span></text:span></text:p>
          </text:deletion>
        </text:changed-region>
        <text:changed-region xml:id="ct109962848" text:id="ct109962848">
          <text:insertion>
            <office:change-info>
              <dc:creator>Unknown Author</dc:creator>
              <dc:date>2017-06-12T17:37:34.999396014</dc:date>
            </office:change-info>
          </text:insertion>
        </text:changed-region>
        <text:changed-region xml:id="ct119297168" text:id="ct119297168">
          <text:deletion>
            <office:change-info>
              <dc:creator>Unknown Author</dc:creator>
              <dc:date>2017-06-12T17:37:34.999396014</dc:date>
            </office:change-info>
            <text:p text:style-name="P9"><text:span text:style-name="T19">contribution</text:span></text:p>
          </text:deletion>
        </text:changed-region>
        <text:changed-region xml:id="ct111783360" text:id="ct111783360">
          <text:insertion>
            <office:change-info>
              <dc:creator>Unknown Author</dc:creator>
              <dc:date>2017-06-12T17:37:34.999396014</dc:date>
            </office:change-info>
          </text:insertion>
        </text:changed-region>
        <text:changed-region xml:id="ct104352752" text:id="ct104352752">
          <text:deletion>
            <office:change-info>
              <dc:creator>Unknown Author</dc:creator>
              <dc:date>2017-06-12T17:37:34.999396014</dc:date>
            </office:change-info>
            <text:p text:style-name="P10"><text:span text:style-name="T20">neighbouring</text:span></text:p>
          </text:deletion>
        </text:changed-region>
        <text:changed-region xml:id="ct111783888" text:id="ct111783888">
          <text:insertion>
            <office:change-info>
              <dc:creator>Unknown Author</dc:creator>
              <dc:date>2017-06-12T17:37:34.999396014</dc:date>
            </office:change-info>
          </text:insertion>
        </text:changed-region>
        <text:changed-region xml:id="ct104353168" text:id="ct104353168">
          <text:deletion>
            <office:change-info>
              <dc:creator>Unknown Author</dc:creator>
              <dc:date>2017-06-12T17:37:34.999396014</dc:date>
            </office:change-info>
            <text:p text:style-name="P10"><text:span text:style-name="Comment_20_Reference"><text:span text:style-name="T16">39,40).</text:span></text:span><text:span text:style-name="Comment_20_Reference"><text:span text:style-name="T16"><office:annotation><dc:creator>Dixie Mager</dc:creator><dc:date>2017-06-12T15:49:00</dc:date><loext:sender-initials>DM</loext:sender-initials><text:p text:style-name="P102"><text:span text:style-name="T474">You have already cited these. You need to use a reference program that does not allow duplicates like this. Otherwise a longer paper or thesis will be a nightmare. <text:s/>Please check all refs for duplicates.</text:span></text:p></office:annotation></text:span></text:span></text:p>
          </text:deletion>
        </text:changed-region>
        <text:changed-region xml:id="ct111784448" text:id="ct111784448">
          <text:insertion>
            <office:change-info>
              <dc:creator>Unknown Author</dc:creator>
              <dc:date>2017-06-12T17:37:34.999396014</dc:date>
            </office:change-info>
          </text:insertion>
        </text:changed-region>
        <text:changed-region xml:id="ct104353392" text:id="ct104353392">
          <text:deletion>
            <office:change-info>
              <dc:creator>Unknown Author</dc:creator>
              <dc:date>2017-06-12T17:37:34.999396014</dc:date>
            </office:change-info>
            <text:p text:style-name="P10"><text:span text:style-name="T19">individual project</text:span></text:p>
          </text:deletion>
        </text:changed-region>
        <text:changed-region xml:id="ct111823056" text:id="ct111823056">
          <text:insertion>
            <office:change-info>
              <dc:creator>Unknown Author</dc:creator>
              <dc:date>2017-06-12T17:37:34.999396014</dc:date>
            </office:change-info>
          </text:insertion>
        </text:changed-region>
        <text:changed-region xml:id="ct104353712" text:id="ct104353712">
          <text:deletion>
            <office:change-info>
              <dc:creator>Unknown Author</dc:creator>
              <dc:date>2017-06-12T17:37:34.999396014</dc:date>
            </office:change-info>
            <text:p text:style-name="P4"><text:reference-mark-start text:name="ZOTERO_ITEM CSL_CITATION {&quot;citationID&quot;:&quot;biXcJXWc&quot;,&quot;properties&quot;:{&quot;formattedCitation&quot;:&quot;(38)&quot;,&quot;plainCitation&quot;:&quot;(38)&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hktOfDFi74"/><text:span text:style-name="T21"><text:s/>(41</text:span><text:reference-mark-end text:name="ZOTERO_ITEM CSL_CITATION {&quot;citationID&quot;:&quot;biXcJXWc&quot;,&quot;properties&quot;:{&quot;formattedCitation&quot;:&quot;(38)&quot;,&quot;plainCitation&quot;:&quot;(38)&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hktOfDFi74"/></text:p>
          </text:deletion>
        </text:changed-region>
        <text:changed-region xml:id="ct111823552" text:id="ct111823552">
          <text:insertion>
            <office:change-info>
              <dc:creator>Unknown Author</dc:creator>
              <dc:date>2017-06-12T17:37:34.999396014</dc:date>
            </office:change-info>
          </text:insertion>
        </text:changed-region>
        <text:changed-region xml:id="ct81278416" text:id="ct81278416">
          <text:deletion>
            <office:change-info>
              <dc:creator>Unknown Author</dc:creator>
              <dc:date>2017-06-12T17:37:34.999396014</dc:date>
            </office:change-info>
            <text:p text:style-name="P11"><text:span text:style-name="T22">that</text:span></text:p>
          </text:deletion>
        </text:changed-region>
        <text:changed-region xml:id="ct111824112" text:id="ct111824112">
          <text:insertion>
            <office:change-info>
              <dc:creator>Unknown Author</dc:creator>
              <dc:date>2017-06-12T17:37:34.999396014</dc:date>
            </office:change-info>
          </text:insertion>
        </text:changed-region>
        <text:changed-region xml:id="ct81278640" text:id="ct81278640">
          <text:deletion>
            <office:change-info>
              <dc:creator>Unknown Author</dc:creator>
              <dc:date>2017-06-12T17:37:34.999396014</dc:date>
            </office:change-info>
            <text:p text:style-name="P12"><text:span text:style-name="T23">than</text:span></text:p>
          </text:deletion>
        </text:changed-region>
        <text:changed-region xml:id="ct106317920" text:id="ct106317920">
          <text:insertion>
            <office:change-info>
              <dc:creator>Unknown Author</dc:creator>
              <dc:date>2017-06-12T17:37:34.999396014</dc:date>
            </office:change-info>
          </text:insertion>
        </text:changed-region>
        <text:changed-region xml:id="ct81279056" text:id="ct81279056">
          <text:deletion>
            <office:change-info>
              <dc:creator>Unknown Author</dc:creator>
              <dc:date>2017-06-12T17:37:34.999396014</dc:date>
            </office:change-info>
            <text:p text:style-name="P4"><text:reference-mark-start text:name="ZOTERO_ITEM CSL_CITATION {&quot;citationID&quot;:&quot;AoOZZ2ll&quot;,&quot;properties&quot;:{&quot;formattedCitation&quot;:&quot;(17)&quot;,&quot;plainCitation&quot;:&quot;(17)&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q8bGwSOi5R"/><text:span text:style-name="T24">18</text:span><text:reference-mark-end text:name="ZOTERO_ITEM CSL_CITATION {&quot;citationID&quot;:&quot;AoOZZ2ll&quot;,&quot;properties&quot;:{&quot;formattedCitation&quot;:&quot;(17)&quot;,&quot;plainCitation&quot;:&quot;(17)&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q8bGwSOi5R"/></text:p>
          </text:deletion>
        </text:changed-region>
        <text:changed-region xml:id="ct106318480" text:id="ct106318480">
          <text:insertion>
            <office:change-info>
              <dc:creator>Unknown Author</dc:creator>
              <dc:date>2017-06-12T17:37:34.999396014</dc:date>
            </office:change-info>
          </text:insertion>
        </text:changed-region>
        <text:changed-region xml:id="ct81279376" text:id="ct81279376">
          <text:deletion>
            <office:change-info>
              <dc:creator>Unknown Author</dc:creator>
              <dc:date>2017-06-12T17:37:34.999396014</dc:date>
            </office:change-info>
            <text:p text:style-name="P13"><text:span text:style-name="T25">Hodgkin Lymphoma</text:span></text:p>
          </text:deletion>
        </text:changed-region>
        <text:changed-region xml:id="ct113080672" text:id="ct113080672">
          <text:deletion>
            <office:change-info>
              <dc:creator>Unknown Author</dc:creator>
              <dc:date>2017-06-12T17:37:34.999396014</dc:date>
            </office:change-info>
            <text:p text:style-name="P13"><text:span text:style-name="Comment_20_Reference"><text:span text:style-name="T26"><office:annotation><dc:creator>Dixie Mager</dc:creator><dc:date>2017-06-12T16:04:00</dc:date><loext:sender-initials>DM</loext:sender-initials><text:p text:style-name="P102"><text:span text:style-name="T474">Remove this. <text:s/>Also Need to reference where the HL data and normal B cell data came from for Liane’s gel figure.</text:span></text:p></office:annotation></text:span></text:span></text:p>
          </text:deletion>
        </text:changed-region>
        <text:changed-region xml:id="ct106319040" text:id="ct106319040">
          <text:insertion>
            <office:change-info>
              <dc:creator>Unknown Author</dc:creator>
              <dc:date>2017-06-12T17:37:34.999396014</dc:date>
            </office:change-info>
          </text:insertion>
        </text:changed-region>
        <text:changed-region xml:id="ct113081024" text:id="ct113081024">
          <text:deletion>
            <office:change-info>
              <dc:creator>Unknown Author</dc:creator>
              <dc:date>2017-06-12T17:37:34.999396014</dc:date>
            </office:change-info>
            <text:p text:style-name="P4"><text:reference-mark-start text:name="ZOTERO_ITEM CSL_CITATION {&quot;citationID&quot;:&quot;Iss1H2Wc&quot;,&quot;properties&quot;:{&quot;formattedCitation&quot;:&quot;(15)&quot;,&quot;plainCitation&quot;:&quot;(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C7Y6caRoVD"/><text:span text:style-name="T27">39</text:span><text:reference-mark-end text:name="ZOTERO_ITEM CSL_CITATION {&quot;citationID&quot;:&quot;Iss1H2Wc&quot;,&quot;properties&quot;:{&quot;formattedCitation&quot;:&quot;(15)&quot;,&quot;plainCitation&quot;:&quot;(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C7Y6caRoVD"/></text:p>
          </text:deletion>
        </text:changed-region>
        <text:changed-region xml:id="ct113081344" text:id="ct113081344">
          <text:deletion>
            <office:change-info>
              <dc:creator>Unknown Author</dc:creator>
              <dc:date>2017-06-12T17:37:34.999396014</dc:date>
            </office:change-info>
            <text:p text:style-name="P14"><text:span text:style-name="Comment_20_Reference"><text:span text:style-name="T472"><office:annotation><dc:creator>Dixie Mager</dc:creator><dc:date>2017-06-12T15:54:00</dc:date><loext:sender-initials>DM</loext:sender-initials><text:p text:style-name="P102"><text:span text:style-name="T474">Check all refs for duplicates! <text:s/></text:span></text:p></office:annotation></text:span></text:span></text:p>
          </text:deletion>
        </text:changed-region>
        <text:changed-region xml:id="ct112283456" text:id="ct112283456">
          <text:insertion>
            <office:change-info>
              <dc:creator>Unknown Author</dc:creator>
              <dc:date>2017-06-12T17:37:34.999396014</dc:date>
            </office:change-info>
          </text:insertion>
        </text:changed-region>
        <text:changed-region xml:id="ct111887872" text:id="ct111887872">
          <text:deletion>
            <office:change-info>
              <dc:creator>Unknown Author</dc:creator>
              <dc:date>2017-06-12T17:37:34.999396014</dc:date>
            </office:change-info>
            <text:p text:style-name="Bibliography_20_1">2. <text:tab/>Rebollo R, Romanish MT, Mager DL. Transposable elements: an abundant and natural source of regulatory sequences for host genes. Annu Rev Genet. 2012;46:21–42. </text:p>
            <text:p text:style-name="Bibliography_20_1"/>
          </text:deletion>
        </text:changed-region>
        <text:changed-region xml:id="ct112284016" text:id="ct112284016">
          <text:insertion>
            <office:change-info>
              <dc:creator>Unknown Author</dc:creator>
              <dc:date>2017-06-12T17:37:34.999396014</dc:date>
            </office:change-info>
          </text:insertion>
        </text:changed-region>
        <text:changed-region xml:id="ct111888464" text:id="ct111888464">
          <text:deletion>
            <office:change-info>
              <dc:creator>Unknown Author</dc:creator>
              <dc:date>2017-06-12T17:37:34.999396014</dc:date>
            </office:change-info>
            <text:p text:style-name="Bibliography_20_1">3. <text:tab/>Rebollo R, Farivar S, Mager DL. C-GATE - catalogue of genes affected by transposable elements. Mob DNA. 2012;3(1):9. </text:p>
            <text:p text:style-name="Bibliography_20_1"/>
          </text:deletion>
        </text:changed-region>
        <text:changed-region xml:id="ct112284576" text:id="ct112284576">
          <text:insertion>
            <office:change-info>
              <dc:creator>Unknown Author</dc:creator>
              <dc:date>2017-06-12T17:37:34.999396014</dc:date>
            </office:change-info>
          </text:insertion>
        </text:changed-region>
        <text:changed-region xml:id="ct105873856" text:id="ct105873856">
          <text:deletion>
            <office:change-info>
              <dc:creator>Unknown Author</dc:creator>
              <dc:date>2017-06-12T17:37:34.999396014</dc:date>
            </office:change-info>
            <text:p text:style-name="Bibliography_20_1">4. <text:tab/>Feschotte C. Transposable elements and the evolution of regulatory networks. Nat Rev Genet. 2008 May;9(5):397–405. </text:p>
            <text:p text:style-name="Bibliography_20_1">5. <text:tab/>Chuong EB, Elde NC, Feschotte C. Regulatory activities of transposable elements: from conflicts to benefits. Nat Rev Genet. 2017 Feb;18(2):71–86. </text:p>
            <text:p text:style-name="Bibliography_20_1"/>
          </text:deletion>
        </text:changed-region>
        <text:changed-region xml:id="ct104991104" text:id="ct104991104">
          <text:insertion>
            <office:change-info>
              <dc:creator>Unknown Author</dc:creator>
              <dc:date>2017-06-12T17:37:34.999396014</dc:date>
            </office:change-info>
          </text:insertion>
        </text:changed-region>
        <text:changed-region xml:id="ct115521440" text:id="ct115521440">
          <text:deletion>
            <office:change-info>
              <dc:creator>Unknown Author</dc:creator>
              <dc:date>2017-06-12T17:37:34.999396014</dc:date>
            </office:change-info>
            <text:p text:style-name="Bibliography_20_1">6</text:p>
          </text:deletion>
        </text:changed-region>
        <text:changed-region xml:id="ct104991696" text:id="ct104991696">
          <text:insertion>
            <office:change-info>
              <dc:creator>Unknown Author</dc:creator>
              <dc:date>2017-06-12T17:37:34.999396014</dc:date>
            </office:change-info>
          </text:insertion>
        </text:changed-region>
        <text:changed-region xml:id="ct105874080" text:id="ct105874080">
          <text:deletion>
            <office:change-info>
              <dc:creator>Unknown Author</dc:creator>
              <dc:date>2017-06-12T17:37:34.999396014</dc:date>
            </office:change-info>
            <text:p text:style-name="Bibliography_20_1">7</text:p>
          </text:deletion>
        </text:changed-region>
        <text:changed-region xml:id="ct111580736" text:id="ct111580736">
          <text:insertion>
            <office:change-info>
              <dc:creator>Unknown Author</dc:creator>
              <dc:date>2017-06-12T17:37:34.999396014</dc:date>
            </office:change-info>
          </text:insertion>
        </text:changed-region>
        <text:changed-region xml:id="ct105874304" text:id="ct105874304">
          <text:deletion>
            <office:change-info>
              <dc:creator>Unknown Author</dc:creator>
              <dc:date>2017-06-12T17:37:34.999396014</dc:date>
            </office:change-info>
            <text:p text:style-name="Bibliography_20_1">8</text:p>
          </text:deletion>
        </text:changed-region>
        <text:changed-region xml:id="ct111581296" text:id="ct111581296">
          <text:insertion>
            <office:change-info>
              <dc:creator>Unknown Author</dc:creator>
              <dc:date>2017-06-12T17:37:34.999396014</dc:date>
            </office:change-info>
          </text:insertion>
        </text:changed-region>
        <text:changed-region xml:id="ct81246928" text:id="ct81246928">
          <text:deletion>
            <office:change-info>
              <dc:creator>Unknown Author</dc:creator>
              <dc:date>2017-06-12T17:37:34.999396014</dc:date>
            </office:change-info>
            <text:p text:style-name="Bibliography_20_1">9</text:p>
          </text:deletion>
        </text:changed-region>
        <text:changed-region xml:id="ct111581856" text:id="ct111581856">
          <text:insertion>
            <office:change-info>
              <dc:creator>Unknown Author</dc:creator>
              <dc:date>2017-06-12T17:37:34.999396014</dc:date>
            </office:change-info>
          </text:insertion>
        </text:changed-region>
        <text:changed-region xml:id="ct81247248" text:id="ct81247248">
          <text:deletion>
            <office:change-info>
              <dc:creator>Unknown Author</dc:creator>
              <dc:date>2017-06-12T17:37:34.999396014</dc:date>
            </office:change-info>
            <text:p text:style-name="Bibliography_20_1">10</text:p>
          </text:deletion>
        </text:changed-region>
        <text:changed-region xml:id="ct112804544" text:id="ct112804544">
          <text:insertion>
            <office:change-info>
              <dc:creator>Unknown Author</dc:creator>
              <dc:date>2017-06-12T17:37:34.999396014</dc:date>
            </office:change-info>
          </text:insertion>
        </text:changed-region>
        <text:changed-region xml:id="ct81247568" text:id="ct81247568">
          <text:deletion>
            <office:change-info>
              <dc:creator>Unknown Author</dc:creator>
              <dc:date>2017-06-12T17:37:34.999396014</dc:date>
            </office:change-info>
            <text:p text:style-name="Bibliography_20_1">11</text:p>
          </text:deletion>
        </text:changed-region>
        <text:changed-region xml:id="ct112805104" text:id="ct112805104">
          <text:insertion>
            <office:change-info>
              <dc:creator>Unknown Author</dc:creator>
              <dc:date>2017-06-12T17:37:34.999396014</dc:date>
            </office:change-info>
          </text:insertion>
        </text:changed-region>
        <text:changed-region xml:id="ct81457600" text:id="ct81457600">
          <text:deletion>
            <office:change-info>
              <dc:creator>Unknown Author</dc:creator>
              <dc:date>2017-06-12T17:37:34.999396014</dc:date>
            </office:change-info>
            <text:p text:style-name="Bibliography_20_1">12</text:p>
          </text:deletion>
        </text:changed-region>
        <text:changed-region xml:id="ct112805664" text:id="ct112805664">
          <text:insertion>
            <office:change-info>
              <dc:creator>Unknown Author</dc:creator>
              <dc:date>2017-06-12T17:37:34.999396014</dc:date>
            </office:change-info>
          </text:insertion>
        </text:changed-region>
        <text:changed-region xml:id="ct81457824" text:id="ct81457824">
          <text:deletion>
            <office:change-info>
              <dc:creator>Unknown Author</dc:creator>
              <dc:date>2017-06-12T17:37:34.999396014</dc:date>
            </office:change-info>
            <text:p text:style-name="Bibliography_20_1">13</text:p>
          </text:deletion>
        </text:changed-region>
        <text:changed-region xml:id="ct106056448" text:id="ct106056448">
          <text:insertion>
            <office:change-info>
              <dc:creator>Unknown Author</dc:creator>
              <dc:date>2017-06-12T17:37:34.999396014</dc:date>
            </office:change-info>
          </text:insertion>
        </text:changed-region>
        <text:changed-region xml:id="ct81458048" text:id="ct81458048">
          <text:deletion>
            <office:change-info>
              <dc:creator>Unknown Author</dc:creator>
              <dc:date>2017-06-12T17:37:34.999396014</dc:date>
            </office:change-info>
            <text:p text:style-name="Bibliography_20_1">14</text:p>
          </text:deletion>
        </text:changed-region>
        <text:changed-region xml:id="ct106057008" text:id="ct106057008">
          <text:insertion>
            <office:change-info>
              <dc:creator>Unknown Author</dc:creator>
              <dc:date>2017-06-12T17:37:34.999396014</dc:date>
            </office:change-info>
          </text:insertion>
        </text:changed-region>
        <text:changed-region xml:id="ct81458272" text:id="ct81458272">
          <text:deletion>
            <office:change-info>
              <dc:creator>Unknown Author</dc:creator>
              <dc:date>2017-06-12T17:37:34.999396014</dc:date>
            </office:change-info>
            <text:p text:style-name="Bibliography_20_1">15</text:p>
          </text:deletion>
        </text:changed-region>
        <text:changed-region xml:id="ct106057568" text:id="ct106057568">
          <text:insertion>
            <office:change-info>
              <dc:creator>Unknown Author</dc:creator>
              <dc:date>2017-06-12T17:37:34.999396014</dc:date>
            </office:change-info>
          </text:insertion>
        </text:changed-region>
        <text:changed-region xml:id="ct81458592" text:id="ct81458592">
          <text:deletion>
            <office:change-info>
              <dc:creator>Unknown Author</dc:creator>
              <dc:date>2017-06-12T17:37:34.999396014</dc:date>
            </office:change-info>
            <text:p text:style-name="Bibliography_20_1">16</text:p>
          </text:deletion>
        </text:changed-region>
        <text:changed-region xml:id="ct113767088" text:id="ct113767088">
          <text:insertion>
            <office:change-info>
              <dc:creator>Unknown Author</dc:creator>
              <dc:date>2017-06-12T17:37:34.999396014</dc:date>
            </office:change-info>
          </text:insertion>
        </text:changed-region>
        <text:changed-region xml:id="ct114347376" text:id="ct114347376">
          <text:deletion>
            <office:change-info>
              <dc:creator>Unknown Author</dc:creator>
              <dc:date>2017-06-12T17:37:34.999396014</dc:date>
            </office:change-info>
            <text:p text:style-name="Bibliography_20_1">2015 Aug 17;</text:p>
          </text:deletion>
        </text:changed-region>
        <text:changed-region xml:id="ct113767648" text:id="ct113767648">
          <text:insertion>
            <office:change-info>
              <dc:creator>Unknown Author</dc:creator>
              <dc:date>2017-06-12T17:37:34.999396014</dc:date>
            </office:change-info>
          </text:insertion>
        </text:changed-region>
        <text:changed-region xml:id="ct114347696" text:id="ct114347696">
          <text:deletion>
            <office:change-info>
              <dc:creator>Unknown Author</dc:creator>
              <dc:date>2017-06-12T17:37:34.999396014</dc:date>
            </office:change-info>
            <text:p text:style-name="Bibliography_20_1">17</text:p>
          </text:deletion>
        </text:changed-region>
        <text:changed-region xml:id="ct113768208" text:id="ct113768208">
          <text:insertion>
            <office:change-info>
              <dc:creator>Unknown Author</dc:creator>
              <dc:date>2017-06-12T17:37:34.999396014</dc:date>
            </office:change-info>
          </text:insertion>
        </text:changed-region>
        <text:changed-region xml:id="ct114347920" text:id="ct114347920">
          <text:deletion>
            <office:change-info>
              <dc:creator>Unknown Author</dc:creator>
              <dc:date>2017-06-12T17:37:34.999396014</dc:date>
            </office:change-info>
            <text:p text:style-name="Bibliography_20_1">18</text:p>
          </text:deletion>
        </text:changed-region>
        <text:changed-region xml:id="ct105122512" text:id="ct105122512">
          <text:insertion>
            <office:change-info>
              <dc:creator>Unknown Author</dc:creator>
              <dc:date>2017-06-12T17:37:34.999396014</dc:date>
            </office:change-info>
          </text:insertion>
        </text:changed-region>
        <text:changed-region xml:id="ct81258736" text:id="ct81258736">
          <text:deletion>
            <office:change-info>
              <dc:creator>Unknown Author</dc:creator>
              <dc:date>2017-06-12T17:37:34.999396014</dc:date>
            </office:change-info>
            <text:p text:style-name="Bibliography_20_1">19</text:p>
          </text:deletion>
        </text:changed-region>
        <text:changed-region xml:id="ct105123136" text:id="ct105123136">
          <text:insertion>
            <office:change-info>
              <dc:creator>Unknown Author</dc:creator>
              <dc:date>2017-06-12T17:37:34.999396014</dc:date>
            </office:change-info>
          </text:insertion>
        </text:changed-region>
        <text:changed-region xml:id="ct81258960" text:id="ct81258960">
          <text:deletion>
            <office:change-info>
              <dc:creator>Unknown Author</dc:creator>
              <dc:date>2017-06-12T17:37:34.999396014</dc:date>
            </office:change-info>
            <text:p text:style-name="Bibliography_20_1">20</text:p>
          </text:deletion>
        </text:changed-region>
        <text:changed-region xml:id="ct118909056" text:id="ct118909056">
          <text:insertion>
            <office:change-info>
              <dc:creator>Unknown Author</dc:creator>
              <dc:date>2017-06-12T17:37:34.999396014</dc:date>
            </office:change-info>
          </text:insertion>
        </text:changed-region>
        <text:changed-region xml:id="ct81259184" text:id="ct81259184">
          <text:deletion>
            <office:change-info>
              <dc:creator>Unknown Author</dc:creator>
              <dc:date>2017-06-12T17:37:34.999396014</dc:date>
            </office:change-info>
            <text:p text:style-name="Bibliography_20_1">21</text:p>
          </text:deletion>
        </text:changed-region>
        <text:changed-region xml:id="ct118909616" text:id="ct118909616">
          <text:insertion>
            <office:change-info>
              <dc:creator>Unknown Author</dc:creator>
              <dc:date>2017-06-12T17:37:34.999396014</dc:date>
            </office:change-info>
          </text:insertion>
        </text:changed-region>
        <text:changed-region xml:id="ct81259408" text:id="ct81259408">
          <text:deletion>
            <office:change-info>
              <dc:creator>Unknown Author</dc:creator>
              <dc:date>2017-06-12T17:37:34.999396014</dc:date>
            </office:change-info>
            <text:p text:style-name="Bibliography_20_1">22</text:p>
          </text:deletion>
        </text:changed-region>
        <text:changed-region xml:id="ct118910176" text:id="ct118910176">
          <text:insertion>
            <office:change-info>
              <dc:creator>Unknown Author</dc:creator>
              <dc:date>2017-06-12T17:37:34.999396014</dc:date>
            </office:change-info>
          </text:insertion>
        </text:changed-region>
        <text:changed-region xml:id="ct81259760" text:id="ct81259760">
          <text:deletion>
            <office:change-info>
              <dc:creator>Unknown Author</dc:creator>
              <dc:date>2017-06-12T17:37:34.999396014</dc:date>
            </office:change-info>
            <text:p text:style-name="Bibliography_20_1">23</text:p>
          </text:deletion>
        </text:changed-region>
        <text:changed-region xml:id="ct105279760" text:id="ct105279760">
          <text:insertion>
            <office:change-info>
              <dc:creator>Unknown Author</dc:creator>
              <dc:date>2017-06-12T17:37:34.999396014</dc:date>
            </office:change-info>
          </text:insertion>
        </text:changed-region>
        <text:changed-region xml:id="ct115181664" text:id="ct115181664">
          <text:deletion>
            <office:change-info>
              <dc:creator>Unknown Author</dc:creator>
              <dc:date>2017-06-12T17:37:34.999396014</dc:date>
            </office:change-info>
            <text:p text:style-name="Bibliography_20_1">24</text:p>
          </text:deletion>
        </text:changed-region>
        <text:changed-region xml:id="ct105280416" text:id="ct105280416">
          <text:insertion>
            <office:change-info>
              <dc:creator>Unknown Author</dc:creator>
              <dc:date>2017-06-12T17:37:34.999396014</dc:date>
            </office:change-info>
          </text:insertion>
        </text:changed-region>
        <text:changed-region xml:id="ct115181984" text:id="ct115181984">
          <text:deletion>
            <office:change-info>
              <dc:creator>Unknown Author</dc:creator>
              <dc:date>2017-06-12T17:37:34.999396014</dc:date>
            </office:change-info>
            <text:p text:style-name="Bibliography_20_1">25</text:p>
          </text:deletion>
        </text:changed-region>
        <text:changed-region xml:id="ct114997600" text:id="ct114997600">
          <text:insertion>
            <office:change-info>
              <dc:creator>Unknown Author</dc:creator>
              <dc:date>2017-06-12T17:37:34.999396014</dc:date>
            </office:change-info>
          </text:insertion>
        </text:changed-region>
        <text:changed-region xml:id="ct115182304" text:id="ct115182304">
          <text:deletion>
            <office:change-info>
              <dc:creator>Unknown Author</dc:creator>
              <dc:date>2017-06-12T17:37:34.999396014</dc:date>
            </office:change-info>
            <text:p text:style-name="Bibliography_20_1">26</text:p>
          </text:deletion>
        </text:changed-region>
        <text:changed-region xml:id="ct114998160" text:id="ct114998160">
          <text:insertion>
            <office:change-info>
              <dc:creator>Unknown Author</dc:creator>
              <dc:date>2017-06-12T17:37:34.999396014</dc:date>
            </office:change-info>
          </text:insertion>
        </text:changed-region>
        <text:changed-region xml:id="ct115182528" text:id="ct115182528">
          <text:deletion>
            <office:change-info>
              <dc:creator>Unknown Author</dc:creator>
              <dc:date>2017-06-12T17:37:34.999396014</dc:date>
            </office:change-info>
            <text:p text:style-name="Bibliography_20_1">27</text:p>
          </text:deletion>
        </text:changed-region>
        <text:changed-region xml:id="ct114998720" text:id="ct114998720">
          <text:insertion>
            <office:change-info>
              <dc:creator>Unknown Author</dc:creator>
              <dc:date>2017-06-12T17:37:34.999396014</dc:date>
            </office:change-info>
          </text:insertion>
        </text:changed-region>
        <text:changed-region xml:id="ct115634448" text:id="ct115634448">
          <text:deletion>
            <office:change-info>
              <dc:creator>Unknown Author</dc:creator>
              <dc:date>2017-06-12T17:37:34.999396014</dc:date>
            </office:change-info>
            <text:p text:style-name="Bibliography_20_1">28</text:p>
          </text:deletion>
        </text:changed-region>
        <text:changed-region xml:id="ct61610688" text:id="ct61610688">
          <text:insertion>
            <office:change-info>
              <dc:creator>Unknown Author</dc:creator>
              <dc:date>2017-06-12T17:37:34.999396014</dc:date>
            </office:change-info>
          </text:insertion>
        </text:changed-region>
        <text:changed-region xml:id="ct115634672" text:id="ct115634672">
          <text:deletion>
            <office:change-info>
              <dc:creator>Unknown Author</dc:creator>
              <dc:date>2017-06-12T17:37:34.999396014</dc:date>
            </office:change-info>
            <text:p text:style-name="Bibliography_20_1">29</text:p>
          </text:deletion>
        </text:changed-region>
        <text:changed-region xml:id="ct61611344" text:id="ct61611344">
          <text:insertion>
            <office:change-info>
              <dc:creator>Unknown Author</dc:creator>
              <dc:date>2017-06-12T17:37:34.999396014</dc:date>
            </office:change-info>
          </text:insertion>
        </text:changed-region>
        <text:changed-region xml:id="ct115635184" text:id="ct115635184">
          <text:deletion>
            <office:change-info>
              <dc:creator>Unknown Author</dc:creator>
              <dc:date>2017-06-12T17:37:34.999396014</dc:date>
            </office:change-info>
            <text:p text:style-name="Bibliography_20_1">30</text:p>
          </text:deletion>
        </text:changed-region>
        <text:changed-region xml:id="ct119545312" text:id="ct119545312">
          <text:insertion>
            <office:change-info>
              <dc:creator>Unknown Author</dc:creator>
              <dc:date>2017-06-12T17:37:34.999396014</dc:date>
            </office:change-info>
          </text:insertion>
        </text:changed-region>
        <text:changed-region xml:id="ct115635504" text:id="ct115635504">
          <text:deletion>
            <office:change-info>
              <dc:creator>Unknown Author</dc:creator>
              <dc:date>2017-06-12T17:37:34.999396014</dc:date>
            </office:change-info>
            <text:p text:style-name="Bibliography_20_1">31</text:p>
          </text:deletion>
        </text:changed-region>
        <text:changed-region xml:id="ct119545872" text:id="ct119545872">
          <text:insertion>
            <office:change-info>
              <dc:creator>Unknown Author</dc:creator>
              <dc:date>2017-06-12T17:37:34.999396014</dc:date>
            </office:change-info>
          </text:insertion>
        </text:changed-region>
        <text:changed-region xml:id="ct106735024" text:id="ct106735024">
          <text:deletion>
            <office:change-info>
              <dc:creator>Unknown Author</dc:creator>
              <dc:date>2017-06-12T17:37:34.999396014</dc:date>
            </office:change-info>
            <text:p text:style-name="Bibliography_20_1">32</text:p>
          </text:deletion>
        </text:changed-region>
        <text:changed-region xml:id="ct119546432" text:id="ct119546432">
          <text:insertion>
            <office:change-info>
              <dc:creator>Unknown Author</dc:creator>
              <dc:date>2017-06-12T17:37:34.999396014</dc:date>
            </office:change-info>
          </text:insertion>
        </text:changed-region>
        <text:changed-region xml:id="ct106735344" text:id="ct106735344">
          <text:deletion>
            <office:change-info>
              <dc:creator>Unknown Author</dc:creator>
              <dc:date>2017-06-12T17:37:34.999396014</dc:date>
            </office:change-info>
            <text:p text:style-name="Bibliography_20_1">33</text:p>
          </text:deletion>
        </text:changed-region>
        <text:changed-region xml:id="ct119844880" text:id="ct119844880">
          <text:insertion>
            <office:change-info>
              <dc:creator>Unknown Author</dc:creator>
              <dc:date>2017-06-12T17:37:34.999396014</dc:date>
            </office:change-info>
          </text:insertion>
        </text:changed-region>
        <text:changed-region xml:id="ct106735664" text:id="ct106735664">
          <text:deletion>
            <office:change-info>
              <dc:creator>Unknown Author</dc:creator>
              <dc:date>2017-06-12T17:37:34.999396014</dc:date>
            </office:change-info>
            <text:p text:style-name="Bibliography_20_1">34</text:p>
          </text:deletion>
        </text:changed-region>
        <text:changed-region xml:id="ct119845504" text:id="ct119845504">
          <text:insertion>
            <office:change-info>
              <dc:creator>Unknown Author</dc:creator>
              <dc:date>2017-06-12T17:37:34.999396014</dc:date>
            </office:change-info>
          </text:insertion>
        </text:changed-region>
        <text:changed-region xml:id="ct106735888" text:id="ct106735888">
          <text:deletion>
            <office:change-info>
              <dc:creator>Unknown Author</dc:creator>
              <dc:date>2017-06-12T17:37:34.999396014</dc:date>
            </office:change-info>
            <text:p text:style-name="Bibliography_20_1">35</text:p>
          </text:deletion>
        </text:changed-region>
        <text:changed-region xml:id="ct112852912" text:id="ct112852912">
          <text:insertion>
            <office:change-info>
              <dc:creator>Unknown Author</dc:creator>
              <dc:date>2017-06-12T17:37:34.999396014</dc:date>
            </office:change-info>
          </text:insertion>
        </text:changed-region>
        <text:changed-region xml:id="ct81269936" text:id="ct81269936">
          <text:deletion>
            <office:change-info>
              <dc:creator>Unknown Author</dc:creator>
              <dc:date>2017-06-12T17:37:34.999396014</dc:date>
            </office:change-info>
            <text:p text:style-name="Bibliography_20_1">36</text:p>
          </text:deletion>
        </text:changed-region>
        <text:changed-region xml:id="ct112853472" text:id="ct112853472">
          <text:insertion>
            <office:change-info>
              <dc:creator>Unknown Author</dc:creator>
              <dc:date>2017-06-12T17:37:34.999396014</dc:date>
            </office:change-info>
          </text:insertion>
        </text:changed-region>
        <text:changed-region xml:id="ct81270160" text:id="ct81270160">
          <text:deletion>
            <office:change-info>
              <dc:creator>Unknown Author</dc:creator>
              <dc:date>2017-06-12T17:37:34.999396014</dc:date>
            </office:change-info>
            <text:p text:style-name="Bibliography_20_1">37</text:p>
          </text:deletion>
        </text:changed-region>
        <text:changed-region xml:id="ct112854032" text:id="ct112854032">
          <text:insertion>
            <office:change-info>
              <dc:creator>Unknown Author</dc:creator>
              <dc:date>2017-06-12T17:37:34.999396014</dc:date>
            </office:change-info>
          </text:insertion>
        </text:changed-region>
        <text:changed-region xml:id="ct81270512" text:id="ct81270512">
          <text:deletion>
            <office:change-info>
              <dc:creator>Unknown Author</dc:creator>
              <dc:date>2017-06-12T17:37:34.999396014</dc:date>
            </office:change-info>
            <text:p text:style-name="Bibliography_20_1">38</text:p>
          </text:deletion>
        </text:changed-region>
        <text:changed-region xml:id="ct106429664" text:id="ct106429664">
          <text:deletion>
            <office:change-info>
              <dc:creator>Unknown Author</dc:creator>
              <dc:date>2017-06-12T17:37:34.999396014</dc:date>
            </office:change-info>
            <text:p text:style-name="Bibliography_20_1">39. <text:tab/>Babaian A, Romanish MT, Gagnier L, Kuo LY, Karimi MM, Steidl C, et al. Onco-exaptation of an endogenous retroviral LTR drives IRF5 expression in Hodgkin lymphoma. Oncogene. 2016 May 12;35(19):2542–6. </text:p>
            <text:p text:style-name="Bibliography_20_1">40. <text:tab/>Lamprecht B, Walter K, Kreher S, Kumar R, Hummel M, Lenze D, et al. Derepression of an endogenous long terminal repeat activates the CSF1R proto-oncogene in human lymphoma. Nat Med. 2010 May;16(5):571–579, 1p following 579. </text:p>
            <text:p text:style-name="Bibliography_20_1"/>
          </text:deletion>
        </text:changed-region>
        <text:changed-region xml:id="ct61597968" text:id="ct61597968">
          <text:insertion>
            <office:change-info>
              <dc:creator>Unknown Author</dc:creator>
              <dc:date>2017-06-12T17:37:34.999396014</dc:date>
            </office:change-info>
          </text:insertion>
        </text:changed-region>
        <text:changed-region xml:id="ct106429888" text:id="ct106429888">
          <text:deletion>
            <office:change-info>
              <dc:creator>Unknown Author</dc:creator>
              <dc:date>2017-06-12T17:37:34.999396014</dc:date>
            </office:change-info>
            <text:p text:style-name="Bibliography_20_1">41</text:p>
          </text:deletion>
        </text:changed-region>
        <text:changed-region xml:id="ct61598528" text:id="ct61598528">
          <text:insertion>
            <office:change-info>
              <dc:creator>Unknown Author</dc:creator>
              <dc:date>2017-06-12T17:37:34.999396014</dc:date>
            </office:change-info>
          </text:insertion>
        </text:changed-region>
        <text:changed-region xml:id="ct106430112" text:id="ct106430112">
          <text:deletion>
            <office:change-info>
              <dc:creator>Unknown Author</dc:creator>
              <dc:date>2017-06-12T17:37:34.999396014</dc:date>
            </office:change-info>
            <text:p text:style-name="Bibliography_20_1">42</text:p>
          </text:deletion>
        </text:changed-region>
        <text:changed-region xml:id="ct61599088" text:id="ct61599088">
          <text:insertion>
            <office:change-info>
              <dc:creator>Unknown Author</dc:creator>
              <dc:date>2017-06-12T17:37:34.999396014</dc:date>
            </office:change-info>
          </text:insertion>
        </text:changed-region>
        <text:changed-region xml:id="ct106430432" text:id="ct106430432">
          <text:deletion>
            <office:change-info>
              <dc:creator>Unknown Author</dc:creator>
              <dc:date>2017-06-12T17:37:34.999396014</dc:date>
            </office:change-info>
            <text:p text:style-name="P4"><text:reference-mark-start text:name="ZOTERO_ITEM CSL_CITATION {&quot;citationID&quot;:&quot;1hrivtctsi&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JgGCAXhep9"/><text:span text:style-name="T28">37</text:span><text:reference-mark-end text:name="ZOTERO_ITEM CSL_CITATION {&quot;citationID&quot;:&quot;1hrivtctsi&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JgGCAXhep9"/></text:p>
          </text:deletion>
        </text:changed-region>
        <text:changed-region xml:id="ct120176000" text:id="ct120176000">
          <text:insertion>
            <office:change-info>
              <dc:creator>Unknown Author</dc:creator>
              <dc:date>2017-06-12T17:37:34.999396014</dc:date>
            </office:change-info>
          </text:insertion>
        </text:changed-region>
        <text:changed-region xml:id="ct120195824" text:id="ct120195824">
          <text:deletion>
            <office:change-info>
              <dc:creator>Unknown Author</dc:creator>
              <dc:date>2017-06-12T17:37:34.999396014</dc:date>
            </office:change-info>
            <text:p text:style-name="P4"><text:reference-mark-start text:name="ZOTERO_ITEM CSL_CITATION {&quot;citationID&quot;:&quot;khjbhmgeu&quot;,&quot;properties&quot;:{&quot;formattedCitation&quot;:&quot;(39)&quot;,&quot;plainCitation&quot;:&quot;(3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fTDuKTzPUW"/><text:span text:style-name="T28">42</text:span><text:reference-mark-end text:name="ZOTERO_ITEM CSL_CITATION {&quot;citationID&quot;:&quot;khjbhmgeu&quot;,&quot;properties&quot;:{&quot;formattedCitation&quot;:&quot;(39)&quot;,&quot;plainCitation&quot;:&quot;(3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fTDuKTzPUW"/></text:p>
          </text:deletion>
        </text:changed-region>
        <text:changed-region xml:id="ct120176560" text:id="ct120176560">
          <text:insertion>
            <office:change-info>
              <dc:creator>Unknown Author</dc:creator>
              <dc:date>2017-06-12T17:37:34.999396014</dc:date>
            </office:change-info>
          </text:insertion>
        </text:changed-region>
        <text:changed-region xml:id="ct120196048" text:id="ct120196048">
          <text:deletion>
            <office:change-info>
              <dc:creator>Unknown Author</dc:creator>
              <dc:date>2017-06-12T17:37:34.999396014</dc:date>
            </office:change-info>
            <text:p text:style-name="P15"><text:span text:style-name="T29">polyadenylated</text:span></text:p>
          </text:deletion>
        </text:changed-region>
        <text:changed-region xml:id="ct112962848" text:id="ct112962848">
          <text:insertion>
            <office:change-info>
              <dc:creator>Unknown Author</dc:creator>
              <dc:date>2017-06-12T17:37:34.999396014</dc:date>
            </office:change-info>
          </text:insertion>
        </text:changed-region>
        <text:changed-region xml:id="ct120196272" text:id="ct120196272">
          <text:deletion>
            <office:change-info>
              <dc:creator>Unknown Author</dc:creator>
              <dc:date>2017-06-12T17:37:34.999396014</dc:date>
            </office:change-info>
            <text:p text:style-name="P15"><text:span text:style-name="T30">TSSs</text:span></text:p>
          </text:deletion>
        </text:changed-region>
        <text:changed-region xml:id="ct112963408" text:id="ct112963408">
          <text:insertion>
            <office:change-info>
              <dc:creator>Unknown Author</dc:creator>
              <dc:date>2017-06-12T17:37:34.999396014</dc:date>
            </office:change-info>
          </text:insertion>
        </text:changed-region>
        <text:changed-region xml:id="ct120196496" text:id="ct120196496">
          <text:deletion>
            <office:change-info>
              <dc:creator>Unknown Author</dc:creator>
              <dc:date>2017-06-12T17:37:34.999396014</dc:date>
            </office:change-info>
            <text:p text:style-name="P15"><text:span text:style-name="T30">TSSs</text:span></text:p>
          </text:deletion>
        </text:changed-region>
        <text:changed-region xml:id="ct112718480" text:id="ct112718480">
          <text:insertion>
            <office:change-info>
              <dc:creator>Unknown Author</dc:creator>
              <dc:date>2017-06-12T17:37:34.999396014</dc:date>
            </office:change-info>
          </text:insertion>
        </text:changed-region>
        <text:changed-region xml:id="ct120196848" text:id="ct120196848">
          <text:deletion>
            <office:change-info>
              <dc:creator>Unknown Author</dc:creator>
              <dc:date>2017-06-12T17:37:34.999396014</dc:date>
            </office:change-info>
            <text:p text:style-name="P15"><text:span text:style-name="T30">TSSs</text:span></text:p>
          </text:deletion>
        </text:changed-region>
        <text:changed-region xml:id="ct112719040" text:id="ct112719040">
          <text:insertion>
            <office:change-info>
              <dc:creator>Unknown Author</dc:creator>
              <dc:date>2017-06-12T17:37:34.999396014</dc:date>
            </office:change-info>
          </text:insertion>
        </text:changed-region>
        <text:changed-region xml:id="ct105275456" text:id="ct105275456">
          <text:deletion>
            <office:change-info>
              <dc:creator>Unknown Author</dc:creator>
              <dc:date>2017-06-12T17:37:34.999396014</dc:date>
            </office:change-info>
            <text:p text:style-name="P15"><text:span text:style-name="T30">that</text:span></text:p>
          </text:deletion>
        </text:changed-region>
        <text:changed-region xml:id="ct112719600" text:id="ct112719600">
          <text:insertion>
            <office:change-info>
              <dc:creator>Unknown Author</dc:creator>
              <dc:date>2017-06-12T17:37:34.999396014</dc:date>
            </office:change-info>
          </text:insertion>
        </text:changed-region>
        <text:changed-region xml:id="ct105275776" text:id="ct105275776">
          <text:deletion>
            <office:change-info>
              <dc:creator>Unknown Author</dc:creator>
              <dc:date>2017-06-12T17:37:34.999396014</dc:date>
            </office:change-info>
            <text:p text:style-name="P15"><text:span text:style-name="T31">TSSs</text:span></text:p>
          </text:deletion>
        </text:changed-region>
        <text:changed-region xml:id="ct119507776" text:id="ct119507776">
          <text:insertion>
            <office:change-info>
              <dc:creator>Unknown Author</dc:creator>
              <dc:date>2017-06-12T17:37:34.999396014</dc:date>
            </office:change-info>
          </text:insertion>
        </text:changed-region>
        <text:changed-region xml:id="ct105276096" text:id="ct105276096">
          <text:deletion>
            <office:change-info>
              <dc:creator>Unknown Author</dc:creator>
              <dc:date>2017-06-12T17:37:34.999396014</dc:date>
            </office:change-info>
            <text:p text:style-name="P15"><text:span text:style-name="T32">overlaid</text:span></text:p>
          </text:deletion>
        </text:changed-region>
        <text:changed-region xml:id="ct119508336" text:id="ct119508336">
          <text:insertion>
            <office:change-info>
              <dc:creator>Unknown Author</dc:creator>
              <dc:date>2017-06-12T17:37:34.999396014</dc:date>
            </office:change-info>
          </text:insertion>
        </text:changed-region>
        <text:changed-region xml:id="ct105276416" text:id="ct105276416">
          <text:deletion>
            <office:change-info>
              <dc:creator>Unknown Author</dc:creator>
              <dc:date>2017-06-12T17:37:34.999396014</dc:date>
            </office:change-info>
            <text:p text:style-name="P16"><text:span text:style-name="T33">Hodgkin</text:span></text:p>
          </text:deletion>
        </text:changed-region>
        <text:changed-region xml:id="ct81386976" text:id="ct81386976">
          <text:deletion>
            <office:change-info>
              <dc:creator>Unknown Author</dc:creator>
              <dc:date>2017-06-12T17:37:34.999396014</dc:date>
            </office:change-info>
            <text:p text:style-name="P16"><text:span text:style-name="Comment_20_Reference"><text:span text:style-name="T34"><office:annotation><dc:creator>Dixie Mager</dc:creator><dc:date>2017-06-12T16:04:00</dc:date><loext:sender-initials>DM</loext:sender-initials><text:p text:style-name="P102"><text:span text:style-name="T474">You will need to say something about this data and the normals you compared to <text:s/>- to arrive at the conclusion that they are “HL-specific”. <text:s/>As written, no one would be able to follow this. <text:s/></text:span></text:p></office:annotation></text:span></text:span></text:p>
          </text:deletion>
        </text:changed-region>
        <text:changed-region xml:id="ct109779968" text:id="ct109779968">
          <text:insertion>
            <office:change-info>
              <dc:creator>Unknown Author</dc:creator>
              <dc:date>2017-06-12T17:37:34.999396014</dc:date>
            </office:change-info>
          </text:insertion>
        </text:changed-region>
        <text:changed-region xml:id="ct116000224" text:id="ct116000224">
          <text:deletion>
            <office:change-info>
              <dc:creator>Unknown Author</dc:creator>
              <dc:date>2017-06-12T17:37:34.999396014</dc:date>
            </office:change-info>
            <text:p text:style-name="P17"><text:span text:style-name="T35">Locus</text:span></text:p>
          </text:deletion>
        </text:changed-region>
        <text:changed-region xml:id="ct109780416" text:id="ct109780416">
          <text:insertion>
            <office:change-info>
              <dc:creator>Unknown Author</dc:creator>
              <dc:date>2017-06-12T17:37:34.999396014</dc:date>
            </office:change-info>
          </text:insertion>
        </text:changed-region>
        <text:changed-region xml:id="ct116790608" text:id="ct116790608">
          <text:deletion>
            <office:change-info>
              <dc:creator>Unknown Author</dc:creator>
              <dc:date>2017-06-12T17:37:34.999396014</dc:date>
            </office:change-info>
            <text:p text:style-name="P17"><text:span text:style-name="T35">locus</text:span></text:p>
          </text:deletion>
        </text:changed-region>
        <text:changed-region xml:id="ct109780976" text:id="ct109780976">
          <text:insertion>
            <office:change-info>
              <dc:creator>Unknown Author</dc:creator>
              <dc:date>2017-06-12T17:37:34.999396014</dc:date>
            </office:change-info>
          </text:insertion>
        </text:changed-region>
        <text:changed-region xml:id="ct81387664" text:id="ct81387664">
          <text:deletion>
            <office:change-info>
              <dc:creator>Unknown Author</dc:creator>
              <dc:date>2017-06-12T17:37:34.999396014</dc:date>
            </office:change-info>
            <text:p text:style-name="P18"><text:span text:style-name="T36">Supplementary Figure 5: </text:span>UCSC genome browser view of a <text:span text:style-name="T37">LIONS</text:span> identified chimeric transcript in K562. An upstream MLT1K LTR element initiates transcription and splices into exon 2 of the <text:span text:style-name="T37">FHAD1</text:span> gene in which the coding sequence begins. The <text:span text:style-name="T37">Cufflinks</text:span> assembly contigs as well as the aligned reads and <text:span text:style-name="T37">tophat2 </text:span>detected splice junctions are shown, this case would be classified as ‘Einside’ as the entire first exon is contained within the MLT1K LTR element. CAGE hidden markov model clusters (UCSC accessions: whole cell wgEncodeEH001150; cytosol wgEncodeEH000332; nucleus wgEncodeEH000333), Dnase-seq (wgEncodeEH000530) and ChIP-seq (H3K4me1 wgEncodeEH000046; H3K4me3 wgEncodeEH000048; H3K27me3 wgEncodeEH000044) coverage support that this is a promoter as well as being classified as a ‘weak promoter’ by the respective Broad ChromHMM model (wgEncodeEH00079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LIONS: Analysis Suite for <text:span text:style-name="T440">Detecting and Quantifying</text:span> Transposable Element Initiated Transcription from RNAseq</text:p>
      <text:p text:style-name="P21"/>
      <text:p text:style-name="P71">Artem Babaian<text:span text:style-name="T445">1,2</text:span>, Jake Lev<text:span text:style-name="T449">er</text:span><text:span text:style-name="T446">3,4</text:span>, Liane Gagnier<text:span text:style-name="T445">1,2</text:span>, and Dixie L. Mager<text:span text:style-name="T445">1,2</text:span></text:p>
      <text:p text:style-name="P82"/>
      <text:p text:style-name="P72"><text:span text:style-name="T470">1</text:span>Terry Fox Laboratory, BC Cancer Agency, <text:span text:style-name="T451">Vancouver, BC, Canada.</text:span></text:p>
      <text:p text:style-name="P73"><text:span text:style-name="T470">2</text:span>Dept. of Medical Genetics, University of British Columbia, <text:span text:style-name="T451">Vancouver, BC, Canada.</text:span></text:p>
      <text:p text:style-name="P74"><text:span text:style-name="T471">3</text:span><text:span text:style-name="T450">Canada’s Michael Smith Genome Sciences Centre</text:span>, Vancouver, BC, Canada.</text:p>
      <text:p text:style-name="P75"><text:span text:style-name="T471">4</text:span><text:span text:style-name="T450">Bioinformatics Graduate Program</text:span>, University of British Columbia, Vancouver, BC, Canada.</text:p>
      <text:p text:style-name="P59"/>
      <text:p text:style-name="P22"/>
      <text:p text:style-name="P22"/>
      <text:p text:style-name="P22"/>
      <text:p text:style-name="P22"/>
      <text:p text:style-name="P22"/>
      <text:p text:style-name="P22"/>
      <text:p text:style-name="P76">Dixie <text:span text:style-name="T452">L. </text:span>Mager</text:p>
      <text:p text:style-name="P77">Terry Fox Laboratory</text:p>
      <text:p text:style-name="P77">BC Cancer Agency</text:p>
      <text:p text:style-name="P77">675 West 10<text:span text:style-name="T445">th</text:span> Avenue</text:p>
      <text:p text:style-name="P77">Vancouver, BC, V5Z1L3, Canada</text:p>
      <text:p text:style-name="P78"><text:span text:style-name="T456">Email: </text:span><text:span text:style-name="T457">dmager@bccrc.ca</text:span></text:p>
      <text:p text:style-name="P60">Abstract</text:p>
      <text:p text:style-name="P26">Transposable Elements <text:span text:style-name="T38">(TEs), which comprise almost half</text:span> of the human genome,<text:span text:style-name="T134"> can contribute to the evolution of novel transcriptional circuitry. Specific and biologically meaningful interpretation of TE-initiated transcripts has been marred by computational and methodological deficiencies. We developed the software suite LIONS (www.github.com/ababaian/LIONS) to analyze <text:s/>paired-end RNAseq data for detecting and quantifying significant TE-contributions to a transcriptome. The LIONS suite serves as a platform for TE RNAseq analysis and can be applied to a broad set of data sets for the study of development, stress treatments, aging and cancer.</text:span></text:p>
      <text:p text:style-name="P26"/>
      <text:p text:style-name="P26"/>
      <text:p text:style-name="P23">List of Abbreviations</text:p>
      <text:p text:style-name="P27">CAGE: Cap Analysis Gene Expression</text:p>
      <text:p text:style-name="P28">ERV: Endogenous Retrovirus</text:p>
      <text:p text:style-name="P27">LTR: Long Terminal Repeat</text:p>
      <text:p text:style-name="P29">TE: <text:span text:style-name="T166">Transposable Elements</text:span></text:p>
      <text:p text:style-name="P27">TSS: Transcription Start Site</text:p>
      <text:p text:style-name="P28"><text:s/></text:p>
      <text:p text:style-name="P70">Background</text:p>
      <text:p text:style-name="P2"><text:span text:style-name="T76">A major fraction of the human genome is composed of transposable elements (TEs),</text:span><text:span text:style-name="T77"> which </text:span><text:span text:style-name="T79">along with sequences encoding transposition machinery,</text:span><text:span text:style-name="T77"> contain promoters, enhancers and other cis-regulatory sequences </text:span><text:reference-mark-start text:name="ZOTERO_ITEM CSL_CITATION {&quot;citationID&quot;:&quot;9b5aB9iF&quot;,&quot;properties&quot;:{&quot;formattedCitation&quot;:&quot;(1)&quot;,&quot;plainCitation&quot;:&quot;(1)&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schema&quot;:&quot;https://github.com/citation-style-language/schema/raw/master/csl-citation.json&quot;} RND2LvnFgx5tD"/><text:span text:style-name="T77">(1)</text:span><text:reference-mark-end text:name="ZOTERO_ITEM CSL_CITATION {&quot;citationID&quot;:&quot;9b5aB9iF&quot;,&quot;properties&quot;:{&quot;formattedCitation&quot;:&quot;(1)&quot;,&quot;plainCitation&quot;:&quot;(1)&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schema&quot;:&quot;https://github.com/citation-style-language/schema/raw/master/csl-citation.json&quot;} RND2LvnFgx5tD"/><text:span text:style-name="T77">. </text:span><text:span text:style-name="Comment_20_Reference"><text:span text:style-name="T130"><office:annotation><dc:creator>Dixie Mager</dc:creator><dc:date>2017-06-12T14:02:00</dc:date><loext:sender-initials>DM</loext:sender-initials><text:p text:style-name="P102"><text:span text:style-name="T474">Refs one and 2 are the same.</text:span></text:p></office:annotation></text:span></text:span><text:span text:style-name="T77">Initially these regulatory sequences </text:span><text:span text:style-name="T88">are </text:span><text:span text:style-name="T94">necessary</text:span><text:span text:style-name="T88"> for</text:span><text:span text:style-name="T77"> TE </text:span><text:span text:style-name="T89">retrotransposition</text:span><text:span text:style-name="T77">, although over time they can be </text:span><text:span text:style-name="T90">co-opted or </text:span><text:span text:style-name="T77">exapted into host gene regulatio</text:span><text:span text:style-name="T133">n</text:span><text:span text:style-name="T77"> </text:span><text:reference-mark-start text:name="ZOTERO_ITEM CSL_CITATION {&quot;citationID&quot;:&quot;a6k12b36qo&quot;,&quot;properties&quot;:{&quot;unsorted&quot;:true,&quot;formattedCitation&quot;:&quot;{\\rtf (1\\uc0\\u8211{}4)}&quot;,&quot;plainCitation&quot;:&quot;(1–4)&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label&quot;:&quot;page&quot;},{&quot;id&quot;:703,&quot;uris&quot;:[&quot;http://zotero.org/users/607191/items/7R8KJM2B&quot;],&quot;uri&quot;:[&quot;http://zotero.org/users/607191/items/7R8KJM2B&quot;],&quot;itemData&quot;:{&quot;id&quot;:703,&quot;type&quot;:&quot;article-journal&quot;,&quot;title&quot;:&quot;C-GATE - catalogue of genes affected by transposable elements&quot;,&quot;container-title&quot;:&quot;Mobile DNA&quot;,&quot;page&quot;:&quot;9&quot;,&quot;volume&quot;:&quot;3&quot;,&quot;issue&quot;:&quot;1&quot;,&quot;source&quot;:&quot;www.mobilednajournal.com&quot;,&quot;abstract&quot;:&quot;PMID: 22621612&quot;,&quot;DOI&quot;:&quot;10.1186/1759-8753-3-9&quot;,&quot;ISSN&quot;:&quot;1759-8753&quot;,&quot;note&quot;:&quot;PMID: 22621612&quot;,&quot;language&quot;:&quot;en&quot;,&quot;author&quot;:[{&quot;family&quot;:&quot;Rebollo&quot;,&quot;given&quot;:&quot;Rita&quot;},{&quot;family&quot;:&quot;Farivar&quot;,&quot;given&quot;:&quot;Sharareh&quot;},{&quot;family&quot;:&quot;Mager&quot;,&quot;given&quot;:&quot;Dixie L.&quot;}],&quot;issued&quot;:{&quot;date-parts&quot;:[[&quot;2012&quot;,5,23]]}},&quot;label&quot;:&quot;page&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label&quot;:&quot;page&quot;},{&quot;id&quot;:983,&quot;uris&quot;:[&quot;http://zotero.org/users/607191/items/QPN9RS95&quot;],&quot;uri&quot;:[&quot;http://zotero.org/users/607191/items/QPN9RS95&quot;],&quot;itemData&quot;:{&quot;id&quot;:983,&quot;type&quot;:&quot;article-journal&quot;,&quot;title&quot;:&quot;Regulatory activities of transposable elements: from conflicts to benefits&quot;,&quot;container-title&quot;:&quot;Nature Reviews Genetics&quot;,&quot;page&quot;:&quot;71-86&quot;,&quot;volume&quot;:&quot;18&quot;,&quot;issue&quot;:&quot;2&quot;,&quot;source&quot;:&quot;www.nature.com&quot;,&quot;abstract&quot;:&quot;Transposable elements (TEs) are a prolific source of tightly regulated, biochemically active non-coding elements, such as transcription factor-binding sites and non-coding RNAs. Many recent studies reinvigorate the idea that these elements are pervasively co-opted for the regulation of host genes. We argue that the inherent genetic properties of TEs and the conflicting relationships with their hosts facilitate their recruitment for regulatory functions in diverse genomes. We review recent findings supporting the long-standing hypothesis that the waves of TE invasions endured by organisms for eons have catalysed the evolution of gene-regulatory networks. We also discuss the challenges of dissecting and interpreting the phenotypic effect of regulatory activities encoded by TEs in health and disease.\nView full text&quot;,&quot;DOI&quot;:&quot;10.1038/nrg.2016.139&quot;,&quot;ISSN&quot;:&quot;1471-0056&quot;,&quot;shortTitle&quot;:&quot;Regulatory activities of transposable elements&quot;,&quot;journalAbbreviation&quot;:&quot;Nat Rev Genet&quot;,&quot;language&quot;:&quot;en&quot;,&quot;author&quot;:[{&quot;family&quot;:&quot;Chuong&quot;,&quot;given&quot;:&quot;Edward B.&quot;},{&quot;family&quot;:&quot;Elde&quot;,&quot;given&quot;:&quot;Nels C.&quot;},{&quot;family&quot;:&quot;Feschotte&quot;,&quot;given&quot;:&quot;Cédric&quot;}],&quot;issued&quot;:{&quot;date-parts&quot;:[[&quot;2017&quot;,2]]}},&quot;label&quot;:&quot;page&quot;}],&quot;schema&quot;:&quot;https://github.com/citation-style-language/schema/raw/master/csl-citation.json&quot;} RND80tfkCRupK"/><text:span text:style-name="T396">(1</text:span><text:span text:style-name="T395">–4)</text:span><text:reference-mark-end text:name="ZOTERO_ITEM CSL_CITATION {&quot;citationID&quot;:&quot;a6k12b36qo&quot;,&quot;properties&quot;:{&quot;unsorted&quot;:true,&quot;formattedCitation&quot;:&quot;{\\rtf (1\\uc0\\u8211{}4)}&quot;,&quot;plainCitation&quot;:&quot;(1–4)&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label&quot;:&quot;page&quot;},{&quot;id&quot;:703,&quot;uris&quot;:[&quot;http://zotero.org/users/607191/items/7R8KJM2B&quot;],&quot;uri&quot;:[&quot;http://zotero.org/users/607191/items/7R8KJM2B&quot;],&quot;itemData&quot;:{&quot;id&quot;:703,&quot;type&quot;:&quot;article-journal&quot;,&quot;title&quot;:&quot;C-GATE - catalogue of genes affected by transposable elements&quot;,&quot;container-title&quot;:&quot;Mobile DNA&quot;,&quot;page&quot;:&quot;9&quot;,&quot;volume&quot;:&quot;3&quot;,&quot;issue&quot;:&quot;1&quot;,&quot;source&quot;:&quot;www.mobilednajournal.com&quot;,&quot;abstract&quot;:&quot;PMID: 22621612&quot;,&quot;DOI&quot;:&quot;10.1186/1759-8753-3-9&quot;,&quot;ISSN&quot;:&quot;1759-8753&quot;,&quot;note&quot;:&quot;PMID: 22621612&quot;,&quot;language&quot;:&quot;en&quot;,&quot;author&quot;:[{&quot;family&quot;:&quot;Rebollo&quot;,&quot;given&quot;:&quot;Rita&quot;},{&quot;family&quot;:&quot;Farivar&quot;,&quot;given&quot;:&quot;Sharareh&quot;},{&quot;family&quot;:&quot;Mager&quot;,&quot;given&quot;:&quot;Dixie L.&quot;}],&quot;issued&quot;:{&quot;date-parts&quot;:[[&quot;2012&quot;,5,23]]}},&quot;label&quot;:&quot;page&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label&quot;:&quot;page&quot;},{&quot;id&quot;:983,&quot;uris&quot;:[&quot;http://zotero.org/users/607191/items/QPN9RS95&quot;],&quot;uri&quot;:[&quot;http://zotero.org/users/607191/items/QPN9RS95&quot;],&quot;itemData&quot;:{&quot;id&quot;:983,&quot;type&quot;:&quot;article-journal&quot;,&quot;title&quot;:&quot;Regulatory activities of transposable elements: from conflicts to benefits&quot;,&quot;container-title&quot;:&quot;Nature Reviews Genetics&quot;,&quot;page&quot;:&quot;71-86&quot;,&quot;volume&quot;:&quot;18&quot;,&quot;issue&quot;:&quot;2&quot;,&quot;source&quot;:&quot;www.nature.com&quot;,&quot;abstract&quot;:&quot;Transposable elements (TEs) are a prolific source of tightly regulated, biochemically active non-coding elements, such as transcription factor-binding sites and non-coding RNAs. Many recent studies reinvigorate the idea that these elements are pervasively co-opted for the regulation of host genes. We argue that the inherent genetic properties of TEs and the conflicting relationships with their hosts facilitate their recruitment for regulatory functions in diverse genomes. We review recent findings supporting the long-standing hypothesis that the waves of TE invasions endured by organisms for eons have catalysed the evolution of gene-regulatory networks. We also discuss the challenges of dissecting and interpreting the phenotypic effect of regulatory activities encoded by TEs in health and disease.\nView full text&quot;,&quot;DOI&quot;:&quot;10.1038/nrg.2016.139&quot;,&quot;ISSN&quot;:&quot;1471-0056&quot;,&quot;shortTitle&quot;:&quot;Regulatory activities of transposable elements&quot;,&quot;journalAbbreviation&quot;:&quot;Nat Rev Genet&quot;,&quot;language&quot;:&quot;en&quot;,&quot;author&quot;:[{&quot;family&quot;:&quot;Chuong&quot;,&quot;given&quot;:&quot;Edward B.&quot;},{&quot;family&quot;:&quot;Elde&quot;,&quot;given&quot;:&quot;Nels C.&quot;},{&quot;family&quot;:&quot;Feschotte&quot;,&quot;given&quot;:&quot;Cédric&quot;}],&quot;issued&quot;:{&quot;date-parts&quot;:[[&quot;2017&quot;,2]]}},&quot;label&quot;:&quot;page&quot;}],&quot;schema&quot;:&quot;https://github.com/citation-style-language/schema/raw/master/csl-citation.json&quot;} RND80tfkCRupK"/><text:span text:style-name="T77">. </text:span><text:span text:style-name="T79">Even a</text:span><text:span text:style-name="T78">s mutations hamstring a TE’s capability to mobilize, the intrinsic </text:span><text:span text:style-name="T79">promoter in the elements </text:span><text:span text:style-name="T91">may</text:span><text:span text:style-name="T79"> remain functional, such as the long terminal repeats (LTRs) flanking endogenous retroviruses (ERVs) or the 5' sense and anti-sense promoters of LINE-1 elements.</text:span><text:span text:style-name="Comment_20_Reference"><text:span text:style-name="T131"><office:annotation><dc:creator>Dixie Mager</dc:creator><dc:date>2017-06-12T15:22:00</dc:date><loext:sender-initials>DM</loext:sender-initials><text:p text:style-name="P102"><text:span text:style-name="T474">In the last version I corrected, I asked you to add general refs for ERVs and L1s here. <text:s/></text:span></text:p></office:annotation></text:span></text:span><text:span text:style-name="T79"> Thus </text:span><text:span text:style-name="T77">TEs can be viewed as a </text:span><text:span text:style-name="T92">dispersed</text:span><text:span text:style-name="T77"> reservoir </text:span><text:span text:style-name="T79">of </text:span><text:span text:style-name="T77">regulatory sequences from which </text:span><text:span text:style-name="T93">transcriptional</text:span><text:span text:style-name="T77"> </text:span><text:span text:style-name="T79">innovation</text:span><text:span text:style-name="T77"> may arise.</text:span></text:p>
      <text:p text:style-name="P1"><text:span text:style-name="T400">The percentage of transcripts initiated within repetitive DNA as measured by </text:span><text:span text:style-name="T95">Cap Analysis Gene Expression </text:span><text:span text:style-name="T96">(CAGE)</text:span><text:span text:style-name="T400"> is substantial, ranging from ~3-15% depending on the tissue </text:span><text:reference-mark-start text:name="ZOTERO_ITEM CSL_CITATION {&quot;citationID&quot;:&quot;19k51o8v4t&quot;,&quot;properties&quot;:{&quot;formattedCitation&quot;:&quot;(5)&quot;,&quot;plainCitation&quot;:&quot;(5)&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dnAhTBPZnn"/><text:span text:style-name="T400">(5)</text:span><text:reference-mark-end text:name="ZOTERO_ITEM CSL_CITATION {&quot;citationID&quot;:&quot;19k51o8v4t&quot;,&quot;properties&quot;:{&quot;formattedCitation&quot;:&quot;(5)&quot;,&quot;plainCitation&quot;:&quot;(5)&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dnAhTBPZnn"/><text:span text:style-name="T400">. These TE-initiated transcripts are enriched for long non-coding RNAs (lncRNA) </text:span><text:reference-mark-start text:name="ZOTERO_ITEM CSL_CITATION {&quot;citationID&quot;:&quot;21s7afgbd&quot;,&quot;properties&quot;:{&quot;formattedCitation&quot;:&quot;(6,7)&quot;,&quot;plainCitation&quot;:&quot;(6,7)&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WWmIAxt7Rb"/><text:span text:style-name="T400">(6,7)</text:span><text:reference-mark-end text:name="ZOTERO_ITEM CSL_CITATION {&quot;citationID&quot;:&quot;21s7afgbd&quot;,&quot;properties&quot;:{&quot;formattedCitation&quot;:&quot;(6,7)&quot;,&quot;plainCitation&quot;:&quot;(6,7)&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WWmIAxt7Rb"/><text:span text:style-name="T400">. In human embryonic stem cells (hESCs), ERV transcription in particular is a marker of pluripotency in mice </text:span><text:reference-mark-start text:name="ZOTERO_ITEM CSL_CITATION {&quot;citationID&quot;:&quot;FIaGsTp3&quot;,&quot;properties&quot;:{&quot;formattedCitation&quot;:&quot;(8)&quot;,&quot;plainCitation&quot;:&quot;(8)&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REk6S9gDhP"/><text:span text:style-name="T400">(8)</text:span><text:reference-mark-end text:name="ZOTERO_ITEM CSL_CITATION {&quot;citationID&quot;:&quot;FIaGsTp3&quot;,&quot;properties&quot;:{&quot;formattedCitation&quot;:&quot;(8)&quot;,&quot;plainCitation&quot;:&quot;(8)&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REk6S9gDhP"/><text:span text:style-name="T400">. There is also growing evidence that ERV-initiated transcripts are functionally involved in the evolution of the human stem cell transcriptome </text:span><text:reference-mark-start text:name="ZOTERO_ITEM CSL_CITATION {&quot;citationID&quot;:&quot;iHsQXI7U&quot;,&quot;properties&quot;:{&quot;unsorted&quot;:true,&quot;formattedCitation&quot;:&quot;{\\rtf (9\\uc0\\u8211{}12)}&quot;,&quot;plainCitation&quot;:&quot;(9–12)&quot;},&quot;citationItems&quot;:[{&quot;id&quot;:992,&quot;uris&quot;:[&quot;http://zotero.org/users/607191/items/4EBADJP2&quot;],&quot;uri&quot;:[&quot;http://zotero.org/users/607191/items/4EBADJP2&quot;],&quot;itemData&quot;:{&quot;id&quot;:992,&quot;type&quot;:&quot;article-journal&quot;,&quot;title&quot;:&quot;Transposable elements in the mammalian embryo: pioneers surviving through stealth and service&quot;,&quot;container-title&quot;:&quot;Genome Biology&quot;,&quot;page&quot;:&quot;100&quot;,&quot;volume&quot;:&quot;17&quot;,&quot;source&quot;:&quot;PubMed&quot;,&quot;abstract&quot;:&quot;Transposable elements (TEs) are notable drivers of genetic innovation. Over evolutionary time, TE insertions can supply new promoter, enhancer, and insulator elements to protein-coding genes and establish novel, species-specific gene regulatory networks. Conversely, ongoing TE-driven insertional mutagenesis, nonhomologous recombination, and other potentially deleterious processes can cause sporadic disease by disrupting genome integrity or inducing abrupt gene expression changes. Here, we discuss recent evidence suggesting that TEs may contribute regulatory innovation to mammalian embryonic and pluripotent states as a means to ward off complete repression by their host genome.&quot;,&quot;DOI&quot;:&quot;10.1186/s13059-016-0965-5&quot;,&quot;ISSN&quot;:&quot;1474-760X&quot;,&quot;note&quot;:&quot;PMID: 27161170\nPMCID: PMC4862087&quot;,&quot;shortTitle&quot;:&quot;Transposable elements in the mammalian embryo&quot;,&quot;journalAbbreviation&quot;:&quot;Genome Biol.&quot;,&quot;language&quot;:&quot;eng&quot;,&quot;author&quot;:[{&quot;family&quot;:&quot;Gerdes&quot;,&quot;given&quot;:&quot;Patricia&quot;},{&quot;family&quot;:&quot;Richardson&quot;,&quot;given&quot;:&quot;Sandra R.&quot;},{&quot;family&quot;:&quot;Mager&quot;,&quot;given&quot;:&quot;Dixie L.&quot;},{&quot;family&quot;:&quot;Faulkner&quot;,&quot;given&quot;:&quot;Geoffrey J.&quot;}],&quot;issued&quot;:{&quot;date-parts&quot;:[[&quot;2016&quot;,5,9]]}},&quot;label&quot;:&quot;page&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label&quot;:&quot;page&quot;},{&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label&quot;:&quot;page&quot;},{&quot;id&quot;:990,&quot;uris&quot;:[&quot;http://zotero.org/users/607191/items/BBBQTI5M&quot;],&quot;uri&quot;:[&quot;http://zotero.org/users/607191/items/BBBQTI5M&quot;],&quot;itemData&quot;:{&quot;id&quot;:990,&quot;type&quot;:&quot;article-journal&quot;,&quot;title&quot;:&quot;Conserved expression of transposon-derived non-coding transcripts in primate stem cells&quot;,&quot;container-title&quot;:&quot;BMC genomics&quot;,&quot;page&quot;:&quot;214&quot;,&quot;volume&quot;:&quot;18&quot;,&quot;issue&quot;:&quot;1&quot;,&quot;source&quot;:&quot;PubMed&quot;,&quot;abstract&quot;:&quot;BACKGROUND: A significant portion of expressed non-coding RNAs in human cells is derived from transposable elements (TEs). Moreover, it has been shown that various long non-coding RNAs (lncRNAs), which come from the human endogenous retrovirus subfamily H (HERVH), are not only expressed but required for pluripotency in human embryonic stem cells (hESCs).\nRESULTS: To identify additional TE-derived functional non-coding transcripts, we generated RNA-seq data from induced pluripotent stem cells (iPSCs) of four primate species (human, chimpanzee, gorilla, and rhesus) and searched for transcripts whose expression was conserved. We observed that about 30% of TE instances expressed in human iPSCs had orthologous TE instances that were also expressed in chimpanzee and gorilla. Notably, our analysis revealed a number of repeat families with highly conserved expression profiles including HERVH but also MER53, which is known to be the source of a placental-specific family of microRNAs (miRNAs). We also identified a number of repeat families from all classes of TEs, including MLT1-type and Tigger families, that contributed a significant amount of sequence to primate lncRNAs whose expression was conserved.\nCONCLUSIONS: Together, these results describe TE families and TE-derived lncRNAs whose conserved expression patterns can be used to identify what are likely functional TE-derived non-coding transcripts in primate iPSCs.&quot;,&quot;DOI&quot;:&quot;10.1186/s12864-017-3568-y&quot;,&quot;ISSN&quot;:&quot;1471-2164&quot;,&quot;note&quot;:&quot;PMID: 28245871\nPMCID: PMC5331655&quot;,&quot;journalAbbreviation&quot;:&quot;BMC Genomics&quot;,&quot;language&quot;:&quot;eng&quot;,&quot;author&quot;:[{&quot;family&quot;:&quot;Ramsay&quot;,&quot;given&quot;:&quot;LeeAnn&quot;},{&quot;family&quot;:&quot;Marchetto&quot;,&quot;given&quot;:&quot;Maria C.&quot;},{&quot;family&quot;:&quot;Caron&quot;,&quot;given&quot;:&quot;Maxime&quot;},{&quot;family&quot;:&quot;Chen&quot;,&quot;given&quot;:&quot;Shu-Huang&quot;},{&quot;family&quot;:&quot;Busche&quot;,&quot;given&quot;:&quot;Stephan&quot;},{&quot;family&quot;:&quot;Kwan&quot;,&quot;given&quot;:&quot;Tony&quot;},{&quot;family&quot;:&quot;Pastinen&quot;,&quot;given&quot;:&quot;Tomi&quot;},{&quot;family&quot;:&quot;Gage&quot;,&quot;given&quot;:&quot;Fred H.&quot;},{&quot;family&quot;:&quot;Bourque&quot;,&quot;given&quot;:&quot;Guillaume&quot;}],&quot;issued&quot;:{&quot;date-parts&quot;:[[&quot;2017&quot;,2,28]]}},&quot;label&quot;:&quot;page&quot;}],&quot;schema&quot;:&quot;https://github.com/citation-style-language/schema/raw/master/csl-citation.json&quot;} RNDEuJTN4GLtz"/><text:span text:style-name="T398">(9</text:span><text:span text:style-name="T395">–12)</text:span><text:reference-mark-end text:name="ZOTERO_ITEM CSL_CITATION {&quot;citationID&quot;:&quot;iHsQXI7U&quot;,&quot;properties&quot;:{&quot;unsorted&quot;:true,&quot;formattedCitation&quot;:&quot;{\\rtf (9\\uc0\\u8211{}12)}&quot;,&quot;plainCitation&quot;:&quot;(9–12)&quot;},&quot;citationItems&quot;:[{&quot;id&quot;:992,&quot;uris&quot;:[&quot;http://zotero.org/users/607191/items/4EBADJP2&quot;],&quot;uri&quot;:[&quot;http://zotero.org/users/607191/items/4EBADJP2&quot;],&quot;itemData&quot;:{&quot;id&quot;:992,&quot;type&quot;:&quot;article-journal&quot;,&quot;title&quot;:&quot;Transposable elements in the mammalian embryo: pioneers surviving through stealth and service&quot;,&quot;container-title&quot;:&quot;Genome Biology&quot;,&quot;page&quot;:&quot;100&quot;,&quot;volume&quot;:&quot;17&quot;,&quot;source&quot;:&quot;PubMed&quot;,&quot;abstract&quot;:&quot;Transposable elements (TEs) are notable drivers of genetic innovation. Over evolutionary time, TE insertions can supply new promoter, enhancer, and insulator elements to protein-coding genes and establish novel, species-specific gene regulatory networks. Conversely, ongoing TE-driven insertional mutagenesis, nonhomologous recombination, and other potentially deleterious processes can cause sporadic disease by disrupting genome integrity or inducing abrupt gene expression changes. Here, we discuss recent evidence suggesting that TEs may contribute regulatory innovation to mammalian embryonic and pluripotent states as a means to ward off complete repression by their host genome.&quot;,&quot;DOI&quot;:&quot;10.1186/s13059-016-0965-5&quot;,&quot;ISSN&quot;:&quot;1474-760X&quot;,&quot;note&quot;:&quot;PMID: 27161170\nPMCID: PMC4862087&quot;,&quot;shortTitle&quot;:&quot;Transposable elements in the mammalian embryo&quot;,&quot;journalAbbreviation&quot;:&quot;Genome Biol.&quot;,&quot;language&quot;:&quot;eng&quot;,&quot;author&quot;:[{&quot;family&quot;:&quot;Gerdes&quot;,&quot;given&quot;:&quot;Patricia&quot;},{&quot;family&quot;:&quot;Richardson&quot;,&quot;given&quot;:&quot;Sandra R.&quot;},{&quot;family&quot;:&quot;Mager&quot;,&quot;given&quot;:&quot;Dixie L.&quot;},{&quot;family&quot;:&quot;Faulkner&quot;,&quot;given&quot;:&quot;Geoffrey J.&quot;}],&quot;issued&quot;:{&quot;date-parts&quot;:[[&quot;2016&quot;,5,9]]}},&quot;label&quot;:&quot;page&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label&quot;:&quot;page&quot;},{&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label&quot;:&quot;page&quot;},{&quot;id&quot;:990,&quot;uris&quot;:[&quot;http://zotero.org/users/607191/items/BBBQTI5M&quot;],&quot;uri&quot;:[&quot;http://zotero.org/users/607191/items/BBBQTI5M&quot;],&quot;itemData&quot;:{&quot;id&quot;:990,&quot;type&quot;:&quot;article-journal&quot;,&quot;title&quot;:&quot;Conserved expression of transposon-derived non-coding transcripts in primate stem cells&quot;,&quot;container-title&quot;:&quot;BMC genomics&quot;,&quot;page&quot;:&quot;214&quot;,&quot;volume&quot;:&quot;18&quot;,&quot;issue&quot;:&quot;1&quot;,&quot;source&quot;:&quot;PubMed&quot;,&quot;abstract&quot;:&quot;BACKGROUND: A significant portion of expressed non-coding RNAs in human cells is derived from transposable elements (TEs). Moreover, it has been shown that various long non-coding RNAs (lncRNAs), which come from the human endogenous retrovirus subfamily H (HERVH), are not only expressed but required for pluripotency in human embryonic stem cells (hESCs).\nRESULTS: To identify additional TE-derived functional non-coding transcripts, we generated RNA-seq data from induced pluripotent stem cells (iPSCs) of four primate species (human, chimpanzee, gorilla, and rhesus) and searched for transcripts whose expression was conserved. We observed that about 30% of TE instances expressed in human iPSCs had orthologous TE instances that were also expressed in chimpanzee and gorilla. Notably, our analysis revealed a number of repeat families with highly conserved expression profiles including HERVH but also MER53, which is known to be the source of a placental-specific family of microRNAs (miRNAs). We also identified a number of repeat families from all classes of TEs, including MLT1-type and Tigger families, that contributed a significant amount of sequence to primate lncRNAs whose expression was conserved.\nCONCLUSIONS: Together, these results describe TE families and TE-derived lncRNAs whose conserved expression patterns can be used to identify what are likely functional TE-derived non-coding transcripts in primate iPSCs.&quot;,&quot;DOI&quot;:&quot;10.1186/s12864-017-3568-y&quot;,&quot;ISSN&quot;:&quot;1471-2164&quot;,&quot;note&quot;:&quot;PMID: 28245871\nPMCID: PMC5331655&quot;,&quot;journalAbbreviation&quot;:&quot;BMC Genomics&quot;,&quot;language&quot;:&quot;eng&quot;,&quot;author&quot;:[{&quot;family&quot;:&quot;Ramsay&quot;,&quot;given&quot;:&quot;LeeAnn&quot;},{&quot;family&quot;:&quot;Marchetto&quot;,&quot;given&quot;:&quot;Maria C.&quot;},{&quot;family&quot;:&quot;Caron&quot;,&quot;given&quot;:&quot;Maxime&quot;},{&quot;family&quot;:&quot;Chen&quot;,&quot;given&quot;:&quot;Shu-Huang&quot;},{&quot;family&quot;:&quot;Busche&quot;,&quot;given&quot;:&quot;Stephan&quot;},{&quot;family&quot;:&quot;Kwan&quot;,&quot;given&quot;:&quot;Tony&quot;},{&quot;family&quot;:&quot;Pastinen&quot;,&quot;given&quot;:&quot;Tomi&quot;},{&quot;family&quot;:&quot;Gage&quot;,&quot;given&quot;:&quot;Fred H.&quot;},{&quot;family&quot;:&quot;Bourque&quot;,&quot;given&quot;:&quot;Guillaume&quot;}],&quot;issued&quot;:{&quot;date-parts&quot;:[[&quot;2017&quot;,2,28]]}},&quot;label&quot;:&quot;page&quot;}],&quot;schema&quot;:&quot;https://github.com/citation-style-language/schema/raw/master/csl-citation.json&quot;} RNDEuJTN4GLtz"/><text:span text:style-name="T400">.</text:span><text:change text:change-id="ct104250320"/></text:p>
      <text:p text:style-name="P2"><text:span text:style-name="T2">TEs in the vicinity of protein coding genes may gain function over evolutionary time</text:span><text:change-start text:change-id="ct113574608"/><text:span text:style-name="T2">,</text:span><text:change-end text:change-id="ct113574608"/><text:span text:style-name="T2"> as alternative tissue-specific promoters</text:span><text:change text:change-id="ct114207168"/><text:span text:style-name="T2"> like the THE1D LTR element that drives placental-specific transcription of human </text:span><text:span text:style-name="T136">IL2RB</text:span><text:span text:style-name="T169"> </text:span><text:reference-mark-start text:name="ZOTERO_ITEM CSL_CITATION {&quot;citationID&quot;:&quot;pfsj7em2b&quot;,&quot;properties&quot;:{&quot;formattedCitation&quot;:&quot;(13)&quot;,&quot;plainCitation&quot;:&quot;(13)&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schema&quot;:&quot;https://github.com/citation-style-language/schema/raw/master/csl-citation.json&quot;} RND0UJbS0BetF"/><text:span text:style-name="T169">(13)</text:span><text:reference-mark-end text:name="ZOTERO_ITEM CSL_CITATION {&quot;citationID&quot;:&quot;pfsj7em2b&quot;,&quot;properties&quot;:{&quot;formattedCitation&quot;:&quot;(13)&quot;,&quot;plainCitation&quot;:&quot;(13)&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schema&quot;:&quot;https://github.com/citation-style-language/schema/raw/master/csl-citation.json&quot;} RND0UJbS0BetF"/><text:span text:style-name="T169">. More interestingly, </text:span><text:span text:style-name="T168">over</text:span><text:span text:style-name="T169"> </text:span><text:span text:style-name="T245">the </text:span><text:span text:style-name="T171">course of cancer</text:span><text:span text:style-name="T169"> evolution</text:span><text:span text:style-name="T245">,</text:span><text:span text:style-name="T169"> these </text:span><text:span text:style-name="T245">normally</text:span><text:span text:style-name="T169"> dormant </text:span><text:span text:style-name="T168">TE</text:span><text:span text:style-name="T169"> promoters </text:span><text:span text:style-name="T171">can</text:span><text:span text:style-name="T169"> be exploited </text:span><text:span text:style-name="T168">to express a protooncogene. Such “onco-ex</text:span><text:span text:style-name="T245">aptations”</text:span><text:span text:style-name="T168"> ha</text:span><text:span text:style-name="T226">ve</text:span><text:span text:style-name="T168"> been identified for the expression of </text:span><text:span text:style-name="T137">CSF1R </text:span><text:reference-mark-start text:name="ZOTERO_ITEM CSL_CITATION {&quot;citationID&quot;:&quot;CY4Gbkd0&quot;,&quot;properties&quot;:{&quot;formattedCitation&quot;:&quot;(14)&quot;,&quot;plainCitation&quot;:&quot;(14)&quot;},&quot;citationItems&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schema&quot;:&quot;https://github.com/citation-style-language/schema/raw/master/csl-citation.json&quot;} RNDgbSgOCknVV"/>(14)<text:reference-mark-end text:name="ZOTERO_ITEM CSL_CITATION {&quot;citationID&quot;:&quot;CY4Gbkd0&quot;,&quot;properties&quot;:{&quot;formattedCitation&quot;:&quot;(14)&quot;,&quot;plainCitation&quot;:&quot;(14)&quot;},&quot;citationItems&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schema&quot;:&quot;https://github.com/citation-style-language/schema/raw/master/csl-citation.json&quot;} RNDgbSgOCknVV"/><text:span text:style-name="T168"> and </text:span><text:span text:style-name="T137">IRF5 </text:span><text:reference-mark-start text:name="ZOTERO_ITEM CSL_CITATION {&quot;citationID&quot;:&quot;3Nf4xvWA&quot;,&quot;properties&quot;:{&quot;formattedCitation&quot;:&quot;(15)&quot;,&quot;plainCitation&quot;:&quot;(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75aHhXlb1F"/>(15)<text:reference-mark-end text:name="ZOTERO_ITEM CSL_CITATION {&quot;citationID&quot;:&quot;3Nf4xvWA&quot;,&quot;properties&quot;:{&quot;formattedCitation&quot;:&quot;(15)&quot;,&quot;plainCitation&quot;:&quot;(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75aHhXlb1F"/><text:span text:style-name="T168"> in </text:span><text:span text:style-name="T261">Hodgkin L</text:span><text:span text:style-name="T168">ymphoma, </text:span><text:span text:style-name="T138">FABP7</text:span><text:span text:style-name="T170"> </text:span><text:reference-mark-start text:name="ZOTERO_ITEM CSL_CITATION {&quot;citationID&quot;:&quot;jd4oogso6&quot;,&quot;properties&quot;:{&quot;formattedCitation&quot;:&quot;(16)&quot;,&quot;plainCitation&quot;:&quot;(16)&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ocator&quot;:&quot;7&quot;}],&quot;schema&quot;:&quot;https://github.com/citation-style-language/schema/raw/master/csl-citation.json&quot;} RND1T88GijnyZ"/><text:span text:style-name="T170">(16)</text:span><text:reference-mark-end text:name="ZOTERO_ITEM CSL_CITATION {&quot;citationID&quot;:&quot;jd4oogso6&quot;,&quot;properties&quot;:{&quot;formattedCitation&quot;:&quot;(16)&quot;,&quot;plainCitation&quot;:&quot;(16)&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ocator&quot;:&quot;7&quot;}],&quot;schema&quot;:&quot;https://github.com/citation-style-language/schema/raw/master/csl-citation.json&quot;} RND1T88GijnyZ"/><text:span text:style-name="T170"> in Diffuse Large B-cell Lymphoma </text:span><text:span text:style-name="T227">and </text:span><text:span text:style-name="T141">ALK</text:span><text:span text:style-name="T227"> in melanoma </text:span><text:span text:style-name="T262">{</text:span><text:span text:style-name="T227">add ALK ref since you have primary references for the others</text:span><text:span text:style-name="T262">}</text:span><text:span text:style-name="T227"> amongst others </text:span><text:reference-mark-start text:name="ZOTERO_ITEM CSL_CITATION {&quot;citationID&quot;:&quot;HEN8htoJ&quot;,&quot;properties&quot;:{&quot;formattedCitation&quot;:&quot;(17)&quot;,&quot;plainCitation&quot;:&quot;(17)&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OejWO20fX7"/><text:span text:style-name="T227">(17)</text:span><text:reference-mark-end text:name="ZOTERO_ITEM CSL_CITATION {&quot;citationID&quot;:&quot;HEN8htoJ&quot;,&quot;properties&quot;:{&quot;formattedCitation&quot;:&quot;(17)&quot;,&quot;plainCitation&quot;:&quot;(17)&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OejWO20fX7"/><text:span text:style-name="T227">. </text:span><text:span text:style-name="T237">While </text:span><text:span text:style-name="T245">a number of</text:span><text:span text:style-name="T237"> cases of onco-exaptations have been </text:span><text:span text:style-name="T238">documented, the mechanisms underlying these oncogenic events remains largely unexplored.</text:span></text:p>
      <text:p text:style-name="P2"><text:span text:style-name="T228">It has been proposed that</text:span><text:span text:style-name="T172"> </text:span><text:span text:style-name="T173">TE </text:span><text:span text:style-name="T229">invasion</text:span><text:span text:style-name="T230">s can function </text:span><text:span text:style-name="T173">as evolutionary accelerant</text:span><text:span text:style-name="T231">s, promoting </text:span><text:span text:style-name="T239">adaptation</text:span><text:span text:style-name="T231"> </text:span><text:soft-page-break/><text:span text:style-name="T231">and correlating with the radiation of species </text:span><text:reference-mark-start text:name="ZOTERO_ITEM CSL_CITATION {&quot;citationID&quot;:&quot;ah094v98sd&quot;,&quot;properties&quot;:{&quot;unsorted&quot;:true,&quot;formattedCitation&quot;:&quot;(18,19)&quot;,&quot;plainCitation&quot;:&quot;(18,19)&quot;},&quot;citationItems&quot;:[{&quot;id&quot;:996,&quot;uris&quot;:[&quot;http://zotero.org/users/607191/items/VSDT8ZEV&quot;],&quot;uri&quot;:[&quot;http://zotero.org/users/607191/items/VSDT8ZEV&quot;],&quot;itemData&quot;:{&quot;id&quot;:996,&quot;type&quot;:&quot;article-journal&quot;,&quot;title&quot;:&quot;Families of transposable elements, population structure and the origin of species&quot;,&quot;container-title&quot;:&quot;Biology Direct&quot;,&quot;page&quot;:&quot;44&quot;,&quot;volume&quot;:&quot;6&quot;,&quot;source&quot;:&quot;BioMed Central&quot;,&quot;abstract&quot;:&quot;Eukaryotic genomes harbor diverse families of repetitive DNA derived from transposable elements (TEs) that are able to replicate and insert into genomic DNA. The biological role of TEs remains unclear, although they have profound mutagenic impact on eukaryotic genomes and the origin of repetitive families often correlates with speciation events. We present a new hypothesis to explain the observed correlations based on classical concepts of population genetics.&quot;,&quot;DOI&quot;:&quot;10.1186/1745-6150-6-44&quot;,&quot;ISSN&quot;:&quot;1745-6150&quot;,&quot;journalAbbreviation&quot;:&quot;Biology Direct&quot;,&quot;author&quot;:[{&quot;family&quot;:&quot;Jurka&quot;,&quot;given&quot;:&quot;Jerzy&quot;},{&quot;family&quot;:&quot;Bao&quot;,&quot;given&quot;:&quot;Weidong&quot;},{&quot;family&quot;:&quot;Kojima&quot;,&quot;given&quot;:&quot;Kenji K.&quot;}],&quot;issued&quot;:{&quot;date-parts&quot;:[[&quot;2011&quot;]]}},&quot;label&quot;:&quot;page&quot;},{&quot;id&quot;:1000,&quot;uris&quot;:[&quot;http://zotero.org/users/607191/items/3AZR88VR&quot;],&quot;uri&quot;:[&quot;http://zotero.org/users/607191/items/3AZR88VR&quot;],&quot;itemData&quot;:{&quot;id&quot;:1000,&quot;type&quot;:&quot;article-journal&quot;,&quot;title&quot;:&quot;Gibbon genome and the fast karyotype evolution of small apes&quot;,&quot;container-title&quot;:&quot;Nature&quot;,&quot;page&quot;:&quot;195-201&quot;,&quot;volume&quot;:&quot;513&quot;,&quot;issue&quot;:&quot;7517&quot;,&quot;source&quot;:&quot;www.nature.com&quot;,&quot;abstract&quot;:&quot;Gibbons are small arboreal apes that display an accelerated rate of evolutionary chromosomal rearrangement and occupy a key node in the primate phylogeny between Old World monkeys and great apes. Here we present the assembly and analysis of a northern white-cheeked gibbon (Nomascus leucogenys) genome. We describe the propensity for a gibbon-specific retrotransposon (LAVA) to insert into chromosome segregation genes and alter transcription by providing a premature termination site, suggesting a possible molecular mechanism for the genome plasticity of the gibbon lineage. We further show that the gibbon genera (Nomascus, Hylobates, Hoolock and Symphalangus) experienced a near-instantaneous radiation ~5 million years ago, coincident with major geographical changes in southeast Asia that caused cycles of habitat compression and expansion. Finally, we identify signatures of positive selection in genes important for forelimb development (TBX5) and connective tissues (COL1A1) that may have been involved in the adaptation of gibbons to their arboreal habitat.&quot;,&quot;DOI&quot;:&quot;10.1038/nature13679&quot;,&quot;ISSN&quot;:&quot;0028-0836&quot;,&quot;journalAbbreviation&quot;:&quot;Nature&quot;,&quot;language&quot;:&quot;en&quot;,&quot;author&quot;:[{&quot;family&quot;:&quot;Carbone&quot;,&quot;given&quot;:&quot;Lucia&quot;},{&quot;family&quot;:&quot;Alan Harris&quot;,&quot;given&quot;:&quot;R.&quot;},{&quot;family&quot;:&quot;Gnerre&quot;,&quot;given&quot;:&quot;Sante&quot;},{&quot;family&quot;:&quot;Veeramah&quot;,&quot;given&quot;:&quot;Krishna R.&quot;},{&quot;family&quot;:&quot;Lorente-Galdos&quot;,&quot;given&quot;:&quot;Belen&quot;},{&quot;family&quot;:&quot;Huddleston&quot;,&quot;given&quot;:&quot;John&quot;},{&quot;family&quot;:&quot;Meyer&quot;,&quot;given&quot;:&quot;Thomas J.&quot;},{&quot;family&quot;:&quot;Herrero&quot;,&quot;given&quot;:&quot;Javier&quot;},{&quot;family&quot;:&quot;Roos&quot;,&quot;given&quot;:&quot;Christian&quot;},{&quot;family&quot;:&quot;Aken&quot;,&quot;given&quot;:&quot;Bronwen&quot;},{&quot;family&quot;:&quot;Anaclerio&quot;,&quot;given&quot;:&quot;Fabio&quot;},{&quot;family&quot;:&quot;Archidiacono&quot;,&quot;given&quot;:&quot;Nicoletta&quot;},{&quot;family&quot;:&quot;Baker&quot;,&quot;given&quot;:&quot;Carl&quot;},{&quot;family&quot;:&quot;Barrell&quot;,&quot;given&quot;:&quot;Daniel&quot;},{&quot;family&quot;:&quot;Batzer&quot;,&quot;given&quot;:&quot;Mark A.&quot;},{&quot;family&quot;:&quot;Beal&quot;,&quot;given&quot;:&quot;Kathryn&quot;},{&quot;family&quot;:&quot;Blancher&quot;,&quot;given&quot;:&quot;Antoine&quot;},{&quot;family&quot;:&quot;Bohrson&quot;,&quot;given&quot;:&quot;Craig L.&quot;},{&quot;family&quot;:&quot;Brameier&quot;,&quot;given&quot;:&quot;Markus&quot;},{&quot;family&quot;:&quot;Campbell&quot;,&quot;given&quot;:&quot;Michael S.&quot;},{&quot;family&quot;:&quot;Capozzi&quot;,&quot;given&quot;:&quot;Oronzo&quot;},{&quot;family&quot;:&quot;Casola&quot;,&quot;given&quot;:&quot;Claudio&quot;},{&quot;family&quot;:&quot;Chiatante&quot;,&quot;given&quot;:&quot;Giorgia&quot;},{&quot;family&quot;:&quot;Cree&quot;,&quot;given&quot;:&quot;Andrew&quot;},{&quot;family&quot;:&quot;Damert&quot;,&quot;given&quot;:&quot;Annette&quot;},{&quot;family&quot;:&quot;Jong&quot;,&quot;given&quot;:&quot;Pieter J.&quot;,&quot;non-dropping-particle&quot;:&quot;de&quot;},{&quot;family&quot;:&quot;Dumas&quot;,&quot;given&quot;:&quot;Laura&quot;},{&quot;family&quot;:&quot;Fernandez-Callejo&quot;,&quot;given&quot;:&quot;Marcos&quot;},{&quot;family&quot;:&quot;Flicek&quot;,&quot;given&quot;:&quot;Paul&quot;},{&quot;family&quot;:&quot;Fuchs&quot;,&quot;given&quot;:&quot;Nina V.&quot;},{&quot;family&quot;:&quot;Gut&quot;,&quot;given&quot;:&quot;Ivo&quot;},{&quot;family&quot;:&quot;Gut&quot;,&quot;given&quot;:&quot;Marta&quot;},{&quot;family&quot;:&quot;Hahn&quot;,&quot;given&quot;:&quot;Matthew W.&quot;},{&quot;family&quot;:&quot;Hernandez-Rodriguez&quot;,&quot;given&quot;:&quot;Jessica&quot;},{&quot;family&quot;:&quot;Hillier&quot;,&quot;given&quot;:&quot;LaDeana W.&quot;},{&quot;family&quot;:&quot;Hubley&quot;,&quot;given&quot;:&quot;Robert&quot;},{&quot;family&quot;:&quot;Ianc&quot;,&quot;given&quot;:&quot;Bianca&quot;},{&quot;family&quot;:&quot;Izsvák&quot;,&quot;given&quot;:&quot;Zsuzsanna&quot;},{&quot;family&quot;:&quot;Jablonski&quot;,&quot;given&quot;:&quot;Nina G.&quot;},{&quot;family&quot;:&quot;Johnstone&quot;,&quot;given&quot;:&quot;Laurel M.&quot;},{&quot;family&quot;:&quot;Karimpour-Fard&quot;,&quot;given&quot;:&quot;Anis&quot;},{&quot;family&quot;:&quot;Konkel&quot;,&quot;given&quot;:&quot;Miriam K.&quot;},{&quot;family&quot;:&quot;Kostka&quot;,&quot;given&quot;:&quot;Dennis&quot;},{&quot;family&quot;:&quot;Lazar&quot;,&quot;given&quot;:&quot;Nathan H.&quot;},{&quot;family&quot;:&quot;Lee&quot;,&quot;given&quot;:&quot;Sandra L.&quot;},{&quot;family&quot;:&quot;Lewis&quot;,&quot;given&quot;:&quot;Lora R.&quot;},{&quot;family&quot;:&quot;Liu&quot;,&quot;given&quot;:&quot;Yue&quot;},{&quot;family&quot;:&quot;Locke&quot;,&quot;given&quot;:&quot;Devin P.&quot;},{&quot;family&quot;:&quot;Mallick&quot;,&quot;given&quot;:&quot;Swapan&quot;},{&quot;family&quot;:&quot;Mendez&quot;,&quot;given&quot;:&quot;Fernando L.&quot;},{&quot;family&quot;:&quot;Muffato&quot;,&quot;given&quot;:&quot;Matthieu&quot;},{&quot;family&quot;:&quot;Nazareth&quot;,&quot;given&quot;:&quot;Lynne V.&quot;},{&quot;family&quot;:&quot;Nevonen&quot;,&quot;given&quot;:&quot;Kimberly A.&quot;},{&quot;family&quot;:&quot;O’Bleness&quot;,&quot;given&quot;:&quot;Majesta&quot;},{&quot;family&quot;:&quot;Ochis&quot;,&quot;given&quot;:&quot;Cornelia&quot;},{&quot;family&quot;:&quot;Odom&quot;,&quot;given&quot;:&quot;Duncan T.&quot;},{&quot;family&quot;:&quot;Pollard&quot;,&quot;given&quot;:&quot;Katherine S.&quot;},{&quot;family&quot;:&quot;Quilez&quot;,&quot;given&quot;:&quot;Javier&quot;},{&quot;family&quot;:&quot;Reich&quot;,&quot;given&quot;:&quot;David&quot;},{&quot;family&quot;:&quot;Rocchi&quot;,&quot;given&quot;:&quot;Mariano&quot;},{&quot;family&quot;:&quot;Schumann&quot;,&quot;given&quot;:&quot;Gerald G.&quot;},{&quot;family&quot;:&quot;Searle&quot;,&quot;given&quot;:&quot;Stephen&quot;},{&quot;family&quot;:&quot;Sikela&quot;,&quot;given&quot;:&quot;James M.&quot;},{&quot;family&quot;:&quot;Skollar&quot;,&quot;given&quot;:&quot;Gabriella&quot;},{&quot;family&quot;:&quot;Smit&quot;,&quot;given&quot;:&quot;Arian&quot;},{&quot;family&quot;:&quot;Sonmez&quot;,&quot;given&quot;:&quot;Kemal&quot;},{&quot;family&quot;:&quot;Hallers&quot;,&quot;given&quot;:&quot;Boudewijn&quot;,&quot;dropping-particle&quot;:&quot;ten&quot;},{&quot;family&quot;:&quot;Terhune&quot;,&quot;given&quot;:&quot;Elizabeth&quot;},{&quot;family&quot;:&quot;Thomas&quot;,&quot;given&quot;:&quot;Gregg W. C.&quot;},{&quot;family&quot;:&quot;Ullmer&quot;,&quot;given&quot;:&quot;Brygg&quot;},{&quot;family&quot;:&quot;Ventura&quot;,&quot;given&quot;:&quot;Mario&quot;},{&quot;family&quot;:&quot;Walker&quot;,&quot;given&quot;:&quot;Jerilyn A.&quot;},{&quot;family&quot;:&quot;Wall&quot;,&quot;given&quot;:&quot;Jeffrey D.&quot;},{&quot;family&quot;:&quot;Walter&quot;,&quot;given&quot;:&quot;Lutz&quot;},{&quot;family&quot;:&quot;Ward&quot;,&quot;given&quot;:&quot;Michelle C.&quot;},{&quot;family&quot;:&quot;Wheelan&quot;,&quot;given&quot;:&quot;Sarah J.&quot;},{&quot;family&quot;:&quot;Whelan&quot;,&quot;given&quot;:&quot;Christopher W.&quot;},{&quot;family&quot;:&quot;White&quot;,&quot;given&quot;:&quot;Simon&quot;},{&quot;family&quot;:&quot;Wilhelm&quot;,&quot;given&quot;:&quot;Larry J.&quot;},{&quot;family&quot;:&quot;Woerner&quot;,&quot;given&quot;:&quot;August E.&quot;},{&quot;family&quot;:&quot;Yandell&quot;,&quot;given&quot;:&quot;Mark&quot;},{&quot;family&quot;:&quot;Zhu&quot;,&quot;given&quot;:&quot;Baoli&quot;},{&quot;family&quot;:&quot;Hammer&quot;,&quot;given&quot;:&quot;Michael F.&quot;},{&quot;family&quot;:&quot;Marques-Bonet&quot;,&quot;given&quot;:&quot;Tomas&quot;},{&quot;family&quot;:&quot;Eichler&quot;,&quot;given&quot;:&quot;Evan E.&quot;},{&quot;family&quot;:&quot;Fulton&quot;,&quot;given&quot;:&quot;Lucinda&quot;},{&quot;family&quot;:&quot;Fronick&quot;,&quot;given&quot;:&quot;Catrina&quot;},{&quot;family&quot;:&quot;Muzny&quot;,&quot;given&quot;:&quot;Donna M.&quot;},{&quot;family&quot;:&quot;Warren&quot;,&quot;given&quot;:&quot;Wesley C.&quot;},{&quot;family&quot;:&quot;Worley&quot;,&quot;given&quot;:&quot;Kim C.&quot;},{&quot;family&quot;:&quot;Rogers&quot;,&quot;given&quot;:&quot;Jeffrey&quot;},{&quot;family&quot;:&quot;Wilson&quot;,&quot;given&quot;:&quot;Richard K.&quot;},{&quot;family&quot;:&quot;Gibbs&quot;,&quot;given&quot;:&quot;Richard A.&quot;}],&quot;issued&quot;:{&quot;date-parts&quot;:[[&quot;2014&quot;,9,11]]}},&quot;label&quot;:&quot;page&quot;}],&quot;schema&quot;:&quot;https://github.com/citation-style-language/schema/raw/master/csl-citation.json&quot;} RNDC3gHg237bM"/><text:span text:style-name="T231">(18,19)</text:span><text:reference-mark-end text:name="ZOTERO_ITEM CSL_CITATION {&quot;citationID&quot;:&quot;ah094v98sd&quot;,&quot;properties&quot;:{&quot;unsorted&quot;:true,&quot;formattedCitation&quot;:&quot;(18,19)&quot;,&quot;plainCitation&quot;:&quot;(18,19)&quot;},&quot;citationItems&quot;:[{&quot;id&quot;:996,&quot;uris&quot;:[&quot;http://zotero.org/users/607191/items/VSDT8ZEV&quot;],&quot;uri&quot;:[&quot;http://zotero.org/users/607191/items/VSDT8ZEV&quot;],&quot;itemData&quot;:{&quot;id&quot;:996,&quot;type&quot;:&quot;article-journal&quot;,&quot;title&quot;:&quot;Families of transposable elements, population structure and the origin of species&quot;,&quot;container-title&quot;:&quot;Biology Direct&quot;,&quot;page&quot;:&quot;44&quot;,&quot;volume&quot;:&quot;6&quot;,&quot;source&quot;:&quot;BioMed Central&quot;,&quot;abstract&quot;:&quot;Eukaryotic genomes harbor diverse families of repetitive DNA derived from transposable elements (TEs) that are able to replicate and insert into genomic DNA. The biological role of TEs remains unclear, although they have profound mutagenic impact on eukaryotic genomes and the origin of repetitive families often correlates with speciation events. We present a new hypothesis to explain the observed correlations based on classical concepts of population genetics.&quot;,&quot;DOI&quot;:&quot;10.1186/1745-6150-6-44&quot;,&quot;ISSN&quot;:&quot;1745-6150&quot;,&quot;journalAbbreviation&quot;:&quot;Biology Direct&quot;,&quot;author&quot;:[{&quot;family&quot;:&quot;Jurka&quot;,&quot;given&quot;:&quot;Jerzy&quot;},{&quot;family&quot;:&quot;Bao&quot;,&quot;given&quot;:&quot;Weidong&quot;},{&quot;family&quot;:&quot;Kojima&quot;,&quot;given&quot;:&quot;Kenji K.&quot;}],&quot;issued&quot;:{&quot;date-parts&quot;:[[&quot;2011&quot;]]}},&quot;label&quot;:&quot;page&quot;},{&quot;id&quot;:1000,&quot;uris&quot;:[&quot;http://zotero.org/users/607191/items/3AZR88VR&quot;],&quot;uri&quot;:[&quot;http://zotero.org/users/607191/items/3AZR88VR&quot;],&quot;itemData&quot;:{&quot;id&quot;:1000,&quot;type&quot;:&quot;article-journal&quot;,&quot;title&quot;:&quot;Gibbon genome and the fast karyotype evolution of small apes&quot;,&quot;container-title&quot;:&quot;Nature&quot;,&quot;page&quot;:&quot;195-201&quot;,&quot;volume&quot;:&quot;513&quot;,&quot;issue&quot;:&quot;7517&quot;,&quot;source&quot;:&quot;www.nature.com&quot;,&quot;abstract&quot;:&quot;Gibbons are small arboreal apes that display an accelerated rate of evolutionary chromosomal rearrangement and occupy a key node in the primate phylogeny between Old World monkeys and great apes. Here we present the assembly and analysis of a northern white-cheeked gibbon (Nomascus leucogenys) genome. We describe the propensity for a gibbon-specific retrotransposon (LAVA) to insert into chromosome segregation genes and alter transcription by providing a premature termination site, suggesting a possible molecular mechanism for the genome plasticity of the gibbon lineage. We further show that the gibbon genera (Nomascus, Hylobates, Hoolock and Symphalangus) experienced a near-instantaneous radiation ~5 million years ago, coincident with major geographical changes in southeast Asia that caused cycles of habitat compression and expansion. Finally, we identify signatures of positive selection in genes important for forelimb development (TBX5) and connective tissues (COL1A1) that may have been involved in the adaptation of gibbons to their arboreal habitat.&quot;,&quot;DOI&quot;:&quot;10.1038/nature13679&quot;,&quot;ISSN&quot;:&quot;0028-0836&quot;,&quot;journalAbbreviation&quot;:&quot;Nature&quot;,&quot;language&quot;:&quot;en&quot;,&quot;author&quot;:[{&quot;family&quot;:&quot;Carbone&quot;,&quot;given&quot;:&quot;Lucia&quot;},{&quot;family&quot;:&quot;Alan Harris&quot;,&quot;given&quot;:&quot;R.&quot;},{&quot;family&quot;:&quot;Gnerre&quot;,&quot;given&quot;:&quot;Sante&quot;},{&quot;family&quot;:&quot;Veeramah&quot;,&quot;given&quot;:&quot;Krishna R.&quot;},{&quot;family&quot;:&quot;Lorente-Galdos&quot;,&quot;given&quot;:&quot;Belen&quot;},{&quot;family&quot;:&quot;Huddleston&quot;,&quot;given&quot;:&quot;John&quot;},{&quot;family&quot;:&quot;Meyer&quot;,&quot;given&quot;:&quot;Thomas J.&quot;},{&quot;family&quot;:&quot;Herrero&quot;,&quot;given&quot;:&quot;Javier&quot;},{&quot;family&quot;:&quot;Roos&quot;,&quot;given&quot;:&quot;Christian&quot;},{&quot;family&quot;:&quot;Aken&quot;,&quot;given&quot;:&quot;Bronwen&quot;},{&quot;family&quot;:&quot;Anaclerio&quot;,&quot;given&quot;:&quot;Fabio&quot;},{&quot;family&quot;:&quot;Archidiacono&quot;,&quot;given&quot;:&quot;Nicoletta&quot;},{&quot;family&quot;:&quot;Baker&quot;,&quot;given&quot;:&quot;Carl&quot;},{&quot;family&quot;:&quot;Barrell&quot;,&quot;given&quot;:&quot;Daniel&quot;},{&quot;family&quot;:&quot;Batzer&quot;,&quot;given&quot;:&quot;Mark A.&quot;},{&quot;family&quot;:&quot;Beal&quot;,&quot;given&quot;:&quot;Kathryn&quot;},{&quot;family&quot;:&quot;Blancher&quot;,&quot;given&quot;:&quot;Antoine&quot;},{&quot;family&quot;:&quot;Bohrson&quot;,&quot;given&quot;:&quot;Craig L.&quot;},{&quot;family&quot;:&quot;Brameier&quot;,&quot;given&quot;:&quot;Markus&quot;},{&quot;family&quot;:&quot;Campbell&quot;,&quot;given&quot;:&quot;Michael S.&quot;},{&quot;family&quot;:&quot;Capozzi&quot;,&quot;given&quot;:&quot;Oronzo&quot;},{&quot;family&quot;:&quot;Casola&quot;,&quot;given&quot;:&quot;Claudio&quot;},{&quot;family&quot;:&quot;Chiatante&quot;,&quot;given&quot;:&quot;Giorgia&quot;},{&quot;family&quot;:&quot;Cree&quot;,&quot;given&quot;:&quot;Andrew&quot;},{&quot;family&quot;:&quot;Damert&quot;,&quot;given&quot;:&quot;Annette&quot;},{&quot;family&quot;:&quot;Jong&quot;,&quot;given&quot;:&quot;Pieter J.&quot;,&quot;non-dropping-particle&quot;:&quot;de&quot;},{&quot;family&quot;:&quot;Dumas&quot;,&quot;given&quot;:&quot;Laura&quot;},{&quot;family&quot;:&quot;Fernandez-Callejo&quot;,&quot;given&quot;:&quot;Marcos&quot;},{&quot;family&quot;:&quot;Flicek&quot;,&quot;given&quot;:&quot;Paul&quot;},{&quot;family&quot;:&quot;Fuchs&quot;,&quot;given&quot;:&quot;Nina V.&quot;},{&quot;family&quot;:&quot;Gut&quot;,&quot;given&quot;:&quot;Ivo&quot;},{&quot;family&quot;:&quot;Gut&quot;,&quot;given&quot;:&quot;Marta&quot;},{&quot;family&quot;:&quot;Hahn&quot;,&quot;given&quot;:&quot;Matthew W.&quot;},{&quot;family&quot;:&quot;Hernandez-Rodriguez&quot;,&quot;given&quot;:&quot;Jessica&quot;},{&quot;family&quot;:&quot;Hillier&quot;,&quot;given&quot;:&quot;LaDeana W.&quot;},{&quot;family&quot;:&quot;Hubley&quot;,&quot;given&quot;:&quot;Robert&quot;},{&quot;family&quot;:&quot;Ianc&quot;,&quot;given&quot;:&quot;Bianca&quot;},{&quot;family&quot;:&quot;Izsvák&quot;,&quot;given&quot;:&quot;Zsuzsanna&quot;},{&quot;family&quot;:&quot;Jablonski&quot;,&quot;given&quot;:&quot;Nina G.&quot;},{&quot;family&quot;:&quot;Johnstone&quot;,&quot;given&quot;:&quot;Laurel M.&quot;},{&quot;family&quot;:&quot;Karimpour-Fard&quot;,&quot;given&quot;:&quot;Anis&quot;},{&quot;family&quot;:&quot;Konkel&quot;,&quot;given&quot;:&quot;Miriam K.&quot;},{&quot;family&quot;:&quot;Kostka&quot;,&quot;given&quot;:&quot;Dennis&quot;},{&quot;family&quot;:&quot;Lazar&quot;,&quot;given&quot;:&quot;Nathan H.&quot;},{&quot;family&quot;:&quot;Lee&quot;,&quot;given&quot;:&quot;Sandra L.&quot;},{&quot;family&quot;:&quot;Lewis&quot;,&quot;given&quot;:&quot;Lora R.&quot;},{&quot;family&quot;:&quot;Liu&quot;,&quot;given&quot;:&quot;Yue&quot;},{&quot;family&quot;:&quot;Locke&quot;,&quot;given&quot;:&quot;Devin P.&quot;},{&quot;family&quot;:&quot;Mallick&quot;,&quot;given&quot;:&quot;Swapan&quot;},{&quot;family&quot;:&quot;Mendez&quot;,&quot;given&quot;:&quot;Fernando L.&quot;},{&quot;family&quot;:&quot;Muffato&quot;,&quot;given&quot;:&quot;Matthieu&quot;},{&quot;family&quot;:&quot;Nazareth&quot;,&quot;given&quot;:&quot;Lynne V.&quot;},{&quot;family&quot;:&quot;Nevonen&quot;,&quot;given&quot;:&quot;Kimberly A.&quot;},{&quot;family&quot;:&quot;O’Bleness&quot;,&quot;given&quot;:&quot;Majesta&quot;},{&quot;family&quot;:&quot;Ochis&quot;,&quot;given&quot;:&quot;Cornelia&quot;},{&quot;family&quot;:&quot;Odom&quot;,&quot;given&quot;:&quot;Duncan T.&quot;},{&quot;family&quot;:&quot;Pollard&quot;,&quot;given&quot;:&quot;Katherine S.&quot;},{&quot;family&quot;:&quot;Quilez&quot;,&quot;given&quot;:&quot;Javier&quot;},{&quot;family&quot;:&quot;Reich&quot;,&quot;given&quot;:&quot;David&quot;},{&quot;family&quot;:&quot;Rocchi&quot;,&quot;given&quot;:&quot;Mariano&quot;},{&quot;family&quot;:&quot;Schumann&quot;,&quot;given&quot;:&quot;Gerald G.&quot;},{&quot;family&quot;:&quot;Searle&quot;,&quot;given&quot;:&quot;Stephen&quot;},{&quot;family&quot;:&quot;Sikela&quot;,&quot;given&quot;:&quot;James M.&quot;},{&quot;family&quot;:&quot;Skollar&quot;,&quot;given&quot;:&quot;Gabriella&quot;},{&quot;family&quot;:&quot;Smit&quot;,&quot;given&quot;:&quot;Arian&quot;},{&quot;family&quot;:&quot;Sonmez&quot;,&quot;given&quot;:&quot;Kemal&quot;},{&quot;family&quot;:&quot;Hallers&quot;,&quot;given&quot;:&quot;Boudewijn&quot;,&quot;dropping-particle&quot;:&quot;ten&quot;},{&quot;family&quot;:&quot;Terhune&quot;,&quot;given&quot;:&quot;Elizabeth&quot;},{&quot;family&quot;:&quot;Thomas&quot;,&quot;given&quot;:&quot;Gregg W. C.&quot;},{&quot;family&quot;:&quot;Ullmer&quot;,&quot;given&quot;:&quot;Brygg&quot;},{&quot;family&quot;:&quot;Ventura&quot;,&quot;given&quot;:&quot;Mario&quot;},{&quot;family&quot;:&quot;Walker&quot;,&quot;given&quot;:&quot;Jerilyn A.&quot;},{&quot;family&quot;:&quot;Wall&quot;,&quot;given&quot;:&quot;Jeffrey D.&quot;},{&quot;family&quot;:&quot;Walter&quot;,&quot;given&quot;:&quot;Lutz&quot;},{&quot;family&quot;:&quot;Ward&quot;,&quot;given&quot;:&quot;Michelle C.&quot;},{&quot;family&quot;:&quot;Wheelan&quot;,&quot;given&quot;:&quot;Sarah J.&quot;},{&quot;family&quot;:&quot;Whelan&quot;,&quot;given&quot;:&quot;Christopher W.&quot;},{&quot;family&quot;:&quot;White&quot;,&quot;given&quot;:&quot;Simon&quot;},{&quot;family&quot;:&quot;Wilhelm&quot;,&quot;given&quot;:&quot;Larry J.&quot;},{&quot;family&quot;:&quot;Woerner&quot;,&quot;given&quot;:&quot;August E.&quot;},{&quot;family&quot;:&quot;Yandell&quot;,&quot;given&quot;:&quot;Mark&quot;},{&quot;family&quot;:&quot;Zhu&quot;,&quot;given&quot;:&quot;Baoli&quot;},{&quot;family&quot;:&quot;Hammer&quot;,&quot;given&quot;:&quot;Michael F.&quot;},{&quot;family&quot;:&quot;Marques-Bonet&quot;,&quot;given&quot;:&quot;Tomas&quot;},{&quot;family&quot;:&quot;Eichler&quot;,&quot;given&quot;:&quot;Evan E.&quot;},{&quot;family&quot;:&quot;Fulton&quot;,&quot;given&quot;:&quot;Lucinda&quot;},{&quot;family&quot;:&quot;Fronick&quot;,&quot;given&quot;:&quot;Catrina&quot;},{&quot;family&quot;:&quot;Muzny&quot;,&quot;given&quot;:&quot;Donna M.&quot;},{&quot;family&quot;:&quot;Warren&quot;,&quot;given&quot;:&quot;Wesley C.&quot;},{&quot;family&quot;:&quot;Worley&quot;,&quot;given&quot;:&quot;Kim C.&quot;},{&quot;family&quot;:&quot;Rogers&quot;,&quot;given&quot;:&quot;Jeffrey&quot;},{&quot;family&quot;:&quot;Wilson&quot;,&quot;given&quot;:&quot;Richard K.&quot;},{&quot;family&quot;:&quot;Gibbs&quot;,&quot;given&quot;:&quot;Richard A.&quot;}],&quot;issued&quot;:{&quot;date-parts&quot;:[[&quot;2014&quot;,9,11]]}},&quot;label&quot;:&quot;page&quot;}],&quot;schema&quot;:&quot;https://github.com/citation-style-language/schema/raw/master/csl-citation.json&quot;} RNDC3gHg237bM"/><text:span text:style-name="T173"> and therefore there is a significant interest in understanding the extent </text:span><text:span text:style-name="T232">and evolution</text:span><text:span text:style-name="T233">ary </text:span><text:span text:style-name="T234">mechanisms</text:span><text:span text:style-name="T233"> </text:span><text:span text:style-name="T253">by</text:span><text:span text:style-name="T232"> which</text:span><text:span text:style-name="T173"> TEs contribute to a cell's transcriptom</text:span><text:span text:style-name="T360">e. </text:span><text:span text:style-name="T363">Previous transcriptome-wide studies </text:span><text:span text:style-name="T364">designed </text:span><text:span text:style-name="T363">to detect TE-derived promoters have analyzed annotated mRNAs </text:span><text:reference-mark-start text:name="ZOTERO_ITEM CSL_CITATION {&quot;citationID&quot;:&quot;12tcf634cq&quot;,&quot;properties&quot;:{&quot;formattedCitation&quot;:&quot;(20)&quot;,&quot;plainCitation&quot;:&quot;(20)&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schema&quot;:&quot;https://github.com/citation-style-language/schema/raw/master/csl-citation.json&quot;} RNDJomHipIXh8"/><text:span text:style-name="T363">(20)</text:span><text:reference-mark-end text:name="ZOTERO_ITEM CSL_CITATION {&quot;citationID&quot;:&quot;12tcf634cq&quot;,&quot;properties&quot;:{&quot;formattedCitation&quot;:&quot;(20)&quot;,&quot;plainCitation&quot;:&quot;(20)&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schema&quot;:&quot;https://github.com/citation-style-language/schema/raw/master/csl-citation.json&quot;} RNDJomHipIXh8"/><text:span text:style-name="T363">, ESTs </text:span><text:reference-mark-start text:name="ZOTERO_ITEM CSL_CITATION {&quot;citationID&quot;:&quot;18rkmgai3j&quot;,&quot;properties&quot;:{&quot;formattedCitation&quot;:&quot;(21)&quot;,&quot;plainCitation&quot;:&quot;(21)&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schema&quot;:&quot;https://github.com/citation-style-language/schema/raw/master/csl-citation.json&quot;} RND5lds1jFtjj"/><text:span text:style-name="T363">(21)</text:span><text:reference-mark-end text:name="ZOTERO_ITEM CSL_CITATION {&quot;citationID&quot;:&quot;18rkmgai3j&quot;,&quot;properties&quot;:{&quot;formattedCitation&quot;:&quot;(21)&quot;,&quot;plainCitation&quot;:&quot;(21)&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schema&quot;:&quot;https://github.com/citation-style-language/schema/raw/master/csl-citation.json&quot;} RND5lds1jFtjj"/><text:span text:style-name="T363">, assembled transcripts </text:span><text:reference-mark-start text:name="ZOTERO_ITEM CSL_CITATION {&quot;citationID&quot;:&quot;nsaon4ov&quot;,&quot;properties&quot;:{&quot;formattedCitation&quot;:&quot;(6,7,22)&quot;,&quot;plainCitation&quot;:&quot;(6,7,22)&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schema&quot;:&quot;https://github.com/citation-style-language/schema/raw/master/csl-citation.json&quot;} RNDAKNxw5Xk49"/><text:span text:style-name="T363">(6,7,22)</text:span><text:reference-mark-end text:name="ZOTERO_ITEM CSL_CITATION {&quot;citationID&quot;:&quot;nsaon4ov&quot;,&quot;properties&quot;:{&quot;formattedCitation&quot;:&quot;(6,7,22)&quot;,&quot;plainCitation&quot;:&quot;(6,7,22)&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schema&quot;:&quot;https://github.com/citation-style-language/schema/raw/master/csl-citation.json&quot;} RNDAKNxw5Xk49"/><text:span text:style-name="T363">, short </text:span><text:span text:style-name="T305">Cap Analysis Gene Expression</text:span><text:span text:style-name="T363"> CAGE tags</text:span><text:reference-mark-start text:name="ZOTERO_ITEM CSL_CITATION {&quot;citationID&quot;:&quot;2c90pffk89&quot;,&quot;properties&quot;:{&quot;formattedCitation&quot;:&quot;(5)&quot;,&quot;plainCitation&quot;:&quot;(5)&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3RxmSnazf9"/><text:span text:style-name="T363">(5)</text:span><text:reference-mark-end text:name="ZOTERO_ITEM CSL_CITATION {&quot;citationID&quot;:&quot;2c90pffk89&quot;,&quot;properties&quot;:{&quot;formattedCitation&quot;:&quot;(5)&quot;,&quot;plainCitation&quot;:&quot;(5)&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3RxmSnazf9"/><text:span text:style-name="T363">, </text:span><text:span text:style-name="T365">P</text:span><text:span text:style-name="T363">aired-end ditag sequences </text:span><text:reference-mark-start text:name="ZOTERO_ITEM CSL_CITATION {&quot;citationID&quot;:&quot;16gnh77bsa&quot;,&quot;properties&quot;:{&quot;formattedCitation&quot;:&quot;(23)&quot;,&quot;plainCitation&quot;:&quot;(23)&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schema&quot;:&quot;https://github.com/citation-style-language/schema/raw/master/csl-citation.json&quot;} RNDZcAf7r852u"/><text:span text:style-name="T363">(23)</text:span><text:reference-mark-end text:name="ZOTERO_ITEM CSL_CITATION {&quot;citationID&quot;:&quot;16gnh77bsa&quot;,&quot;properties&quot;:{&quot;formattedCitation&quot;:&quot;(23)&quot;,&quot;plainCitation&quot;:&quot;(23)&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schema&quot;:&quot;https://github.com/citation-style-language/schema/raw/master/csl-citation.json&quot;} RNDZcAf7r852u"/><text:span text:style-name="T363">, paired-end </text:span><text:span text:style-name="T366">'chimeric fragment'</text:span><text:span text:style-name="T363"> RNA-seq </text:span><text:span text:style-name="T366">screening </text:span><text:reference-mark-start text:name="ZOTERO_ITEM CSL_CITATION {&quot;citationID&quot;:&quot;wEoeJABr&quot;,&quot;properties&quot;:{&quot;unsorted&quot;:true,&quot;formattedCitation&quot;:&quot;(16,24,25)&quot;,&quot;plainCitation&quot;:&quot;(16,24,25)&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abel&quot;:&quot;page&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BQ92dAeiZn"/><text:span text:style-name="T366">(16,24,25)</text:span><text:reference-mark-end text:name="ZOTERO_ITEM CSL_CITATION {&quot;citationID&quot;:&quot;wEoeJABr&quot;,&quot;properties&quot;:{&quot;unsorted&quot;:true,&quot;formattedCitation&quot;:&quot;(16,24,25)&quot;,&quot;plainCitation&quot;:&quot;(16,24,25)&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abel&quot;:&quot;page&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BQ92dAeiZn"/><text:span text:style-name="T363">, targeted </text:span><text:span text:style-name="T367">TE events</text:span><text:span text:style-name="T363"> such as </text:span><text:span text:style-name="T368">ERV9-driven </text:span><text:reference-mark-start text:name="ZOTERO_ITEM CSL_CITATION {&quot;citationID&quot;:&quot;2593f3j54l&quot;,&quot;properties&quot;:{&quot;formattedCitation&quot;:&quot;(26)&quot;,&quot;plainCitation&quot;:&quot;(26)&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schema&quot;:&quot;https://github.com/citation-style-language/schema/raw/master/csl-citation.json&quot;} RNDoxNXgPED96"/><text:span text:style-name="T368">(26)</text:span><text:reference-mark-end text:name="ZOTERO_ITEM CSL_CITATION {&quot;citationID&quot;:&quot;2593f3j54l&quot;,&quot;properties&quot;:{&quot;formattedCitation&quot;:&quot;(26)&quot;,&quot;plainCitation&quot;:&quot;(26)&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schema&quot;:&quot;https://github.com/citation-style-language/schema/raw/master/csl-citation.json&quot;} RNDoxNXgPED96"/><text:span text:style-name="T368"> or </text:span><text:span text:style-name="T363">L1-driven transcripts </text:span><text:reference-mark-start text:name="ZOTERO_ITEM CSL_CITATION {&quot;citationID&quot;:&quot;2curbgktic&quot;,&quot;properties&quot;:{&quot;formattedCitation&quot;:&quot;(27)&quot;,&quot;plainCitation&quot;:&quot;(27)&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schema&quot;:&quot;https://github.com/citation-style-language/schema/raw/master/csl-citation.json&quot;} RNDveodJYbZk9"/><text:span text:style-name="T363">(27)</text:span><text:reference-mark-end text:name="ZOTERO_ITEM CSL_CITATION {&quot;citationID&quot;:&quot;2curbgktic&quot;,&quot;properties&quot;:{&quot;formattedCitation&quot;:&quot;(27)&quot;,&quot;plainCitation&quot;:&quot;(27)&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schema&quot;:&quot;https://github.com/citation-style-language/schema/raw/master/csl-citation.json&quot;} RNDveodJYbZk9"/><text:span text:style-name="T363"> </text:span><text:span text:style-name="T369">and loci-gene correlation studies </text:span><text:reference-mark-start text:name="ZOTERO_ITEM CSL_CITATION {&quot;citationID&quot;:&quot;24qj32ebn1&quot;,&quot;properties&quot;:{&quot;formattedCitation&quot;:&quot;(28)&quot;,&quot;plainCitation&quot;:&quot;(28)&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schema&quot;:&quot;https://github.com/citation-style-language/schema/raw/master/csl-citation.json&quot;} RNDWLcjpvC8i7"/><text:span text:style-name="T369">(28)</text:span><text:reference-mark-end text:name="ZOTERO_ITEM CSL_CITATION {&quot;citationID&quot;:&quot;24qj32ebn1&quot;,&quot;properties&quot;:{&quot;formattedCitation&quot;:&quot;(28)&quot;,&quot;plainCitation&quot;:&quot;(28)&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schema&quot;:&quot;https://github.com/citation-style-language/schema/raw/master/csl-citation.json&quot;} RNDWLcjpvC8i7"/><text:span text:style-name="T363">. While these methods </text:span><text:span text:style-name="T367">have proved</text:span><text:span text:style-name="T363"> useful, they have significant limitations.</text:span></text:p>
      <text:p text:style-name="P1"><text:span text:style-name="T370">5'</text:span><text:span text:style-name="T363"> CAGE is </text:span><text:span text:style-name="T370">the clearest measure of transcription start sites (TSSs) </text:span><text:span text:style-name="T368">but </text:span><text:span text:style-name="T363">provides insufficient information </text:span><text:span text:style-name="T371">on the resultant</text:span><text:span text:style-name="T363"> transcript structure. </text:span><text:span text:style-name="T367">RNAseq assembly</text:span><text:span text:style-name="T363"> methods may not identify the true 5’ end of transcripts or suffer from a high false positive rate due to TE exonization events. </text:span><text:span text:style-name="T367">The TE-exonization problem </text:span><text:span text:style-name="T371">also</text:span><text:span text:style-name="T367"> creates high false-positive </text:span><text:span text:style-name="T371">rate</text:span><text:span text:style-name="T372">s </text:span><text:span text:style-name="T367">in </text:span><text:span text:style-name="T373">chimeric fragment-based and </text:span><text:span text:style-name="T367">hybridization-based methods which has gone unaddressed </text:span><text:reference-mark-start text:name="ZOTERO_ITEM CSL_CITATION {&quot;citationID&quot;:&quot;y3OcRRLI&quot;,&quot;properties&quot;:{&quot;formattedCitation&quot;:&quot;{\\rtf (24\\uc0\\u8211{}26,29)}&quot;,&quot;plainCitation&quot;:&quot;(24–26,29)&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label&quot;:&quot;page&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cnoDG66Mz3"/><text:span text:style-name="T397">(24</text:span><text:span text:style-name="T395">–26,29)</text:span><text:reference-mark-end text:name="ZOTERO_ITEM CSL_CITATION {&quot;citationID&quot;:&quot;y3OcRRLI&quot;,&quot;properties&quot;:{&quot;formattedCitation&quot;:&quot;{\\rtf (24\\uc0\\u8211{}26,29)}&quot;,&quot;plainCitation&quot;:&quot;(24–26,29)&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label&quot;:&quot;page&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cnoDG66Mz3"/><text:span text:style-name="T367">. </text:span><text:span text:style-name="T363">Moreover, none of the aforementioned studies have attempted to quantify the strength or contribution of the putative </text:span><text:span text:style-name="T368">TE-initiated</text:span><text:span text:style-name="T374"> isoforms</text:span><text:span text:style-name="T363"> to overall transcript expression </text:span><text:span text:style-name="T375">when alternative promoters exist</text:span><text:span text:style-name="T363">. </text:span><text:span text:style-name="T376">Therefore,</text:span><text:span text:style-name="T377"> effective TE-initiating transcript screens </text:span><text:span text:style-name="T376">have</text:span><text:span text:style-name="T374"> required extensive human-inspection</text:span><text:span text:style-name="T377"> </text:span><text:span text:style-name="T378">and have</text:span><text:span text:style-name="T377"> failed to provide </text:span><text:span text:style-name="T379">a quantitative, </text:span><text:span text:style-name="T380">genome-wide</text:span><text:span text:style-name="T379"> assessment of TEs initiating biologically significant transcription.</text:span></text:p>
      <text:p text:style-name="P81"><text:span text:style-name="T363">To quantitatively measure and compare the</text:span><text:bookmark text:name="_GoBack"/><text:span text:style-name="T363"> contribution of TE promoters to normal and cancer transcriptomes we developed a tool that incorporates features of previous methods but significantly builds upon them. </text:span><text:span text:style-name="T381">We were motivated to use</text:span><text:span text:style-name="T363"> paired-end RNA-seq data </text:span><text:span text:style-name="T381">alone</text:span><text:span text:style-name="T363">, </text:span><text:span text:style-name="T377">a </text:span><text:span text:style-name="T379">broadly</text:span><text:span text:style-name="T175"> available </text:span><text:span text:style-name="T207">data-type,</text:span><text:span text:style-name="T175"> </text:span><text:span text:style-name="T234">to</text:span><text:span text:style-name="T235"> rapidly measure</text:span><text:span text:style-name="T209"> TE-initiation</text:span><text:span text:style-name="T235">s</text:span><text:span text:style-name="T209"> and</text:span><text:span text:style-name="T174"> </text:span><text:span text:style-name="T236">transcriptome contributions</text:span><text:span text:style-name="T174">. </text:span><text:span text:style-name="T177">With a defined set of TE-initiated transcripts in </text:span><text:span text:style-name="T208">each</text:span><text:span text:style-name="T177"> library, commonalities and differences between sets of data (biological </text:span><text:span text:style-name="T178">replicates</text:span><text:span text:style-name="T177">) can be determined.</text:span><text:span text:style-name="T176"> </text:span><text:span text:style-name="T177">Together these analyses </text:span><text:span text:style-name="T179">have been packaged </text:span><text:span text:style-name="T180">to give rise to the</text:span><text:span text:style-name="T179"> </text:span><text:span text:style-name="T139">LIONS</text:span><text:span text:style-name="T179"> </text:span><text:span text:style-name="T180">suite</text:span><text:span text:style-name="T179"> </text:span><text:span text:style-name="T181">(Figure 1).</text:span></text:p>
      <text:p text:style-name="P65">Results</text:p>
      <text:p text:style-name="P31"><text:span text:style-name="T167">To quantify the contribution of </text:span><text:span text:style-name="T246">TE promoters </text:span><text:span text:style-name="T167">to </text:span><text:span text:style-name="T214">the transcriptome from RNA-seq data alone, we were motivated to develop the </text:span><text:span text:style-name="T435">LIONS</text:span><text:span text:style-name="T214"> analysis suite. Briefly, RNA-seq data along with a reference genome, gene and repeat annotation </text:span><text:span text:style-name="T247">are</text:span><text:span text:style-name="T214"> input</text:span><text:span text:style-name="T247">s</text:span><text:span text:style-name="T214"> for the classification and annotation of TE-initiated transcripts </text:span><text:span text:style-name="T215">(Figure 1A)</text:span><text:span text:style-name="T214">. </text:span><text:span text:style-name="T215">For each RNA-seq library, a standard (.lion) file of TE-initiated transcripts is </text:span><text:span text:style-name="T248">the </text:span><text:span text:style-name="T215">output, </text:span><text:span text:style-name="T219">and then can</text:span><text:span text:style-name="T215"> be grouped into biological </text:span><text:span text:style-name="T218">categories </text:span><text:span text:style-name="T220">such as cancer versus normal controls,</text:span><text:span text:style-name="T215"> for comparison (Figure 1B). </text:span><text:span text:style-name="T216">A detailed </text:span><text:span text:style-name="T221">outline</text:span><text:span text:style-name="T216"> of the analysis is provided in </text:span><text:span text:style-name="T225">materials and methods</text:span><text:span text:style-name="T216">.</text:span></text:p>
      <text:p text:style-name="P4"><text:span text:style-name="T325">T</text:span><text:span text:style-name="T326">Es</text:span><text:span text:style-name="T325"> intersect exons </text:span><text:span text:style-name="T327">in </text:span><text:span text:style-name="T325">three main categories; as </text:span><text:span text:style-name="T328">i</text:span><text:span text:style-name="T325">nitiations at the 5’ end of a transcript; as exonizations either with or without being involved at a splice junction; and at the 3’ end as a termination site for transcripts (Figure 2</text:span><text:span text:style-name="T329">A</text:span><text:span text:style-name="T325">). </text:span><text:span text:style-name="T330">The core</text:span><text:span text:style-name="T325"> </text:span><text:span text:style-name="T161">LIONS</text:span><text:span text:style-name="T330"> classification segregates the initiations from </text:span><text:span text:style-name="T331">non-initiation events.</text:span><text:span text:style-name="T332"> </text:span><text:span text:style-name="T331">This is biologically pertinent </text:span><text:span text:style-name="T333">in the analysis of TE </text:span><text:span text:style-name="T334">transcription</text:span><text:span text:style-name="T333"> </text:span><text:span text:style-name="T331">since non-initiation events outnumber initiation events by three orders </text:span><text:span text:style-name="T335">of magnitude</text:span><text:span text:style-name="T331"> </text:span><text:span text:style-name="T336">(Figure 2B). </text:span><text:span text:style-name="T337">Thus analyses based on chimeric read clusters alone, or TE-transcription levels alone do not necessarily reflect </text:span><text:span text:style-name="T326">autonomous</text:span><text:span text:style-name="T338"> </text:span><text:span text:style-name="T337">transcriptional </text:span><text:span text:style-name="T326">activity</text:span><text:span text:style-name="T337"> of TE</text:span><text:span text:style-name="T334">s</text:span><text:span text:style-name="T337"> </text:span><text:span text:style-name="T332">but </text:span><text:span text:style-name="T326">rather simply</text:span><text:span text:style-name="T332"> correlation </text:span><text:span text:style-name="T338">or propensity to be transcribed </text:span><text:span text:style-name="T326">as part of other transcripts</text:span><text:span text:style-name="T334">.</text:span><text:span text:style-name="T339"> </text:span><text:span text:style-name="T332">This is no</text:span><text:span text:style-name="T340">n-trivial</text:span><text:span text:style-name="T332"> as TEs have long been </text:span><text:span text:style-name="T341">known</text:span><text:span text:style-name="T332"> to be </text:span><text:span text:style-name="T342">enriched</text:span><text:span text:style-name="T332"> at 5’ and 3’ untranslated transcribed regions (UTRs) </text:span><text:span text:style-name="T343">and within long-noncoding (lnc)RNAs </text:span><text:reference-mark-start text:name="ZOTERO_ITEM CSL_CITATION {&quot;citationID&quot;:&quot;a1jbnk8bm5n&quot;,&quot;properties&quot;:{&quot;formattedCitation&quot;:&quot;(30,31)&quot;,&quot;plainCitation&quot;:&quot;(30,31)&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Z6SaoAiQEs"/><text:span text:style-name="T343">(30,31)</text:span><text:reference-mark-end text:name="ZOTERO_ITEM CSL_CITATION {&quot;citationID&quot;:&quot;a1jbnk8bm5n&quot;,&quot;properties&quot;:{&quot;formattedCitation&quot;:&quot;(30,31)&quot;,&quot;plainCitation&quot;:&quot;(30,31)&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Z6SaoAiQEs"/><text:span text:style-name="T344">.</text:span></text:p>
      <text:p text:style-name="P48">To test the operating characteristics of <text:span text:style-name="T37">LIONS</text:span>, RNA-seq reads based on the <text:span text:style-name="T441">ENCODE </text:span>K562 and H1 embryonic stem cell line transcriptomes were simulated <text:span text:style-name="T436">at varying depths as a benchmark. Simulated TE-exon pair clustering of reads plateaus at ~52% sensitivity regardless of further increase in sequencing depth (Figure 3A). This plateau emphasizes the systemic difficulty of accurately determining either 5’ or 3’ ends of transcripts from RNA-seq data alone, but the undetected TE start sites correlate with lower overall expression (Figure 3B). TE promoter analysis is confounded by the basic biological properties of TE TSSs, they are weaker and more biologically irreproducible (have higher cell-cell variation) then their non-TE TSS counterparts in CAGE analyses (Supplementary </text:span><text:soft-page-break/><text:span text:style-name="T436">Figure 1). From the fraction of TE TSSs which are measurable by chimeric fragments, the default LIONS parameters have a sensitivity of 36.35 % and specificity of 98.63 % (Figure 3C). The relative proportion of each class of TE TSS called largely matches the proportions of TE TSSs of the input transcriptomes, which rules out a systematic bias towards any one class of TE (Figure 3D). Altogether, while the set of TEs read-out by </text:span><text:span text:style-name="T145">LIONS</text:span><text:span text:style-name="T455"> is not highly sensitive especially for lower expressed transcripts, it is highly specific and accurately reflects the underlying promoter activity of TEs.</text:span></text:p>
      <text:p text:style-name="P49">To evaluate the accuracy of <text:span text:style-name="T37">LIONS-</text:span>classified TE-initiations, a set of Hodgkin lymphoma-specific and recurrent (relative to B-cell controls) chimeric transcripts were assayed by RT-PCR. <text:span text:style-name="T146">In silico</text:span><text:span text:style-name="T469"> predictions were largely in agreement with RNA assayed by RT-PCR at [55.4%] and [89.2%] sensitivity and specificity respectively (Supplementary Figure 2).</text:span></text:p>
      <text:p text:style-name="P50"><text:span text:style-name="T403">Altogether </text:span><text:span text:style-name="T164">LIONS</text:span><text:span text:style-name="T403"> </text:span><text:span text:style-name="T404">is able to detect a specific set of TE-initiated transcripts from RNA-seq data alone. </text:span><text:span text:style-name="T408">The detected set</text:span><text:span text:style-name="T405"> is enriched for higher express</text:span><text:span text:style-name="T408">ed transcripts which,</text:span><text:span text:style-name="T405"> in </text:span><text:span text:style-name="T408">a biological</text:span><text:span text:style-name="T405"> context </text:span><text:span text:style-name="T408">such as</text:span><text:span text:style-name="T405"> cancer, </text:span><text:span text:style-name="T408">are</text:span><text:span text:style-name="T405"> expected to be more relevant than the low </text:span><text:span text:style-name="T408">expression</text:span><text:span text:style-name="T405"> / high </text:span><text:span text:style-name="T408">variation TE-initiated</text:span><text:span text:style-name="T405"> transcripts. </text:span><text:span text:style-name="T409">This </text:span><text:span text:style-name="T410">{</text:span><text:span text:style-name="T409">what do you want to say here</text:span><text:span text:style-name="T410">}</text:span></text:p>
      <text:p text:style-name="P24">Discussion</text:p>
      <text:p text:style-name="P3"><text:span text:style-name="T3">The preceding principl</text:span><text:span text:style-name="T345">e</text:span><text:span text:style-name="T3">s of local RNA sequencing analysis to distinguish </text:span><text:change-start text:change-id="ct113459760"/><text:span text:style-name="T3">TEs in which transcription initiates</text:span><text:change-end text:change-id="ct113459760"/><text:change text:change-id="ct115518976"/><text:span text:style-name="T3"> from exonization or termination can also be seen as a specific-case of the </text:span><text:span text:style-name="T160">ab initio </text:span><text:span text:style-name="T3">RNA-seq assembly problem. Local calculations used in LIONS, namely read threading and upstream coverage could be generalized to the entire </text:span><text:span text:style-name="T322">transcriptome</text:span><text:span text:style-name="T3">. Further refinement of these methods such as inclusion of aligned-strand bias measures </text:span><text:reference-mark-start text:name="ZOTERO_ITEM CSL_CITATION {&quot;citationID&quot;:&quot;cphdf4mlp&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AxzL46RH9v"/><text:span text:style-name="T3">(</text:span><text:change-start text:change-id="ct105911680"/><text:span text:style-name="T3">32</text:span><text:change-end text:change-id="ct105911680"/><text:change text:change-id="ct111597584"/><text:span text:style-name="T3">)</text:span><text:reference-mark-end text:name="ZOTERO_ITEM CSL_CITATION {&quot;citationID&quot;:&quot;cphdf4mlp&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AxzL46RH9v"/><text:span text:style-name="T3">, </text:span><text:span text:style-name="T346">position-aware</text:span><text:span text:style-name="T3"> Hidden Markov Model </text:span><text:span text:style-name="T324">or machine-learning </text:span><text:span text:style-name="T4">trained sorting </text:span><text:change-start text:change-id="ct105912240"/><text:span text:style-name="T4">algorithsm</text:span><text:change-end text:change-id="ct105912240"/><text:change text:change-id="ct111597808"/><text:span text:style-name="T312"> </text:span><text:span text:style-name="T3">to detect the molecular </text:span><text:span text:style-name="T312">signature</text:span><text:span text:style-name="T3"> of TSSs could be used </text:span><text:span text:style-name="T312">to improve the accuracy of transcript assembly.</text:span></text:p>
      <text:p text:style-name="P4"><text:span text:style-name="T163">LIONS </text:span><text:span text:style-name="T349">suite </text:span><text:span text:style-name="T350">is limited in similar ways </text:span><text:span text:style-name="T351">as</text:span><text:span text:style-name="T352"> other </text:span><text:span text:style-name="T5">assembly </text:span><text:span text:style-name="T351">methods are</text:span><text:span text:style-name="T5">, namely </text:span><text:change text:change-id="ct111598128"/><text:span text:style-name="T5">regions of high transcriptional complexity, </text:span><text:span text:style-name="T354">especially if non-stranded data is used and there is bi-directional transc</text:span><text:soft-page-break/><text:span text:style-name="T354">ription. </text:span><text:span text:style-name="T6">The coverage around </text:span><text:span text:style-name="T356">all </text:span><text:span text:style-name="T6">transcript ends in RNA-seq is reduced relative to interior sequences </text:span><text:reference-mark-start text:name="ZOTERO_ITEM CSL_CITATION {&quot;citationID&quot;:&quot;r0KKPx6X&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MD9gH1xgbe"/><text:span text:style-name="T6">(</text:span><text:change-start text:change-id="ct120025824"/><text:span text:style-name="T6">32</text:span><text:change-end text:change-id="ct120025824"/><text:change text:change-id="ct111598448"/><text:span text:style-name="T6">)</text:span><text:reference-mark-end text:name="ZOTERO_ITEM CSL_CITATION {&quot;citationID&quot;:&quot;r0KKPx6X&quot;,&quot;properties&quot;:{&quot;formattedCitation&quot;:&quot;(32)&quot;,&quot;plainCitation&quot;:&quot;(32)&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MD9gH1xgbe"/><text:span text:style-name="T312"> </text:span><text:span text:style-name="T356">and confounded by lower overall expression and higher variability of expression </text:span><text:span text:style-name="T7">of TE TSSs in general </text:span><text:reference-mark-start text:name="ZOTERO_ITEM CSL_CITATION {&quot;citationID&quot;:&quot;BxlPlSOy&quot;,&quot;properties&quot;:{&quot;formattedCitation&quot;:&quot;(33)&quot;,&quot;plainCitation&quot;:&quot;(33)&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RHtJTBCJnW"/><text:span text:style-name="T7">(</text:span><text:change-start text:change-id="ct120026384"/><text:span text:style-name="T7">33</text:span><text:change-end text:change-id="ct120026384"/><text:change text:change-id="ct116350848"/><text:span text:style-name="T7">)</text:span><text:reference-mark-end text:name="ZOTERO_ITEM CSL_CITATION {&quot;citationID&quot;:&quot;BxlPlSOy&quot;,&quot;properties&quot;:{&quot;formattedCitation&quot;:&quot;(33)&quot;,&quot;plainCitation&quot;:&quot;(33)&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RHtJTBCJnW"/><text:span text:style-name="T356">.</text:span></text:p>
      <text:p text:style-name="P5"><text:span text:style-name="T312">T</text:span><text:span text:style-name="T314">he </text:span><text:span text:style-name="T8">focus of the</text:span><text:span text:style-name="T314"> </text:span><text:span text:style-name="T162">LIONS</text:span><text:span text:style-name="T314"> </text:span><text:span text:style-name="T8">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34)&quot;,&quot;plainCitation&quot;:&quot;(34)&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WVZJBfLxqc"/><text:span text:style-name="T8">(</text:span><text:change-start text:change-id="ct106654128"/><text:span text:style-name="T8">34</text:span><text:change-end text:change-id="ct106654128"/><text:change text:change-id="ct116351072"/><text:span text:style-name="T8">)</text:span><text:reference-mark-end text:name="ZOTERO_ITEM CSL_CITATION {&quot;citationID&quot;:&quot;nri4rf1oo&quot;,&quot;properties&quot;:{&quot;formattedCitation&quot;:&quot;(34)&quot;,&quot;plainCitation&quot;:&quot;(34)&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WVZJBfLxqc"/><text:span text:style-name="T8">. Anecdotally, one of the largest difficulties in developing LIONS was distinguishing the true initiation events from exitron-like events </text:span><text:change-start text:change-id="ct106654688"/><text:span text:style-name="T8">which</text:span><text:change-end text:change-id="ct106654688"/><text:change text:change-id="ct116351424"/><text:span text:style-name="T8"> occur </text:span><text:span text:style-name="T348">within</text:span><text:span text:style-name="T8"> </text:span><text:change text:change-id="ct116351744"/><text:span text:style-name="T8">TE. </text:span><text:span text:style-name="T9">This distinction is also one of the greatest limitations of previous studies looking at TE-derived transcriptomes </text:span><text:reference-mark-start text:name="ZOTERO_ITEM CSL_CITATION {&quot;citationID&quot;:&quot;13f9ogs5je&quot;,&quot;properties&quot;:{&quot;formattedCitation&quot;:&quot;(24,26,29)&quot;,&quot;plainCitation&quot;:&quot;(24,26,29)&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HDsAl3e6a2"/><text:span text:style-name="T9">(</text:span><text:change-start text:change-id="ct113064896"/><text:span text:style-name="T9">24,26,29</text:span><text:change-end text:change-id="ct113064896"/><text:change text:change-id="ct81268336"/><text:span text:style-name="T9">)</text:span><text:reference-mark-end text:name="ZOTERO_ITEM CSL_CITATION {&quot;citationID&quot;:&quot;13f9ogs5je&quot;,&quot;properties&quot;:{&quot;formattedCitation&quot;:&quot;(24,26,29)&quot;,&quot;plainCitation&quot;:&quot;(24,26,29)&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HDsAl3e6a2"/><text:span text:style-name="T419">, which did not make this distinction.</text:span></text:p>
      <text:p text:style-name="P6"><text:span text:style-name="T462">T</text:span><text:span text:style-name="T461">he source code for all LIONS components </text:span><text:span text:style-name="T463">is</text:span><text:span text:style-name="T461"> available at </text:span><text:a xlink:type="simple" xlink:href="http://www.github.com/ababaian/LIONS" text:style-name="Internet_20_link" text:visited-style-name="Visited_20_Internet_20_Link"><text:span text:style-name="T460">www.github.com/ababaian/LIONS</text:span></text:a><text:span text:style-name="T461"> </text:span><text:span text:style-name="T10">and all analyses are based on a standard .lions output file. Standardization was performed to encourage users to share </text:span><text:span text:style-name="T465">down-stream </text:span><text:span text:style-name="T10">analysis scripts such that graphs and statistics of TEs </text:span><text:span text:style-name="T465">could be</text:span><text:span text:style-name="T10"> reproducible and </text:span><text:span text:style-name="T465">applied to different</text:span><text:span text:style-name="T10"> data</text:span><text:change-start text:change-id="ct113065456"/><text:span text:style-name="T10">-</text:span><text:change-end text:change-id="ct113065456"/><text:change text:change-id="ct81268560"/><text:span text:style-name="T10">sets </text:span><text:span text:style-name="T465">quickly</text:span><text:span text:style-name="T10">.</text:span></text:p>
      <text:p text:style-name="P25"><text:span text:style-name="T402">Materials &amp; </text:span>Methods</text:p>
      <text:p text:style-name="P34">Initialization, Alignment and Assembly</text:p>
      <text:p text:style-name="P30">For an accurate measurement of TE <text:span text:style-name="T421">initiated</text:span> transcripts starting from whole transcriptome sequencing data the <text:span text:style-name="T37">East Lion</text:span> was developed <text:span text:style-name="T411">(Figure 1A)</text:span>. The central principl<text:span text:style-name="T442">e</text:span> <text:span text:style-name="T411">in detecting transcription start sites within TEs is that a local analysis is performed to search for patterns of sequencing reads consistent with transcriptional initiation.</text:span></text:p>
      <text:p text:style-name="P7"><text:span text:style-name="T11">The primary </text:span><text:span text:style-name="T150">LIONS</text:span><text:span text:style-name="T11"> input is a set of paired-end RNA sequencing data either in fastq </text:span><text:span text:style-name="T97">or bam format</text:span><text:span text:style-name="T11">. The datasets can be biologically or technically grouped for later comparisons or individual libraries </text:span><text:span text:style-name="T98">can be </text:span><text:span text:style-name="T99">run</text:span><text:span text:style-name="T11">. Additionally a reference genome (hg19), a RepeatMasker </text:span><text:reference-mark-start text:name="ZOTERO_ITEM CSL_CITATION {&quot;citationID&quot;:&quot;t1uru9pqr&quot;,&quot;properties&quot;:{&quot;formattedCitation&quot;:&quot;(35)&quot;,&quot;plainCitation&quot;:&quot;(35)&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Z2X0u11kRe"/><text:span text:style-name="T11">(</text:span><text:change-start text:change-id="ct115874736"/><text:span text:style-name="T11">35</text:span><text:change-end text:change-id="ct115874736"/><text:change text:change-id="ct81268912"/><text:span text:style-name="T11">)</text:span><text:reference-mark-end text:name="ZOTERO_ITEM CSL_CITATION {&quot;citationID&quot;:&quot;t1uru9pqr&quot;,&quot;properties&quot;:{&quot;formattedCitation&quot;:&quot;(35)&quot;,&quot;plainCitation&quot;:&quot;(35)&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Z2X0u11kRe"/><text:span text:style-name="T11"> analysis of that genome (hg19 – 2009-04-24), and a set of reference protein-coding genes (UCSC Genes, 2013-06-14) is required. </text:span></text:p>
      <text:p text:style-name="P8"><text:soft-page-break/><text:span text:style-name="T11">A workspace for the project </text:span><text:span text:style-name="T84">is initialized </text:span><text:span text:style-name="T85">on the system and </text:span><text:span text:style-name="T12">an alignment is </text:span><text:change-start text:change-id="ct115875296"/><text:span text:style-name="T12">ran</text:span><text:change-end text:change-id="ct115875296"/><text:change text:change-id="ct81269232"/><text:span text:style-name="T12"> with the splice-aware aligner tophat2 </text:span><text:span text:style-name="T280">(v.2.0.13)</text:span><text:span text:style-name="T12"> </text:span><text:reference-mark-start text:name="ZOTERO_ITEM CSL_CITATION {&quot;citationID&quot;:&quot;j5hi5ej0o&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c3Wc3ytmfM"/><text:span text:style-name="T12">(</text:span><text:change-start text:change-id="ct115875856"/><text:span text:style-name="T12">36</text:span><text:change-end text:change-id="ct115875856"/><text:change text:change-id="ct115720544"/><text:span text:style-name="T12">)</text:span><text:reference-mark-end text:name="ZOTERO_ITEM CSL_CITATION {&quot;citationID&quot;:&quot;j5hi5ej0o&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c3Wc3ytmfM"/><text:span text:style-name="T12"> </text:span><text:span text:style-name="T279"><text:s/></text:span><text:span text:style-name="T280">such that secondary alignments for multi-mapping reads are </text:span><text:span text:style-name="T281">retained and flagged</text:span><text:span text:style-name="T280">;</text:span><text:span text:style-name="T279"> </text:span><text:span text:style-name="T154">tophat2</text:span><text:span text:style-name="T279"> </text:span><text:span text:style-name="T154">--report-secondary-alignments. </text:span><text:span text:style-name="T280">On systems </text:span><text:span text:style-name="T286">that</text:span><text:span text:style-name="T280"> support </text:span><text:span text:style-name="T154">qsub </text:span><text:span text:style-name="T280">parallelization </text:span><text:span text:style-name="T287">and multi</text:span><text:span text:style-name="T288">ple CPU cores</text:span><text:span text:style-name="T280">, each library is aligned in parallel </text:span><text:span text:style-name="T287">with multiple threading </text:span><text:span text:style-name="T289">allowing for rapid analysis of large datasets.</text:span></text:p>
      <text:p text:style-name="P7"><text:span text:style-name="T289">F</text:span><text:span text:style-name="T13">ollowing alignment, </text:span><text:span text:style-name="T155">ab initio</text:span><text:span text:style-name="T13"> transcriptome assembly is performed on each library using repeat-optimized parameters of Cufflinks </text:span><text:span text:style-name="T291">(v.2.2.1)</text:span><text:span text:style-name="T13"> </text:span><text:reference-mark-start text:name="ZOTERO_ITEM CSL_CITATION {&quot;citationID&quot;:&quot;1e04hqltch&quot;,&quot;properties&quot;:{&quot;formattedCitation&quot;:&quot;(37)&quot;,&quot;plainCitation&quot;:&quot;(37)&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fXuVctZ4Ic"/><text:span text:style-name="T13">(</text:span><text:change-start text:change-id="ct112499200"/><text:span text:style-name="T13">37</text:span><text:change-end text:change-id="ct112499200"/><text:change text:change-id="ct115720768"/><text:span text:style-name="T13">)</text:span><text:reference-mark-end text:name="ZOTERO_ITEM CSL_CITATION {&quot;citationID&quot;:&quot;1e04hqltch&quot;,&quot;properties&quot;:{&quot;formattedCitation&quot;:&quot;(37)&quot;,&quot;plainCitation&quot;:&quot;(37)&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fXuVctZ4Ic"/><text:span text:style-name="T13">; </text:span><text:span text:style-name="T154">cufflinks</text:span><text:span text:style-name="T279"> </text:span><text:span text:style-name="T156">--min-frags-per-transfrag 10 --max-multiread-fraction 0.99 --trim-3-avgcov-thresh 5 –trim-3-dropoff-</text:span><text:span text:style-name="T154">frac=0.1 --overlap-radius 50</text:span><text:span text:style-name="T157">. </text:span><text:span text:style-name="T292">The use of an assembly substantially reduced false-positive TE-initiation calls relative to using a reference </text:span><text:span text:style-name="T293">gene set</text:span><text:span text:style-name="T292"> since only transcript isoforms which exist in the data are considered, </text:span><text:span text:style-name="T294">although it </text:span><text:span text:style-name="T295">i</text:span><text:span text:style-name="T294">s possible to forego this step </text:span><text:span text:style-name="T281">and use a reference gene set</text:span><text:span text:style-name="T292">. </text:span><text:span text:style-name="T296">The generated alignment and assembly is then processed to generate a bigwig coverage file for visualization and basic statistics for each exon and TE are calculated such as </text:span><text:span text:style-name="T297">read-</text:span><text:span text:style-name="T296">coverage and RPKM.</text:span></text:p>
      <text:p text:style-name="P35">Chimeric <text:span text:style-name="T412">Fragment</text:span> Cluster Analysis</text:p>
      <text:p text:style-name="P7"><text:span text:style-name="T191">To search the sequencing data for potential TE-exon interactions, </text:span><text:span text:style-name="T182">each </text:span><text:span text:style-name="T183">TE-exon pair for which a</text:span><text:span text:style-name="T182"> chimeric fragment </text:span><text:span text:style-name="T184">cluster </text:span><text:span text:style-name="T185">exists are considered</text:span><text:span text:style-name="T183">. </text:span><text:span text:style-name="T184">Briefly, a chimeric fragment cluster is a set of reads in which </text:span><text:span text:style-name="T186">one read maps to a </text:span><text:span text:style-name="T187">TE and its pair maps to an exon from the assembly </text:span><text:span text:style-name="T188">(</text:span><text:span text:style-name="T182">Figure 2)</text:span><text:span text:style-name="T187">. </text:span><text:span text:style-name="T193">These TE-exon pairs form the basis </text:span><text:span text:style-name="T194">for classification into one of three </text:span><text:span text:style-name="T200">cases</text:span><text:span text:style-name="T194">; </text:span><text:span text:style-name="T14">TE -</text:span><text:span text:style-name="T194">initiation, -exonization or -termination </text:span><text:span text:style-name="T14">of the transcript </text:span><text:span text:style-name="T240">(Figure 2</text:span><text:span text:style-name="T241">).</text:span></text:p>
      <text:p text:style-name="P7"><text:span text:style-name="T14">Classification requires the calculation of a series of </text:span><text:span text:style-name="T222">values</text:span><text:span text:style-name="T14"> </text:span><text:change-start text:change-id="ct112499792"/><text:span text:style-name="T14">which</text:span><text:change-end text:change-id="ct112499792"/><text:change text:change-id="ct115720992"/><text:span text:style-name="T14"> are then </text:span><text:span text:style-name="T198">fed into</text:span><text:span text:style-name="T14"> a </text:span><text:span text:style-name="T223">classification</text:span><text:span text:style-name="T14"> algorithm. First, t</text:span><text:span text:style-name="T189">he</text:span><text:span text:style-name="T194"> relative position of the TE and exon </text:span><text:span text:style-name="T14">boundaries</text:span><text:span text:style-name="T194"> with respect to the direction of transcription </text:span><text:span text:style-name="T14">is </text:span><text:span text:style-name="T198">compared</text:span><text:span text:style-name="T190">. </text:span><text:span text:style-name="T14">Only intersection cases in which the TE could </text:span><text:span text:style-name="T197">initiate</text:span><text:span text:style-name="T14"> transcription are considered </text:span><text:span text:style-name="T190">(</text:span><text:span text:style-name="T192">Supplementary</text:span><text:span text:style-name="T190"> Figure </text:span><text:span text:style-name="T255">3</text:span><text:span text:style-name="T242">A</text:span><text:span text:style-name="T190">)</text:span><text:span text:style-name="T14">.</text:span><text:span text:style-name="T190"> </text:span><text:span text:style-name="T194">A thread ratio is then </text:span><text:span text:style-name="T14">calculated, the ratio of read pairs in which one read maps outside of a TE in either the downstream or </text:span><text:change-start text:change-id="ct109961728"/><text:span text:style-name="T14">upsteram</text:span><text:change-end text:change-id="ct109961728"/><text:change text:change-id="ct115721408"/><text:span text:style-name="T14"> direction. </text:span><text:span text:style-name="T196">A high thread ratio distinguishes TE-i</text:span><text:soft-page-break/><text:span text:style-name="T196">nitiation events from TE-exonizations, that is to say, if a TE initiates transcription then there should exist a strong bias </text:span><text:span text:style-name="T15">towards</text:span><text:span text:style-name="T196"> the </text:span><text:span text:style-name="T15">number of </text:span><text:change-start text:change-id="ct109962288"/><text:span text:style-name="T15">reads</text:span><text:change-end text:change-id="ct109962288"/><text:change text:change-id="ct114745088"/><text:span text:style-name="T15">-pairs downstream of the element (</text:span><text:span text:style-name="T212">Supplementary</text:span><text:span text:style-name="T15"> Figure </text:span><text:span text:style-name="T256">3</text:span><text:span text:style-name="T15">B).</text:span></text:p>
      <text:p text:style-name="P9">For <text:span text:style-name="T413">the</text:span> <text:span text:style-name="T413">detection of</text:span> TE-<text:span text:style-name="T413">initiated</text:span> transcripts of<text:span text:style-name="T443"> most </text:span>biological significance further restrictions <text:span text:style-name="T415">are imposed</text:span>. <text:span text:style-name="T413">Single exon contigs are excluded from the analysis to reduce the false positive rate (retained introns, low abundance lincRNA). To quickly discard rare TE-initiated isoforms when an alternative, highly expressed isoform exists, TE contribution was estimated as the peak coverage within the TE divided by the peak coverage of it's interacting exon (Supplementary Figure 3C). Together these values form the basis on which TE-initiation, -exonization or -termination can be distinguished.</text:span></text:p>
      <text:p text:style-name="P9"><text:span text:style-name="T200">Classification of TE-exon interactions is performed by the sorting algorithm </text:span><text:span text:style-name="T250">that</text:span><text:span text:style-name="T19"> can be customized</text:span><text:change text:change-id="ct114745312"/><text:span text:style-name="T200">. </text:span><text:span text:style-name="T19">The default set of parameters </text:span><text:span text:style-name="T249">termed,</text:span><text:span text:style-name="T19"> 'o</text:span><text:span text:style-name="T140">ncoexaptation'</text:span><text:span text:style-name="T19"> </text:span><text:span text:style-name="T217">were</text:span><text:span text:style-name="T19"> manually defined by</text:span><text:span text:style-name="T200"> extensive </text:span><text:span text:style-name="T201">manual</text:span><text:span text:style-name="T200"> inspection of</text:span><text:span text:style-name="T167"> the </text:span><text:span text:style-name="T200">training ENCODE</text:span><text:span text:style-name="T167"> sequencing data and comparison with supporting ChIP-seq and CAGE data </text:span><text:span text:style-name="T254">(</text:span><text:span text:style-name="T200">Supplementary Figure </text:span><text:span text:style-name="T252">4</text:span><text:span text:style-name="T254">).</text:span><text:span text:style-name="T202"> </text:span><text:change text:change-id="ct114745664"/><text:span text:style-name="T19">The </text:span><text:span text:style-name="T144">oncoexaptation</text:span><text:span text:style-name="T140"> </text:span><text:change text:change-id="ct114745888"/><text:span text:style-name="T19">parameters are trained to specifically detect high-abundance isoforms of TE-initiated transcripts with a significant </text:span><text:change-start text:change-id="ct109962848"/><text:span text:style-name="T19">contributions</text:span><text:change-end text:change-id="ct109962848"/><text:change text:change-id="ct119297168"/><text:span text:style-name="T19"> </text:span><text:span text:style-name="T212">to overall gene expression</text:span><text:span text:style-name="T19">. These are conservative but offer the most biologically </text:span><text:span text:style-name="T213">relevant</text:span><text:span text:style-name="T19"> results with respect to cancer biology </text:span><text:span text:style-name="T243">and thus were used throughout the study.</text:span></text:p>
      <text:p text:style-name="P10"><text:span text:style-name="T20">TE-initiated transcripts can be further sub-classified by their intersection to a set of protein-coding genes into; chimeric transcripts, TE-initiated transcripts which transcribe </text:span><text:span text:style-name="T205">in the sense-orientation</text:span><text:span text:style-name="T20"> into a </text:span><text:change-start text:change-id="ct111783360"/><text:span text:style-name="T20">neighboring</text:span><text:change-end text:change-id="ct111783360"/><text:change text:change-id="ct104352752"/><text:span text:style-name="T20"> protein-coding gene; anti-sense TE-transcripts, non-coding TE-initiated transcripts which run anti-sense to a protein-coding gene; or long intergenic non-coding (linc) TE-transcripts which don't overlap a known protein-coding gene. </text:span><text:span text:style-name="T204">Of particular interest to cancer biology are chimeric transcripts </text:span><text:span text:style-name="T251">that</text:span><text:span text:style-name="T204"> result in the overexpression of oncogenes, </text:span><text:span text:style-name="T205">such as </text:span><text:span text:style-name="T224">previously</text:span><text:span text:style-name="T205"> identi</text:span><text:span text:style-name="T361">fied </text:span><text:span text:style-name="T362">in Hodgkin Lymphoma for</text:span><text:span text:style-name="T361"> </text:span><text:span text:style-name="T165">IRF5</text:span><text:span text:style-name="T361"> and </text:span><text:span text:style-name="T165">CSF1R</text:span><text:span text:style-name="T361"> </text:span><text:reference-mark-start text:name="ZOTERO_ITEM CSL_CITATION {&quot;citationID&quot;:&quot;a1jrm75qpl2&quot;,&quot;properties&quot;:{&quot;formattedCitation&quot;:&quot;(14,15)&quot;,&quot;plainCitation&quot;:&quot;(14,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label&quot;:&quot;page&quot;}],&quot;schema&quot;:&quot;https://github.com/citation-style-language/schema/raw/master/csl-citation.json&quot;} RNDsjmPXI090j"/><text:span text:style-name="T361">(</text:span><text:change-start text:change-id="ct111783888"/><text:span text:style-name="T361">14,15)</text:span><text:reference-mark-end text:name="ZOTERO_ITEM CSL_CITATION {&quot;citationID&quot;:&quot;a1jrm75qpl2&quot;,&quot;properties&quot;:{&quot;formattedCitation&quot;:&quot;(14,15)&quot;,&quot;plainCitation&quot;:&quot;(14,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label&quot;:&quot;page&quot;}],&quot;schema&quot;:&quot;https://github.com/citation-style-language/schema/raw/master/csl-citation.json&quot;} RNDsjmPXI090j"/><text:span text:style-name="T19">.</text:span><text:change-end text:change-id="ct111783888"/><text:change text:change-id="ct104353168"/></text:p>
      <text:p text:style-name="P10"><text:span text:style-name="T19">Alternative </text:span><text:span text:style-name="T211">filtering</text:span><text:span text:style-name="T19"> settings exist and are continually ad</text:span><text:span text:style-name="T211">d</text:span><text:span text:style-name="T19">ed based on the </text:span><text:span text:style-name="T211">experimental demand</text:span><text:span text:style-name="T19"> such as; </text:span><text:soft-page-break/><text:span text:style-name="T19">'</text:span><text:span text:style-name="T140">screen'</text:span><text:span text:style-name="T19">, </text:span><text:span text:style-name="T211">a</text:span><text:span text:style-name="T19"> sensitive but error-prone (exonizations called as initiations) method or; '</text:span><text:span text:style-name="T140">drivers',</text:span><text:span text:style-name="T19"> </text:span><text:span text:style-name="T211">detection of</text:span><text:span text:style-name="T19"> TE-initiated transcripts which </text:span><text:span text:style-name="T211">are</text:span><text:span text:style-name="T19"> exclusively transcribed from </text:span><text:span text:style-name="T211">TEs</text:span><text:span text:style-name="T19">. Each of these settings are customizable and should be tailored towards </text:span><text:change-start text:change-id="ct111784448"/><text:span text:style-name="T19">an individual projects</text:span><text:change-end text:change-id="ct111784448"/><text:change text:change-id="ct104353392"/><text:span text:style-name="T19"> requirements.</text:span></text:p>
      <text:p text:style-name="P58">These analyses <text:span text:style-name="T420">and filters</text:span> are <text:span text:style-name="T420">applied</text:span> independent for each RNAseq library and a standard .lion file is created. Sets of .lion files (that is sets of RNAseq <text:span text:style-name="T423">library analyses</text:span>) are then grouped into <text:span text:style-name="T414">a merged .lion</text:span><text:span text:style-name="T416">s</text:span><text:span text:style-name="T414"> file for set-based comparisons.</text:span></text:p>
      <text:p text:style-name="P36">Operating Characteristics</text:p>
      <text:p text:style-name="P4"><text:span text:style-name="T244">To test the performance of the </text:span><text:span text:style-name="T143">LIONS </text:span><text:span text:style-name="T244">classification, a simulation of RNA-seq data was generated to benchmark the operating characteristics of the classifier. </text:span><text:span text:style-name="T426">Starting with </text:span><text:span text:style-name="T427">aligned RNAseq from </text:span><text:span text:style-name="T426">H1 </text:span><text:span text:style-name="T431">embryonic stem cells </text:span><text:span text:style-name="T427">and</text:span><text:span text:style-name="T426"> K562 </text:span><text:span text:style-name="T432">chronic </text:span><text:span text:style-name="T433">myeloid</text:span><text:span text:style-name="T432"> leukemia cell line</text:span><text:span text:style-name="T426">, </text:span><text:span text:style-name="T427">simulated transcriptomes were generated. First the top 20,000 expressed transcripts in </text:span><text:span text:style-name="T21">gencode (v19) </text:span><text:span text:style-name="T427">in K562 and the top 20,000 expressed contigs from the H1esc assembly were selected as the basis for the simulated transcriptome. </text:span><text:span text:style-name="T21">FluxSimulator</text:span><text:change-start text:change-id="ct111823056"/><text:reference-mark-start text:name="ZOTERO_ITEM CSL_CITATION {&quot;citationID&quot;:&quot;biXcJXWc&quot;,&quot;properties&quot;:{&quot;formattedCitation&quot;:&quot;(38)&quot;,&quot;plainCitation&quot;:&quot;(38)&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hktOfDFi74"/><text:span text:style-name="T21">(38</text:span><text:change-end text:change-id="ct111823056"/><text:change text:change-id="ct104353712"/><text:span text:style-name="T21">)</text:span><text:reference-mark-end text:name="ZOTERO_ITEM CSL_CITATION {&quot;citationID&quot;:&quot;biXcJXWc&quot;,&quot;properties&quot;:{&quot;formattedCitation&quot;:&quot;(38)&quot;,&quot;plainCitation&quot;:&quot;(38)&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hktOfDFi74"/><text:span text:style-name="T427"> was then used to generate paired-end fastq at 5, 30, 100 and 200 millions reads in H1esc and 25, 100 and 200 million reads in K562 using a reference </text:span><text:span text:style-name="T21">hg19 </text:span><text:span text:style-name="T427">sequence. </text:span><text:span text:style-name="T430">The simulated data are then processed by </text:span><text:span text:style-name="T425">LIONS </text:span><text:span text:style-name="T428">and </text:span><text:span text:style-name="T429">compared to the </text:span><text:span text:style-name="T428">expected input transcriptomes are defined as a ‘ground truth’.</text:span></text:p>
      <text:p text:style-name="P37">Recurrent and Group-specific <text:span text:style-name="T444">TE-promoters</text:span></text:p>
      <text:p text:style-name="P11">Grouping and comparing sets of TE-initiated transcripts is of central importance <text:span text:style-name="T434">to understanding the biology of their activity</text:span>. TE-initiated transcripts are more variable then non-TE transcripts across biological replicates <text:span text:style-name="T439">(Supplementary Figure 1)</text:span> and therefore the signals from individual transcriptomes <text:span text:style-name="T422">are</text:span> noisy. <text:span text:style-name="T22">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text:span><text:change-start text:change-id="ct111823552"/><text:span text:style-name="T22">which</text:span><text:change-end text:change-id="ct111823552"/><text:change text:change-id="ct81278416"/><text:span text:style-name="T22"> are more transcriptionally active in one grouping of transcri</text:span><text:soft-page-break/><text:span text:style-name="T22">ptomes against another.</text:span></text:p>
      <text:p text:style-name="P12">To detect <text:span text:style-name="T23">recurrent</text:span> TE-initiated <text:span text:style-name="T23">transcripts between libraries with different assemblies, the set TEs which initiate transcription are considered. The recurrence cut-off parameter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ext:span><text:change-start text:change-id="ct111824112"/><text:span text:style-name="T23">then</text:span><text:change-end text:change-id="ct111824112"/><text:change text:change-id="ct81278640"/><text:span text:style-name="T23"> the recurrent cut-off and less then the specificity parameter cut-off are considered recurrent and specific TE-initiated transcripts for a group (Figure 1B).</text:span></text:p>
      <text:p text:style-name="P4"><text:span text:style-name="T24">A clear case in which recurrent and biological-group specific TE-initiated transcripts is significant is in cancer biology. The onco-exaptation hypothesis </text:span><text:reference-mark-start text:name="ZOTERO_ITEM CSL_CITATION {&quot;citationID&quot;:&quot;AoOZZ2ll&quot;,&quot;properties&quot;:{&quot;formattedCitation&quot;:&quot;(17)&quot;,&quot;plainCitation&quot;:&quot;(17)&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q8bGwSOi5R"/><text:span text:style-name="T24">(</text:span><text:change-start text:change-id="ct106317920"/><text:span text:style-name="T24">17</text:span><text:change-end text:change-id="ct106317920"/><text:change text:change-id="ct81279056"/><text:span text:style-name="T24">)</text:span><text:reference-mark-end text:name="ZOTERO_ITEM CSL_CITATION {&quot;citationID&quot;:&quot;AoOZZ2ll&quot;,&quot;properties&quot;:{&quot;formattedCitation&quot;:&quot;(17)&quot;,&quot;plainCitation&quot;:&quot;(17)&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q8bGwSOi5R"/><text:span text:style-name="T24"> predicts that </text:span><text:span text:style-name="T283">the </text:span><text:span text:style-name="T24">highly variable TE-initiated transcripts can be selected for during cancer evolution and therefore </text:span><text:span text:style-name="T283">transcripts </text:span><text:span text:style-name="T24">recurrent and cancer-specific are enriched for oncogenes </text:span><text:span text:style-name="T284">or transcripts involved in the biology of the cancer.</text:span></text:p>
      <text:p text:style-name="P32">Data Sets</text:p>
      <text:p text:style-name="P13"><text:span text:style-name="T316">ENCODE </text:span><text:span text:style-name="T25">training </text:span><text:span text:style-name="T315">RNAseq </text:span><text:span text:style-name="T316">fastq </text:span><text:span text:style-name="T25">files</text:span><text:span text:style-name="T316"> was downloaded</text:span><text:span text:style-name="T315"> from the UCSC ENCODE ftp site. </text:span><text:change-start text:change-id="ct106318480"/><text:span text:style-name="T25">Hodgkins Lyphoma</text:span><text:change-end text:change-id="ct106318480"/><text:change text:change-id="ct81279376"/><text:span text:style-name="T25">, primary B-cell and primary mediastinal Large B-cell lymphoma </text:span><text:change text:change-id="ct113080672"/><text:span text:style-name="T25">bam files were converted to fastq for re-analysis by LIONS. </text:span><text:span text:style-name="T318">Accession details can be found in Supplementary Table 1. </text:span><text:span text:style-name="T320">Whole cell poly-A+</text:span><text:span text:style-name="T318"> </text:span><text:span text:style-name="T319">CAGE </text:span><text:span text:style-name="T320">TSS</text:span><text:span text:style-name="T319"> hidden markov model</text:span><text:span text:style-name="T320"> predictions for K562, GM12878 and H1 were downloaded from the UCSC genome </text:span><text:span text:style-name="T321">browser</text:span><text:span text:style-name="T320">.</text:span></text:p>
      <text:p text:style-name="P38"><text:span text:style-name="T407">H</text:span><text:span text:style-name="T406">odgkin lymphoma cell line culture and RT-PCR.</text:span></text:p>
      <text:p text:style-name="P4"><text:span text:style-name="T27">Hodgkin Lymphoma cell culture, </text:span><text:span text:style-name="T320">R</text:span><text:span text:style-name="T27">NA isolation and cDNA synthesis was performed as previously described </text:span><text:reference-mark-start text:name="ZOTERO_ITEM CSL_CITATION {&quot;citationID&quot;:&quot;Iss1H2Wc&quot;,&quot;properties&quot;:{&quot;formattedCitation&quot;:&quot;(15)&quot;,&quot;plainCitation&quot;:&quot;(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C7Y6caRoVD"/><text:span text:style-name="T27">(</text:span><text:change-start text:change-id="ct106319040"/><text:span text:style-name="T27">15</text:span><text:change-end text:change-id="ct106319040"/><text:change text:change-id="ct113081024"/><text:span text:style-name="T27">)</text:span><text:reference-mark-end text:name="ZOTERO_ITEM CSL_CITATION {&quot;citationID&quot;:&quot;Iss1H2Wc&quot;,&quot;properties&quot;:{&quot;formattedCitation&quot;:&quot;(15)&quot;,&quot;plainCitation&quot;:&quot;(15)&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C7Y6caRoVD"/>. <text:span text:style-name="T467">Primers are listed in Supplementary Table 2.</text:span></text:p>
      <text:p text:style-name="P33"/>
      <text:p text:style-name="P14">References<text:change text:change-id="ct113081344"/></text:p>
      <text:section text:style-name="Sect1" text:name="ZOTERO_BIBL {&quot;custom&quot;:[]} CSL_BIBLIOGRAPHY RNDqAdpBifi2d">
        <text:p text:style-name="Bibliography_20_1">1. <text:tab/>Rebollo R, Romanish MT, Mager DL. Transposable elements: an abundant and natural source of regulatory sequences for host genes. Annu Rev Genet. 2012;46:21–42. </text:p>
        <text:p text:style-name="Bibliography_20_1"><text:change-start text:change-id="ct112283456"/>2. <text:tab/>Rebollo R, Farivar S, Mager DL. C-GATE - catalogue of genes affected by transposable elements. Mob DNA. 2012 May 23;3(1):9. </text:p>
        <text:p text:style-name="Bibliography_20_1"><text:change-end text:change-id="ct112283456"/><text:change text:change-id="ct111887872"/><text:change-start text:change-id="ct112284016"/>3. <text:tab/>Feschotte C. Transposable elements and the evolution of regulatory networks. Nat Rev Genet. 2008 May;9(5):397–405. </text:p>
        <text:p text:style-name="Bibliography_20_1"><text:change-end text:change-id="ct112284016"/><text:change text:change-id="ct111888464"/><text:change-start text:change-id="ct112284576"/>4. <text:tab/>Chuong EB, Elde NC, Feschotte C. Regulatory activities of transposable elements: from conflicts to benefits. Nat Rev Genet. 2017 Feb;18(2):71–86. </text:p>
        <text:p text:style-name="Bibliography_20_1"><text:change-end text:change-id="ct112284576"/><text:change text:change-id="ct105873856"/><text:change-start text:change-id="ct104991104"/>5<text:change-end text:change-id="ct104991104"/><text:change text:change-id="ct115521440"/>. <text:tab/>Faulkner GJ, Kimura Y, Daub CO, Wani S, Plessy C, Irvine KM, et al. The regulated retrotransposon transcriptome of mammalian cells. Nat Genet. 2009 May;41(5):563–71. </text:p>
        <text:p text:style-name="Bibliography_20_1"><text:change-start text:change-id="ct104991696"/>6<text:change-end text:change-id="ct104991696"/><text:change text:change-id="ct105874080"/>. <text:tab/>Kelley D, Rinn J. Transposable elements reveal a stem cell-specific class of long noncoding RNAs. Genome Biol. 2012 Nov 26;13(11):R107. </text:p>
        <text:p text:style-name="Bibliography_20_1"><text:change-start text:change-id="ct111580736"/>7<text:change-end text:change-id="ct111580736"/><text:change text:change-id="ct105874304"/>. <text:tab/>Kapusta A, Kronenberg Z, Lynch VJ, Zhuo X, Ramsay L, Bourque G, et al. Transposable Elements Are Major Contributors to the Origin, Diversification, and Regulation of Vertebrate Long Noncoding RNAs. PLoS Genet. 2013 Apr 25;9(4):e1003470. </text:p>
        <text:p text:style-name="Bibliography_20_1"><text:change-start text:change-id="ct111581296"/>8<text:change-end text:change-id="ct111581296"/><text:change text:change-id="ct81246928"/>. <text:tab/>Macfarlan TS, Gifford WD, Driscoll S, Lettieri K, Rowe HM, Bonanomi D, et al. Embryonic stem cell potency fluctuates with endogenous retrovirus activity. Nature. 2012 Jul 5;487(7405):57–63. </text:p>
        <text:p text:style-name="Bibliography_20_1"><text:change-start text:change-id="ct111581856"/>9<text:change-end text:change-id="ct111581856"/><text:change text:change-id="ct81247248"/>. <text:tab/>Gerdes P, Richardson SR, Mager DL, Faulkner GJ. Transposable elements in the mammalian embryo: pioneers surviving through stealth and service. Genome Biol. 2016 May 9;17:100. </text:p>
        <text:p text:style-name="Bibliography_20_1"><text:change-start text:change-id="ct112804544"/>10<text:change-end text:change-id="ct112804544"/><text:change text:change-id="ct81247568"/>. <text:tab/>Lu X, Sachs F, Ramsay L, Jacques P-É, Göke J, Bourque G, et al. The retrovirus HERVH is a long noncoding RNA required for human embryonic stem cell identity. Nat Struct Mol Biol. 2014 Apr;21(4):423–5. </text:p>
        <text:p text:style-name="Bibliography_20_1"><text:change-start text:change-id="ct112805104"/>11<text:change-end text:change-id="ct112805104"/><text:change text:change-id="ct81457600"/>. <text:tab/>Wang J, Xie G, Singh M, Ghanbarian AT, Raskó T, Szvetnik A, et al. Primate-specific endogenous retrovirus-driven transcription defines naive-like stem cells. Nature. 2014 Dec 18;5<text:soft-page-break/>16(7531):405–9. </text:p>
        <text:p text:style-name="Bibliography_20_1"><text:change-start text:change-id="ct112805664"/>12<text:change-end text:change-id="ct112805664"/><text:change text:change-id="ct81457824"/>. <text:tab/>Ramsay L, Marchetto MC, Caron M, Chen S-H, Busche S, Kwan T, et al. Conserved expression of transposon-derived non-coding transcripts in primate stem cells. BMC Genomics. 2017 Feb 28;18(1):214. </text:p>
        <text:p text:style-name="Bibliography_20_1"><text:change-start text:change-id="ct106056448"/>13<text:change-end text:change-id="ct106056448"/><text:change text:change-id="ct81458048"/>. <text:tab/>Cohen CJ, Rebollo R, Babovic S, Dai EL, Robinson WP, Mager DL. Placenta-specific Expression of the Interleukin-2 (IL-2) Receptor β Subunit from an Endogenous Retroviral Promoter. J Biol Chem. 2011 Oct 14;286(41):35543–52. </text:p>
        <text:p text:style-name="Bibliography_20_1"><text:change-start text:change-id="ct106057008"/>14<text:change-end text:change-id="ct106057008"/><text:change text:change-id="ct81458272"/>. <text:tab/>Lamprecht B, Walter K, Kreher S, Kumar R, Hummel M, Lenze D, et al. Derepression of an endogenous long terminal repeat activates the CSF1R proto-oncogene in human lymphoma. Nat Med. 2010 May;16(5):571–579, 1p following 579. </text:p>
        <text:p text:style-name="Bibliography_20_1"><text:change-start text:change-id="ct106057568"/>15<text:change-end text:change-id="ct106057568"/><text:change text:change-id="ct81458592"/>. <text:tab/>Babaian A, Romanish MT, Gagnier L, Kuo LY, Karimi MM, Steidl C, et al. Onco-exaptation of an endogenous retroviral LTR drives IRF5 expression in Hodgkin lymphoma. Oncogene. <text:change-start text:change-id="ct113767088"/>2016 May 12;35(19):2542–6.<text:change-end text:change-id="ct113767088"/><text:change text:change-id="ct114347376"/> </text:p>
        <text:p text:style-name="Bibliography_20_1"><text:change-start text:change-id="ct113767648"/>16<text:change-end text:change-id="ct113767648"/><text:change text:change-id="ct114347696"/>. <text:tab/>Lock FE, Rebollo R, Miceli-Royer K, Gagnier L, Kuah S, Babaian A, et al. Distinct isoform of FABP7 revealed by screening for retroelement-activated genes in diffuse large B-cell lymphoma. Proc Natl Acad Sci U S A. 2014 Aug 26;111(34):E3534-3543. </text:p>
        <text:p text:style-name="Bibliography_20_1"><text:change-start text:change-id="ct113768208"/>17<text:change-end text:change-id="ct113768208"/><text:change text:change-id="ct114347920"/>. <text:tab/>Babaian A, Mager DL. Endogenous retroviral promoter exaptation in human cancer. Mob DNA. 2016;7:24. </text:p>
        <text:p text:style-name="Bibliography_20_1"><text:change-start text:change-id="ct105122512"/>18<text:change-end text:change-id="ct105122512"/><text:change text:change-id="ct81258736"/>. <text:tab/>Jurka J, Bao W, Kojima KK. Families of transposable elements, population structure and the origin of species. Biol Direct. 2011;6:44. </text:p>
        <text:p text:style-name="Bibliography_20_1"><text:change-start text:change-id="ct105123136"/>19<text:change-end text:change-id="ct105123136"/><text:change text:change-id="ct81258960"/>. <text:tab/>Carbone L, Alan Harris R, Gnerre S, Veeramah KR, Lorente-Galdos B, Huddleston J, et al. Gibbon genome and the fast karyotype evolution of small apes. Nature. 2014 Sep 11;513(7517):195–201. </text:p>
        <text:p text:style-name="Bibliography_20_1"><text:change-start text:change-id="ct118909056"/>20<text:change-end text:change-id="ct118909056"/><text:change text:change-id="ct81259184"/>. <text:tab/>van de Lagemaat LN, Landry J-R, Mager DL, Medstrand P. Transposable elements in mammals promote regulatory variation and diversification of genes with specialized functions. Trends Genet TIG. 2003 Oct;19(10):530–6. </text:p>
        <text:p text:style-name="Bibliography_20_1"><text:change-start text:change-id="ct118909616"/>21<text:change-end text:change-id="ct118909616"/><text:change text:change-id="ct81259408"/>. <text:tab/>Nigumann P, Redik K, Mätlik K, Speek M. Many human genes are transcribed from the antisense promoter of L1 retrotransposon. Genomics. 2002 May;79(5):628–34. </text:p>
        <text:p text:style-name="Bibliography_20_1"><text:change-start text:change-id="ct118910176"/>22<text:change-end text:change-id="ct118910176"/><text:change text:change-id="ct81259760"/>. <text:tab/>Huda A, Bushel PR. Widespread Exonization of Transposable Elements in Human Coding Sequences is Associated with Epigenetic Regulation of Transcription. Transcr Open Access. 2013 Jun 19;1(1). </text:p>
        <text:p text:style-name="Bibliography_20_1"><text:change-start text:change-id="ct105279760"/>23<text:change-end text:change-id="ct105279760"/><text:change text:change-id="ct115181664"/>. <text:tab/>Conley AB, Piriyapongsa J, Jordan IK. Retroviral promoters in the human genome. Bioinforma Oxf Engl. 2008 Jul 15;24(14):1563–7. </text:p>
        <text:p text:style-name="Bibliography_20_1"><text:change-start text:change-id="ct105280416"/>24<text:change-end text:change-id="ct105280416"/><text:change text:change-id="ct115181984"/>. <text:tab/>Karimi MM, Goyal P, Maksakova IA, Bilenky M, Leung D, Tang JX, et al. DNA methylation and SETDB1/H3K9me3 regulate predominantly distinct sets of genes, retroelements, and chim<text:soft-page-break/>eric transcripts in mESCs. Cell Stem Cell. 2011 Jun 3;8(6):676–87. </text:p>
        <text:p text:style-name="Bibliography_20_1"><text:change-start text:change-id="ct114997600"/>25<text:change-end text:change-id="ct114997600"/><text:change text:change-id="ct115182304"/>. <text:tab/>Wang T, Santos JH, Feng J, Fargo DC, Shen L, Riadi G, et al. A Novel Analytical Strategy to Identify Fusion Transcripts between Repetitive Elements and Protein Coding-Exons Using RNA-Seq. PLOS ONE. 2016 Jul 14;11(7):e0159028. </text:p>
        <text:p text:style-name="Bibliography_20_1"><text:change-start text:change-id="ct114998160"/>26<text:change-end text:change-id="ct114998160"/><text:change text:change-id="ct115182528"/>. <text:tab/>Sokol M, Jessen KM, Pedersen FS. Human endogenous retroviruses sustain complex and cooperative regulation of gene-containing loci and unannotated megabase-sized regions. Retrovirology. 2015;12:32. </text:p>
        <text:p text:style-name="Bibliography_20_1"><text:change-start text:change-id="ct114998720"/>27<text:change-end text:change-id="ct114998720"/><text:change text:change-id="ct115634448"/>. <text:tab/>Cruickshanks HA, Tufarelli C. Isolation of cancer-specific chimeric transcripts induced by hypomethylation of the LINE-1 antisense promoter. Genomics. 2009 Dec;94(6):397–406. </text:p>
        <text:p text:style-name="Bibliography_20_1"><text:change-start text:change-id="ct61610688"/>28<text:change-end text:change-id="ct61610688"/><text:change text:change-id="ct115634672"/>. <text:tab/>Pavlicev M, Hiratsuka K, Swaggart KA, Dunn C, Muglia L. Detecting endogenous retrovirus-driven tissue-specific gene transcription. Genome Biol Evol. 2015 Apr;7(4):1082–97. </text:p>
        <text:p text:style-name="Bibliography_20_1"><text:change-start text:change-id="ct61611344"/>29<text:change-end text:change-id="ct61611344"/><text:change text:change-id="ct115635184"/>. <text:tab/>Pérot P, Mugnier N, Montgiraud C, Gimenez J, Jaillard M, Bonnaud B, et al. Microarray-based sketches of the HERV transcriptome landscape. PloS One. 2012;7(6):e40194. </text:p>
        <text:p text:style-name="Bibliography_20_1"><text:change-start text:change-id="ct119545312"/>30<text:change-end text:change-id="ct119545312"/><text:change text:change-id="ct115635504"/>. <text:tab/>Kelley D, Rinn J. Transposable elements reveal a stem cell-specific class of long noncoding RNAs. Genome Biol. 2012;13(11):R107. </text:p>
        <text:p text:style-name="Bibliography_20_1"><text:change-start text:change-id="ct119545872"/>31<text:change-end text:change-id="ct119545872"/><text:change text:change-id="ct106735024"/>. <text:tab/>Kapusta A, Kronenberg Z, Lynch VJ, Zhuo X, Ramsay L, Bourque G, et al. Transposable Elements Are Major Contributors to the Origin, Diversification, and Regulation of Vertebrate Long Noncoding RNAs. PLoS Genet. 2013 Apr 25;9(4):e1003470. </text:p>
        <text:p text:style-name="Bibliography_20_1"><text:change-start text:change-id="ct119546432"/>32<text:change-end text:change-id="ct119546432"/><text:change text:change-id="ct106735344"/>. <text:tab/>Hillier LW, Reinke V, Green P, Hirst M, Marra MA, Waterston RH. Massively parallel sequencing of the polyadenylated transcriptome of C. elegans. Genome Res. 2009 Apr;19(4):657–66. </text:p>
        <text:p text:style-name="Bibliography_20_1"><text:change-start text:change-id="ct119844880"/>33<text:change-end text:change-id="ct119844880"/><text:change text:change-id="ct106735664"/>. <text:tab/>Faulkner GJ, Kimura Y, Daub CO, Wani S, Plessy C, Irvine KM, et al. The regulated retrotransposon transcriptome of mammalian cells. Nat Genet. 2009 May;41(5):563–71. </text:p>
        <text:p text:style-name="Bibliography_20_1"><text:change-start text:change-id="ct119845504"/>34<text:change-end text:change-id="ct119845504"/><text:change text:change-id="ct106735888"/>. <text:tab/>Staiger D, Simpson GG. Enter exitrons. Genome Biol. 2015 Jul 7;16(1):136. </text:p>
        <text:p text:style-name="Bibliography_20_1"><text:change-start text:change-id="ct112852912"/>35<text:change-end text:change-id="ct112852912"/><text:change text:change-id="ct81269936"/>. <text:tab/>RepeatMasker Home Page [Internet]. [cited 2015 Jul 22]. Available from: http://www.repeatmasker.org/</text:p>
        <text:p text:style-name="Bibliography_20_1"><text:change-start text:change-id="ct112853472"/>36<text:change-end text:change-id="ct112853472"/><text:change text:change-id="ct81270160"/>. <text:tab/>Kim D, Pertea G, Trapnell C, Pimentel H, Kelley R, Salzberg SL. TopHat2: accurate alignment of transcriptomes in the presence of insertions, deletions and gene fusions. Genome Biol. 2013;14(4):R36. </text:p>
        <text:p text:style-name="Bibliography_20_1"><text:change-start text:change-id="ct112854032"/>37<text:change-end text:change-id="ct112854032"/><text:change text:change-id="ct81270512"/>. <text:tab/>Trapnell C, Roberts A, Goff L, Pertea G, Kim D, Kelley DR, et al. Differential gene and transcript expression analysis of RNA-seq experiments with TopHat and Cufflinks. Nat Protoc. 2012 Mar;7(3):562–78. </text:p>
        <text:p text:style-name="Bibliography_20_1"><text:change text:change-id="ct106429664"/><text:change-start text:change-id="ct61597968"/>38<text:change-end text:change-id="ct61597968"/><text:change text:change-id="ct106429888"/>. <text:tab/>Griebel T, Zacher B, Ribeca P, Raineri E, Lacroix V, Guigó R, et al. Modelling and simulating generic RNA-Seq experiments with the flux simulator. Nucleic Acids Res. 2012 Nov;40(20):10073–83. </text:p>
        <text:p text:style-name="Bibliography_20_1"><text:change-start text:change-id="ct61598528"/>39<text:change-end text:change-id="ct61598528"/><text:change text:change-id="ct106430112"/>. <text:tab/>Trapnell C, Williams BA, Pertea G, Mortazavi A, Kwan G, van Baren MJ, et al. Transcript assembly and quantification by RNA-Seq reveals unannotated transcripts and isoform switching during cell differentiation. Nat Biotechnol. 2010 May;28(5):511–5. </text:p>
      </text:section>
      <text:p text:style-name="P62">Figure 1: <text:span text:style-name="T123">Schematic of the LIONS workflow.</text:span></text:p>
      <text:p text:style-name="P4"><text:span text:style-name="T80">The workflow for LIONS is divided into two main components. </text:span><text:span text:style-name="T394">A)</text:span><text:span text:style-name="T80"> </text:span><text:span text:style-name="T81">'East Lion'</text:span><text:span text:style-name="T80"> </text:span><text:span text:style-name="T82">analyzes individual transcriptomes starting with i) a .bam file(s) of paired-end reads, a reference genome, a RepeatMasker annotation and a reference set of protein coding genes. The reads are aligned to the genome with the spliced read mapper </text:span><text:span text:style-name="T28">Tophat2 </text:span><text:reference-mark-start text:name="ZOTERO_ITEM CSL_CITATION {&quot;citationID&quot;:&quot;1hrivtctsi&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JgGCAXhep9"/><text:span text:style-name="T28">(</text:span><text:change-start text:change-id="ct61599088"/><text:span text:style-name="T28">36</text:span><text:change-end text:change-id="ct61599088"/><text:change text:change-id="ct106430432"/><text:span text:style-name="T28">)</text:span><text:reference-mark-end text:name="ZOTERO_ITEM CSL_CITATION {&quot;citationID&quot;:&quot;1hrivtctsi&quot;,&quot;properties&quot;:{&quot;formattedCitation&quot;:&quot;(36)&quot;,&quot;plainCitation&quot;:&quot;(36)&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JgGCAXhep9"/><text:span text:style-name="T28"> and an </text:span><text:span text:style-name="T149">ab initio </text:span><text:span text:style-name="T28">transcriptome is assembled with Cufflinks </text:span><text:reference-mark-start text:name="ZOTERO_ITEM CSL_CITATION {&quot;citationID&quot;:&quot;khjbhmgeu&quot;,&quot;properties&quot;:{&quot;formattedCitation&quot;:&quot;(39)&quot;,&quot;plainCitation&quot;:&quot;(3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fTDuKTzPUW"/><text:span text:style-name="T28">(</text:span><text:change-start text:change-id="ct120176000"/><text:span text:style-name="T28">39</text:span><text:change-end text:change-id="ct120176000"/><text:change text:change-id="ct120195824"/><text:span text:style-name="T28">)</text:span><text:reference-mark-end text:name="ZOTERO_ITEM CSL_CITATION {&quot;citationID&quot;:&quot;khjbhmgeu&quot;,&quot;properties&quot;:{&quot;formattedCitation&quot;:&quot;(39)&quot;,&quot;plainCitation&quot;:&quot;(3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fTDuKTzPUW"/><text:span text:style-name="T28">. </text:span><text:span text:style-name="T268">ii) These data are then analyzed per chimeric fragment cluster for transposable element </text:span><text:span text:style-name="T269">(TE)-</text:span><text:span text:style-name="T268">initiated transcripts (</text:span><text:span text:style-name="T270">F</text:span><text:span text:style-name="T268">igure </text:span><text:span text:style-name="T285">2</text:span><text:span text:style-name="T268">). </text:span><text:span text:style-name="T271">Briefly, fragment clusters consistent with transcriptional initiation (Orange) are enriched and those with passive exonization (Blue) or termination (not shown) are depleted. </text:span><text:span text:style-name="T272">iii) </text:span><text:span text:style-name="T269">The set of TE-initiated contigs are then intersected to reference set of protein coding genes and classified with respect to their intersection. Each transcriptome is analyzed independently and </text:span><text:span text:style-name="T273">a</text:span><text:span text:style-name="T274"> standard .lions </text:span><text:span text:style-name="T273">output </text:span><text:span text:style-name="T274">file </text:span><text:span text:style-name="T273">is generated</text:span><text:span text:style-name="T274">. </text:span><text:span text:style-name="T307">B)</text:span><text:span text:style-name="T274"> </text:span><text:span text:style-name="T275">'West Lion' performs set analysis on the</text:span><text:span text:style-name="T274"> .lions files. </text:span><text:span text:style-name="T276">Transcriptomes</text:span><text:span text:style-name="T277"> are biologically </text:span><text:span text:style-name="T274">grouped and analyzed </text:span><text:span text:style-name="T278">individually and as part of a biological group (i.e. cancer vs. normal samples).</text:span></text:p>
      <text:p text:style-name="P63"><text:span text:style-name="T206">Figure 2</text:span><text:span text:style-name="T263">: Chimeric Fragment Clustering in LIONS.</text:span></text:p>
      <text:p text:style-name="P51"><text:span text:style-name="T437">A) </text:span>The analysis space of LIONS <text:span text:style-name="T454">consists of</text:span> all <text:span text:style-name="T383">Repeat-Exon</text:span> combinations for which there exists <text:span text:style-name="T383">a chimeric fragment; i.e. paired-end sequencing reads in </text:span>which one read intersects a repeat and the <text:span text:style-name="T385">read pair</text:span> intersects an <text:span text:style-name="T384">exon from the assembly</text:span>. <text:span text:style-name="T385">Chimeric fragments can result from an RNA molecule in three cases; i) TE-initiated transcripts (Repeat A:Exon 1 and Repeat B:Exon 2); ii) TE exonization in a transcript, either as a repeat contained within an exon or the repeat provides an exon splice site (Repeat C:Exon 1,2 and 3) or iii) TE terminated transcripts (Repeat E:Exon 3). Each chimeric fragment cluster is then classified by </text:span><text:span text:style-name="T142">LIONS</text:span><text:span text:style-name="T385"> as either initiating or non-initiating with respect to a transcript. B) The number of chimeric fragments in K562, H1 or GM12878 transcripts that are classified as initiations compared to non-initiating clusters.</text:span></text:p>
      <text:p text:style-name="P66"><text:span text:style-name="T453">Figure 3</text:span><text:span text:style-name="T33">: </text:span><text:span text:style-name="T151">LIONS </text:span><text:span text:style-name="T100">operating characteristics on simulated data.</text:span></text:p>
      <text:p text:style-name="P54"><text:span text:style-name="T100">S</text:span><text:span text:style-name="T33">imulated RNA-seq data based on a reference H1 ESC </text:span><text:span text:style-name="T122">(green) </text:span><text:span text:style-name="T33">and K562 </text:span><text:span text:style-name="T122">(blue) </text:span><text:span text:style-name="T33">transcriptomes were used as a benchmark to test the sensitivity and specificity of the </text:span><text:span text:style-name="T148">LIONS</text:span><text:span text:style-name="T33"> suite. </text:span><text:span text:style-name="T101">A) </text:span><text:span text:style-name="T102">In RNAseq libraries simulated to varying depth, chimeric fragment clusters are limited in their capacity to detect TE-derived transcript start sites </text:span><text:span text:style-name="T104">(TSSs)</text:span><text:span text:style-name="T102">, </text:span><text:span text:style-name="T103">plateauing at ~52% sensitivity. </text:span><text:span text:style-name="T104">B) The TE-TSSs which are detectable by chimeric fragment clusters (+) are more highly expressed (Welch T-test, p = 4.59e-8) than those for which chimeric fragment clusters are not detected (-). </text:span><text:span text:style-name="T105">C) </text:span><text:span text:style-name="T109">F</text:span><text:span text:style-name="T105">rom </text:span><text:span text:style-name="T106">the </text:span><text:span text:style-name="T107">chimeric fragment cluster detectable </text:span><text:span text:style-name="T108">TE-TSSs, </text:span><text:span text:style-name="T109">default parameter </text:span><text:span text:style-name="T152">LIONS</text:span><text:span text:style-name="T108"> has a 36.36% sensitivity and 98.63% specificity </text:span><text:span text:style-name="T110">yielding a </text:span><text:span text:style-name="T111">specific set of </text:span><text:span text:style-name="T112">TE-TSSs. </text:span><text:span text:style-name="T117">D) </text:span><text:span text:style-name="T119">The relative proportion of </text:span><text:span text:style-name="T153">LIONS </text:span><text:span text:style-name="T119">called TE-initiated transcripts from each TE-class for each s</text:span><text:span text:style-name="T118">imulated data-set</text:span><text:span text:style-name="T120">s at varying simulation depths, </text:span><text:span text:style-name="T121">relative to their respective input transcriptome TE-class proportions (teal line).</text:span></text:p>
      <text:p text:style-name="P67"><text:span text:style-name="T438">Supplementary Figure 1</text:span>: <text:span text:style-name="T113">Reproducibility</text:span><text:span text:style-name="T33"> of transposable element transcription start sites by CAGE.</text:span></text:p>
      <text:p text:style-name="P15"><text:span text:style-name="T29">5' Cap analysis gene expression (CAGE) </text:span><text:span text:style-name="T300">transcription start site clusters</text:span><text:span text:style-name="T29"> were downloaded from the UCSC genome browser for </text:span><text:span text:style-name="T300">GM12878</text:span><text:span text:style-name="T29"> </text:span><text:change-start text:change-id="ct120176560"/><text:span text:style-name="T29">poly-adenylated</text:span><text:change-end text:change-id="ct120176560"/><text:change text:change-id="ct120196048"/><text:span text:style-name="T29"> whole cell RNA </text:span><text:span text:style-name="T301">(UCSC accession: </text:span>wgEncodeEH001680<text:span text:style-name="T466">)</text:span><text:span text:style-name="T29">. </text:span><text:span text:style-name="T30">The center of each transcription start site (TSS) cluster was intersected against RepeatMasker to distinguish non-TE TSS (blue) and TE-TSS (orange). A) To test if TE-derived </text:span><text:change-start text:change-id="ct112962848"/><text:span text:style-name="T30">TSS</text:span><text:change-end text:change-id="ct112962848"/><text:change text:change-id="ct120196272"/><text:span text:style-name="T30"> are more or less variable between biological replicates the irreproducible discovery rate (IDR) between the groups was compared. TE-derived </text:span><text:change-start text:change-id="ct112963408"/><text:span text:style-name="T30">TSS</text:span><text:change-end text:change-id="ct112963408"/><text:change text:change-id="ct120196496"/><text:span text:style-name="T30"> are more variable between biological replicates (Welch's t-test, p &lt; 2.2e-16) then non-TE </text:span><text:change-start text:change-id="ct112718480"/><text:span text:style-name="T30">TSS</text:span><text:change-end text:change-id="ct112718480"/><text:change text:change-id="ct120196848"/><text:span text:style-name="T30">. Reproducible clusters are those </text:span><text:change-start text:change-id="ct112719040"/><text:span text:style-name="T30">which</text:span><text:change-end text:change-id="ct112719040"/><text:change text:change-id="ct105275456"/><text:span text:style-name="T30"> pass an IDR cut-off of &lt;0.05 (right of red line). B)</text:span><text:span text:style-name="T309"> </text:span><text:span text:style-name="T31">Amongst the reproducible CAGE clusters, TE-derived </text:span><text:change-start text:change-id="ct112719600"/><text:span text:style-name="T31">TSS</text:span><text:change-end text:change-id="ct112719600"/><text:change text:change-id="ct105275776"/><text:span text:style-name="T31"> have a lower (Welch's t-test, p &lt; 2.2e-16) expression level by log fragments per kilobase per million mapped reads (FPKM). </text:span><text:span text:style-name="T310">C)</text:span><text:span text:style-name="T32"> The TE-TSS clusters can further be striated by TE-class. Violin plot of the kernel density of the log(FPKM) is shown for each class </text:span><text:change-start text:change-id="ct119507776"/><text:span text:style-name="T32">overlayed</text:span><text:change-end text:change-id="ct119507776"/><text:change text:change-id="ct105276096"/><text:span text:style-name="T32"> with a bar graph of the count per TE-TSS.</text:span></text:p>
      <text:p text:style-name="P68"><text:span text:style-name="T438">Supplementary Figure 2</text:span>: <text:span text:style-name="T124">Reverse-transcription PCR validation of </text:span><text:span text:style-name="T125">TE-initiated transcripts.</text:span></text:p>
      <text:p text:style-name="P16"><text:span text:style-name="T126">Candidate </text:span><text:span text:style-name="T128">chimeric </text:span><text:span text:style-name="T33">transcripts </text:span><text:span text:style-name="T129">with predicted intact coding sequences </text:span><text:span text:style-name="T33">which were recurrent and </text:span><text:change-start text:change-id="ct119508336"/><text:span text:style-name="T33">Hodgkins</text:span><text:change-end text:change-id="ct119508336"/><text:change text:change-id="ct105276416"/><text:span text:style-name="T33"> Lymphoma-specific </text:span><text:span text:style-name="T127">in the RNA-seq data </text:span><text:change text:change-id="ct81386976"/><text:span text:style-name="T127">were </text:span><text:span text:style-name="T129">validated</text:span><text:span text:style-name="T127"> by reverse-transcription (RT-)PCR. </text:span><text:span text:style-name="T158">LIO</text:span><text:span text:style-name="T159">NS </text:span><text:span text:style-name="T128">sensitivity was 55.41% and specificity was 89.2% relative to RT-PCR.</text:span></text:p>
      <text:p text:style-name="P64">Supplementary Figure <text:span text:style-name="T468">3</text:span>:<text:span text:style-name="T52"> </text:span><text:span text:style-name="T53">Calculated values for </text:span><text:span text:style-name="T52">LIONS classification.</text:span></text:p>
      <text:p text:style-name="P17"><text:span text:style-name="T53">To distinguish TE-</text:span><text:span text:style-name="T54">initiated</text:span><text:span text:style-name="T53"> transcripts from TE exonizations or TE-terminated transcripts several local values are calculate</text:span><text:span text:style-name="T54">d </text:span><text:span text:style-name="T56">for each chimeric fragment cluster</text:span><text:span text:style-name="T54">. </text:span><text:span text:style-name="T387">A)</text:span><text:span text:style-name="T54"> </text:span><text:span text:style-name="T55">The</text:span><text:span text:style-name="T57"> position of the TE (orange) relative to the exon (dark gray). Cases in which the TE is upstream, on the upstream edge, or contains the exon are considered for TE-initiation (highlighted green). </text:span><text:span text:style-name="T388">B)</text:span><text:span text:style-name="T57"> The thread ratio for a TE considers direction bias in sequencing read pairs going upstream or downstream relative to the interacting exon. Upstream threads (red) are read pairs in which one read maps to within </text:span><text:span text:style-name="T58">the</text:span><text:span text:style-name="T57"> TE and the pair maps upstream of the TE. Downstream threads </text:span><text:span text:style-name="T59">(blue)</text:span><text:span text:style-name="T57"> </text:span><text:span text:style-name="T59">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60">for inclusion. </text:span><text:span text:style-name="T389">C)</text:span><text:span text:style-name="T61"> </text:span><text:span text:style-name="T62">The contribution score is an approximation </text:span><text:span text:style-name="T63">of </text:span><text:span text:style-name="T64">the TE </text:span><text:span text:style-name="T63">promoter contribution </text:span><text:span text:style-name="T64">to the expression of downstream exons</text:span><text:span text:style-name="T63"> for </text:span><text:span text:style-name="T64">alternative or </text:span><text:span text:style-name="T63">unassembled </text:span><text:span text:style-name="T64">TE promoter. The maximum coverage within </text:span><text:span text:style-name="T65">the TE, 28 reads, is divided by the maximum coverage within the interacting exon (exon 2), 44 reads, to yield an approximate contribution for the TE-exon interaction, 0.636. </text:span><text:span text:style-name="T390">D) </text:span><text:span text:style-name="T35">The</text:span><text:span text:style-name="T66"> </text:span><text:span text:style-name="T35">read coverage for the 50 bp immediately upstream of the TE is divided by the coverage of the TE itself to measure the background level of transcription at this loci. </text:span><text:span text:style-name="T391">i.</text:span><text:span text:style-name="T35"> </text:span><text:span text:style-name="T68">A </text:span><text:change-start text:change-id="ct109779968"/><text:span text:style-name="T35">Loci</text:span><text:change-end text:change-id="ct109779968"/><text:change text:change-id="ct116000224"/><text:span text:style-name="T35"> with low levels of transcriptional readthrough </text:span><text:span text:style-name="T68">but a potential initiation site present within the TE. </text:span><text:span text:style-name="T392">ii.</text:span><text:span text:style-name="T68"> I</text:span><text:span text:style-name="T35">n contrast,</text:span><text:span text:style-name="T391"> </text:span><text:span text:style-name="T35">a</text:span><text:span text:style-name="T391"> </text:span><text:change-start text:change-id="ct109780416"/><text:span text:style-name="T35">loci</text:span><text:change-end text:change-id="ct109780416"/><text:change text:change-id="ct116790608"/><text:span text:style-name="T35"> </text:span><text:span text:style-name="T68">in which there is an apparent gain of coverage within the LINE element but could be due to poor mapping quality at the 5' end of this LINE element. </text:span><text:span text:style-name="T393">E) </text:span><text:span text:style-name="T69">Chimeric fragment subclassification of whether a read intersects only a repeat (R), only an exon (E) or both (D). Chimeric fragments can thus be classified as DR, DD,DE or ER fragments. </text:span><text:span text:style-name="T70">The ratio between the classifications can be used as a stringency cutoff for improving LIONS classification specificity. </text:span><text:span text:style-name="T71">Taken together these values form the basis for LIONS classification of TE-initiated transcripts and are fed into the the sorting algorithms (Supplementry Figure 3).</text:span></text:p>
      <text:p text:style-name="P69"><text:span text:style-name="T306">Supplementary Figure </text:span><text:span text:style-name="T308">4</text:span><text:span text:style-name="T306">:</text:span><text:span text:style-name="T264"> </text:span><text:span text:style-name="T265">Chimeric </text:span><text:span text:style-name="T298">f</text:span><text:span text:style-name="T265">ragment </text:span><text:span text:style-name="T298">c</text:span><text:span text:style-name="T265">lusters </text:span><text:span text:style-name="T298">s</text:span><text:span text:style-name="T266">orting </text:span><text:span text:style-name="T298">a</text:span><text:span text:style-name="T266">lgorithm for TE-initiated Transcripts.</text:span></text:p>
      <text:p text:style-name="P56"><text:span text:style-name="T40">F</text:span><text:span text:style-name="T33">or each </text:span><text:span text:style-name="T114">TE</text:span><text:span text:style-name="T33">-Exon </text:span><text:span text:style-name="T41">pair</text:span><text:span text:style-name="T33"> for which there exists </text:span><text:span text:style-name="T41">chimeric fragment support, LIONS </text:span><text:span text:style-name="T42">sorts </text:span><text:span text:style-name="T43">TE-initiated transcripts from TE exonizations or TE-terminated transcripts. </text:span><text:span text:style-name="T44">Default parameters are shown but can be manually </text:span><text:span text:style-name="T45">changed </text:span><text:span text:style-name="T46">by the user. </text:span><text:span text:style-name="T87">Notably, the number of supporting chimeric fragments can be set to a function of the number of mapped reads (i.e. 1 fragment / 20 million mapped reads) to fairly compare libraries of varying depth. </text:span><text:span text:style-name="T47">Chimeric fragment clusters are </text:span><text:span text:style-name="T72">filtered for those in which the assembled </text:span><text:span text:style-name="T116">transcript</text:span><text:span text:style-name="T72"> has greater than one exon, then</text:span><text:span text:style-name="T47"> </text:span><text:span text:style-name="T72">striated</text:span><text:span text:style-name="T47"> by the TE-exon intersection and then sub-sorted with different cut-offs; </text:span><text:span text:style-name="T48">number of chimeric fragments, thread ratios for the TE, contribution of the TE-promoter to overall transcript levels, read coverage upstream of the repeat </text:span><text:span text:style-name="T50">and the exons number within the assembled transcript</text:span><text:span text:style-name="T48">.</text:span><text:span text:style-name="T49"> </text:span><text:span text:style-name="T51">Separate cut-offs are necessary for different intersection cases to </text:span><text:span text:style-name="T73">deplete</text:span><text:span text:style-name="T51"> the variety of non-initiation cases </text:span><text:span text:style-name="T115">that</text:span><text:span text:style-name="T74"> arise. </text:span><text:span text:style-name="T75">Final output of the sorting algorithm is the standard .lions file.</text:span></text:p>
      <text:p text:style-name="P18"><text:change-start text:change-id="ct109780976"/></text:p>
      <text:p text:style-name="P18"><text:change-end text:change-id="ct109780976"/><text:change text:change-id="ct813876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true" text:line-number="0"/>
    </style:style>
    <style:style style:name="Bibliography_20_1" style:display-name="Bibliography 1" style:family="paragraph" style:parent-style-name="Index" style:class="index">
      <style:paragraph-properties fo:margin-left="0.889cm" fo:margin-right="0cm" fo:margin-top="0cm" fo:margin-bottom="0.423cm" loext:contextual-spacing="false" style:line-height-at-least="0.423cm" fo:text-indent="-0.889cm" style:auto-text-indent="false">
        <style:tab-stops>
          <style:tab-stop style:position="0.889cm"/>
        </style:tab-stops>
      </style:paragraph-properties>
    </style:style>
    <style:style style:name="Footer" style:family="paragraph" style:parent-style-name="Standard" style:class="extra">
      <style:paragraph-properties text:number-lines="tru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omment_20_Reference" style:display-name="Comment Reference" style:family="text">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7e5d050" officeooo:paragraph-rsid="07e5d0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7-06-12T17:44:17.862932419</dc:date>
    <meta:editing-duration>P6DT22H14M51S</meta:editing-duration>
    <meta:editing-cycles>1476</meta:editing-cycles>
    <meta:generator>LibreOffice/5.1.6.2$Linux_X86_64 LibreOffice_project/10m0$Build-2</meta:generator>
    <meta:document-statistic meta:table-count="0" meta:image-count="0" meta:object-count="0" meta:page-count="24" meta:paragraph-count="117" meta:word-count="5214" meta:character-count="35490" meta:non-whitespace-character-count="30340"/>
    <meta:user-defined meta:name="ZOTERO_PREF_1">&lt;data data-version="3" zotero-version="4.0.29.21"&gt;&lt;session id="aJSKWdg2"/&gt;&lt;style id="http://www.zotero.org/styles/vancouver"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